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8335in"/>
    </style:style>
    <style:style style:name="co15" style:family="table-column">
      <style:table-column-properties fo:break-before="auto" style:column-width="0.948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1.552in"/>
    </style:style>
    <style:style style:name="co24" style:family="table-column">
      <style:table-column-properties fo:break-before="auto" style:column-width="2.1665in"/>
    </style:style>
    <style:style style:name="co25" style:family="table-column">
      <style:table-column-properties fo:break-before="auto" style:column-width="0.8925in"/>
    </style:style>
    <style:style style:name="co26" style:family="table-column">
      <style:table-column-properties fo:break-before="auto" style:column-width="2.3752in"/>
    </style:style>
    <style:style style:name="co27" style:family="table-column">
      <style:table-column-properties fo:break-before="auto" style:column-width="0.8957in"/>
    </style:style>
    <style:style style:name="co28" style:family="table-column">
      <style:table-column-properties fo:break-before="auto" style:column-width="3.6252in"/>
    </style:style>
    <style:style style:name="co29" style:family="table-column">
      <style:table-column-properties fo:break-before="auto" style:column-width="1.5189in"/>
    </style:style>
    <style:style style:name="co30" style:family="table-column">
      <style:table-column-properties fo:break-before="auto" style:column-width="1.1252in"/>
    </style:style>
    <style:style style:name="co31" style:family="table-column">
      <style:table-column-properties fo:break-before="auto" style:column-width="1.4181in"/>
    </style:style>
    <style:style style:name="co32" style:family="table-column">
      <style:table-column-properties fo:break-before="auto" style:column-width="0.7083in"/>
    </style:style>
    <style:style style:name="co33" style:family="table-column">
      <style:table-column-properties fo:break-before="auto" style:column-width="1.8543in"/>
    </style:style>
    <style:style style:name="co34" style:family="table-column">
      <style:table-column-properties fo:break-before="auto" style:column-width="1.7201in"/>
    </style:style>
    <style:style style:name="co35" style:family="table-column">
      <style:table-column-properties fo:break-before="auto" style:column-width="0.9165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82" style:family="table-column">
      <style:table-column-properties fo:break-before="auto" style:column-width="1.6252in"/>
    </style:style>
    <style:style style:name="co83" style:family="table-column">
      <style:table-column-properties fo:break-before="auto" style:column-width="0.539in"/>
    </style:style>
    <style:style style:name="co84" style:family="table-column">
      <style:table-column-properties fo:break-before="auto" style:column-width="3.0937in"/>
    </style:style>
    <style:style style:name="co85" style:family="table-column">
      <style:table-column-properties fo:break-before="auto" style:column-width="0.9244in"/>
    </style:style>
    <style:style style:name="co86" style:family="table-column">
      <style:table-column-properties fo:break-before="auto" style:column-width="0.7984in"/>
    </style:style>
    <style:style style:name="co87" style:family="table-column">
      <style:table-column-properties fo:break-before="auto" style:column-width="1.198in"/>
    </style:style>
    <style:style style:name="co88" style:family="table-column">
      <style:table-column-properties fo:break-before="auto" style:column-width="0.7366in"/>
    </style:style>
    <style:style style:name="co89" style:family="table-column">
      <style:table-column-properties fo:break-before="auto" style:column-width="1.7244in"/>
    </style:style>
    <style:style style:name="co90" style:family="table-column">
      <style:table-column-properties fo:break-before="auto" style:column-width="2.9165in"/>
    </style:style>
    <style:style style:name="co91" style:family="table-column">
      <style:table-column-properties fo:break-before="auto" style:column-width="3.4583in"/>
    </style:style>
    <style:style style:name="co92" style:family="table-column">
      <style:table-column-properties fo:break-before="auto" style:column-width="2.2709in"/>
    </style:style>
    <style:style style:name="co93" style:family="table-column">
      <style:table-column-properties fo:break-before="auto" style:column-width="1.2354in"/>
    </style:style>
    <style:style style:name="co94" style:family="table-column">
      <style:table-column-properties fo:break-before="auto" style:column-width="0.7165in"/>
    </style:style>
    <style:style style:name="co95" style:family="table-column">
      <style:table-column-properties fo:break-before="auto" style:column-width="1.1256in"/>
    </style:style>
    <style:style style:name="co96" style:family="table-column">
      <style:table-column-properties fo:break-before="auto" style:column-width="0.6839in"/>
    </style:style>
    <style:style style:name="co97" style:family="table-column">
      <style:table-column-properties fo:break-before="auto" style:column-width="0.7547in"/>
    </style:style>
    <style:style style:name="co98" style:family="table-column">
      <style:table-column-properties fo:break-before="auto" style:column-width="2.1874in"/>
    </style:style>
    <style:style style:name="co99" style:family="table-column">
      <style:table-column-properties fo:break-before="auto" style:column-width="2.0398in"/>
    </style:style>
    <style:style style:name="co100" style:family="table-column">
      <style:table-column-properties fo:break-before="auto" style:column-width="0.95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1.0102in"/>
    </style:style>
    <style:style style:name="co111" style:family="table-column">
      <style:table-column-properties fo:break-before="auto" style:column-width="1.0516in"/>
    </style:style>
    <style:style style:name="co112" style:family="table-column">
      <style:table-column-properties fo:break-before="auto" style:column-width="1.3681in"/>
    </style:style>
    <style:style style:name="co113" style:family="table-column">
      <style:table-column-properties fo:break-before="auto" style:column-width="1.0307in"/>
    </style:style>
    <style:style style:name="co114" style:family="table-column">
      <style:table-column-properties fo:break-before="auto" style:column-width="1.1654in"/>
    </style:style>
    <style:style style:name="co115" style:family="table-column">
      <style:table-column-properties fo:break-before="auto" style:column-width="0.1256in"/>
    </style:style>
    <style:style style:name="co116" style:family="table-column">
      <style:table-column-properties fo:break-before="auto" style:column-width="1.8583in"/>
    </style:style>
    <style:style style:name="co117" style:family="table-column">
      <style:table-column-properties fo:break-before="auto" style:column-width="1.7252in"/>
    </style:style>
    <style:style style:name="co118" style:family="table-column">
      <style:table-column-properties fo:break-before="auto" style:column-width="1.8854in"/>
    </style:style>
    <style:style style:name="co119" style:family="table-column">
      <style:table-column-properties fo:break-before="auto" style:column-width="2.8335in"/>
    </style:style>
    <style:style style:name="co120" style:family="table-column">
      <style:table-column-properties fo:break-before="auto" style:column-width="2.9374in"/>
    </style:style>
    <style:style style:name="co121" style:family="table-column">
      <style:table-column-properties fo:break-before="auto" style:column-width="1.2083in"/>
    </style:style>
    <style:style style:name="co122" style:family="table-column">
      <style:table-column-properties fo:break-before="auto" style:column-width="3.5102in"/>
    </style:style>
    <style:style style:name="co123" style:family="table-column">
      <style:table-column-properties fo:break-before="auto" style:column-width="1.6457in"/>
    </style:style>
    <style:style style:name="co124" style:family="table-column">
      <style:table-column-properties fo:break-before="auto" style:column-width="0.8126in"/>
    </style:style>
    <style:style style:name="co125" style:family="table-column">
      <style:table-column-properties fo:break-before="auto" style:column-width="2.3228in"/>
    </style:style>
    <style:style style:name="co126" style:family="table-column">
      <style:table-column-properties fo:break-before="auto" style:column-width="3.2917in"/>
    </style:style>
    <style:style style:name="co127" style:family="table-column">
      <style:table-column-properties fo:break-before="auto" style:column-width="1.0835in"/>
    </style:style>
    <style:style style:name="co128" style:family="table-column">
      <style:table-column-properties fo:break-before="auto" style:column-width="0.9063in"/>
    </style:style>
    <style:style style:name="co129" style:family="table-column">
      <style:table-column-properties fo:break-before="auto" style:column-width="0.7811in"/>
    </style:style>
    <style:style style:name="co130" style:family="table-column">
      <style:table-column-properties fo:break-before="auto" style:column-width="1.6563in"/>
    </style:style>
    <style:style style:name="co131" style:family="table-column">
      <style:table-column-properties fo:break-before="auto" style:column-width="1.8228in"/>
    </style:style>
    <style:style style:name="co132" style:family="table-column">
      <style:table-column-properties fo:break-before="auto" style:column-width="2.2602in"/>
    </style:style>
    <style:style style:name="co133" style:family="table-column">
      <style:table-column-properties fo:break-before="auto" style:column-width="0.934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398in" fo:break-before="auto" style:use-optimal-row-height="true"/>
    </style:style>
    <style:style style:name="ro10" style:family="table-row">
      <style:table-row-properties style:row-height="1.3264in" fo:break-before="auto" style:use-optimal-row-height="true"/>
    </style:style>
    <style:style style:name="ro11" style:family="table-row">
      <style:table-row-properties style:row-height="1.5917in" fo:break-before="auto" style:use-optimal-row-height="false"/>
    </style:style>
    <style:style style:name="ro12" style:family="table-row">
      <style:table-row-properties style:row-height="1.5134in" fo:break-before="auto" style:use-optimal-row-height="true"/>
    </style:style>
    <style:style style:name="ro13" style:family="table-row">
      <style:table-row-properties style:row-height="0.9957in" fo:break-before="auto" style:use-optimal-row-height="false"/>
    </style:style>
    <style:style style:name="ro14" style:family="table-row">
      <style:table-row-properties style:row-height="1.9035in" fo:break-before="auto" style:use-optimal-row-height="false"/>
    </style:style>
    <style:style style:name="ro15" style:family="table-row">
      <style:table-row-properties style:row-height="1.1602in" fo:break-before="auto" style:use-optimal-row-height="false"/>
    </style:style>
    <style:style style:name="ro16" style:family="table-row">
      <style:table-row-properties style:row-height="2.0165in" fo:break-before="auto" style:use-optimal-row-height="false"/>
    </style:style>
    <style:style style:name="ro17" style:family="table-row">
      <style:table-row-properties style:row-height="0.5799in" fo:break-before="auto" style:use-optimal-row-height="true"/>
    </style:style>
    <style:style style:name="ro18" style:family="table-row">
      <style:table-row-properties style:row-height="0.9571in" fo:break-before="auto" style:use-optimal-row-height="true"/>
    </style:style>
    <style:style style:name="ro19" style:family="table-row">
      <style:table-row-properties style:row-height="1.25in" fo:break-before="auto" style:use-optimal-row-height="false"/>
    </style:style>
    <style:style style:name="ro20" style:family="table-row">
      <style:table-row-properties style:row-height="0.85in" fo:break-before="auto" style:use-optimal-row-height="false"/>
    </style:style>
    <style:style style:name="ro21" style:family="table-row">
      <style:table-row-properties style:row-height="0.9665in" fo:break-before="auto" style:use-optimal-row-height="false"/>
    </style:style>
    <style:style style:name="ro22" style:family="table-row">
      <style:table-row-properties style:row-height="0.9083in" fo:break-before="auto" style:use-optimal-row-height="false"/>
    </style:style>
    <style:style style:name="ro23" style:family="table-row">
      <style:table-row-properties style:row-height="0.7917in" fo:break-before="auto" style:use-optimal-row-height="false"/>
    </style:style>
    <style:style style:name="ro24" style:family="table-row">
      <style:table-row-properties style:row-height="0.8165in" fo:break-before="auto" style:use-optimal-row-height="false"/>
    </style:style>
    <style:style style:name="ro25" style:family="table-row">
      <style:table-row-properties style:row-height="1.2in" fo:break-before="auto" style:use-optimal-row-height="false"/>
    </style:style>
    <style:style style:name="ro26" style:family="table-row">
      <style:table-row-properties style:row-height="1.05in" fo:break-before="auto" style:use-optimal-row-height="false"/>
    </style:style>
    <style:style style:name="ro27" style:family="table-row">
      <style:table-row-properties style:row-height="1.2252in" fo:break-before="auto" style:use-optimal-row-height="false"/>
    </style:style>
    <style:style style:name="ro28" style:family="table-row">
      <style:table-row-properties style:row-height="0.6543in" fo:break-before="auto" style:use-optimal-row-height="false"/>
    </style:style>
    <style:style style:name="ro29" style:family="table-row">
      <style:table-row-properties style:row-height="1.5543in" fo:break-before="auto" style:use-optimal-row-height="false"/>
    </style:style>
    <style:style style:name="ro30" style:family="table-row">
      <style:table-row-properties style:row-height="1.4811in" fo:break-before="auto" style:use-optimal-row-height="false"/>
    </style:style>
    <style:style style:name="ro31" style:family="table-row">
      <style:table-row-properties style:row-height="1.502in" fo:break-before="auto" style:use-optimal-row-height="false"/>
    </style:style>
    <style:style style:name="ro32" style:family="table-row">
      <style:table-row-properties style:row-height="1.4189in" fo:break-before="auto" style:use-optimal-row-height="false"/>
    </style:style>
    <style:style style:name="ro33" style:family="table-row">
      <style:table-row-properties style:row-height="1.4291in" fo:break-before="auto" style:use-optimal-row-height="false"/>
    </style:style>
    <style:style style:name="ro34" style:family="table-row">
      <style:table-row-properties style:row-height="1.1in" fo:break-before="auto" style:use-optimal-row-height="false"/>
    </style:style>
    <style:style style:name="ro35" style:family="table-row">
      <style:table-row-properties style:row-height="1.4083in" fo:break-before="auto" style:use-optimal-row-height="false"/>
    </style:style>
    <style:style style:name="ro36" style:family="table-row">
      <style:table-row-properties style:row-height="2.1in" fo:break-before="auto" style:use-optimal-row-height="false"/>
    </style:style>
    <style:style style:name="ro37" style:family="table-row">
      <style:table-row-properties style:row-height="2.1835in" fo:break-before="auto" style:use-optimal-row-height="false"/>
    </style:style>
    <style:style style:name="ro38" style:family="table-row">
      <style:table-row-properties style:row-height="1.9in" fo:break-before="auto" style:use-optimal-row-height="false"/>
    </style:style>
    <style:style style:name="ro39" style:family="table-row">
      <style:table-row-properties style:row-height="2.0752in" fo:break-before="auto" style:use-optimal-row-height="false"/>
    </style:style>
    <style:style style:name="ro40" style:family="table-row">
      <style:table-row-properties style:row-height="0.8063in" fo:break-before="auto" style:use-optimal-row-height="false"/>
    </style:style>
    <style:style style:name="ro41" style:family="table-row">
      <style:table-row-properties style:row-height="1.5665in" fo:break-before="auto" style:use-optimal-row-height="false"/>
    </style:style>
    <style:style style:name="ro42" style:family="table-row">
      <style:table-row-properties style:row-height="1.0457in" fo:break-before="auto" style:use-optimal-row-height="false"/>
    </style:style>
    <style:style style:name="ro43" style:family="table-row">
      <style:table-row-properties style:row-height="1.098in" fo:break-before="auto" style:use-optimal-row-height="false"/>
    </style:style>
    <style:style style:name="ro44" style:family="table-row">
      <style:table-row-properties style:row-height="1.5126in" fo:break-before="auto" style:use-optimal-row-height="false"/>
    </style:style>
    <style:style style:name="ro45" style:family="table-row">
      <style:table-row-properties style:row-height="2in" fo:break-before="auto" style:use-optimal-row-height="false"/>
    </style:style>
    <style:style style:name="ro46" style:family="table-row">
      <style:table-row-properties style:row-height="1.6665in" fo:break-before="auto" style:use-optimal-row-height="false"/>
    </style:style>
    <style:style style:name="ro47" style:family="table-row">
      <style:table-row-properties style:row-height="1.35in" fo:break-before="auto" style:use-optimal-row-height="false"/>
    </style:style>
    <style:style style:name="ro48" style:family="table-row">
      <style:table-row-properties style:row-height="1.5752in" fo:break-before="auto" style:use-optimal-row-height="false"/>
    </style:style>
    <style:style style:name="ro49" style:family="table-row">
      <style:table-row-properties style:row-height="1.55in" fo:break-before="auto" style:use-optimal-row-height="false"/>
    </style:style>
    <style:style style:name="ro50" style:family="table-row">
      <style:table-row-properties style:row-height="1.2583in" fo:break-before="auto" style:use-optimal-row-height="false"/>
    </style:style>
    <style:style style:name="ro51" style:family="table-row">
      <style:table-row-properties style:row-height="1.3252in" fo:break-before="auto" style:use-optimal-row-height="false"/>
    </style:style>
    <style:style style:name="ro52" style:family="table-row">
      <style:table-row-properties style:row-height="1.2752in" fo:break-before="auto" style:use-optimal-row-height="false"/>
    </style:style>
    <style:style style:name="ro53" style:family="table-row">
      <style:table-row-properties style:row-height="1.9083in" fo:break-before="auto" style:use-optimal-row-height="false"/>
    </style:style>
    <style:style style:name="ro54" style:family="table-row">
      <style:table-row-properties style:row-height="1.65in" fo:break-before="auto" style:use-optimal-row-height="fals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7665in" fo:break-before="auto" style:use-optimal-row-height="true"/>
    </style:style>
    <style:style style:name="ro63" style:family="table-row">
      <style:table-row-properties style:row-height="0.8028in" fo:break-before="auto" style:use-optimal-row-height="fals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67" style:family="table-row">
      <style:table-row-properties style:row-height="3.0055in" fo:break-before="auto" style:use-optimal-row-height="true"/>
    </style:style>
    <style:style style:name="ro68" style:family="table-row">
      <style:table-row-properties style:row-height="2.5909in" fo:break-before="auto" style:use-optimal-row-height="false"/>
    </style:style>
    <style:style style:name="ro69" style:family="table-row">
      <style:table-row-properties style:row-height="3.1925in" fo:break-before="auto" style:use-optimal-row-height="true"/>
    </style:style>
    <style:style style:name="ro70"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73"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0.7661in" fo:break-before="auto" style:use-optimal-row-height="true"/>
    </style:style>
    <style:style style:name="ro81" style:family="table-row">
      <style:table-row-properties style:row-height="1.3634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7752in" fo:break-before="auto" style:use-optimal-row-height="false"/>
    </style:style>
    <style:style style:name="ro85" style:family="table-row">
      <style:table-row-properties style:row-height="1.0354in" fo:break-before="auto" style:use-optimal-row-height="false"/>
    </style:style>
    <style:style style:name="ro86" style:family="table-row">
      <style:table-row-properties style:row-height="0.9583in" fo:break-before="auto" style:use-optimal-row-height="false"/>
    </style:style>
    <style:style style:name="ro87" style:family="table-row">
      <style:table-row-properties style:row-height="0.75in" fo:break-before="auto" style:use-optimal-row-height="fals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90" style:family="table-row">
      <style:table-row-properties style:row-height="0.5854in" fo:break-before="auto" style:use-optimal-row-height="true"/>
    </style:style>
    <style:style style:name="ro91" style:family="table-row">
      <style:table-row-properties style:row-height="1.8854in" fo:break-before="auto" style:use-optimal-row-height="false"/>
    </style:style>
    <style:style style:name="ro92" style:family="table-row">
      <style:table-row-properties style:row-height="2.0228in" fo:break-before="auto" style:use-optimal-row-height="false"/>
    </style:style>
    <style:style style:name="ro93" style:family="table-row">
      <style:table-row-properties style:row-height="1.6689in" fo:break-before="auto" style:use-optimal-row-height="false"/>
    </style:style>
    <style:style style:name="ro94" style:family="table-row">
      <style:table-row-properties style:row-height="2.2591in" fo:break-before="auto" style:use-optimal-row-height="true"/>
    </style:style>
    <style:style style:name="ro95" style:family="table-row">
      <style:table-row-properties style:row-height="0.3937in" fo:break-before="auto" style:use-optimal-row-height="true"/>
    </style:style>
    <style:style style:name="ro96" style:family="table-row">
      <style:table-row-properties style:row-height="2.4457in" fo:break-before="auto" style:use-optimal-row-height="true"/>
    </style:style>
    <style:style style:name="ro97" style:family="table-row">
      <style:table-row-properties style:row-height="1.4209in" fo:break-before="auto" style:use-optimal-row-height="false"/>
    </style:style>
    <style:style style:name="ro98" style:family="table-row">
      <style:table-row-properties style:row-height="1.0791in" fo:break-before="auto" style:use-optimal-row-height="false"/>
    </style:style>
    <style:style style:name="ro99" style:family="table-row">
      <style:table-row-properties style:row-height="2.1346in" fo:break-before="auto" style:use-optimal-row-height="true"/>
    </style:style>
    <style:style style:name="ro100" style:family="table-row">
      <style:table-row-properties style:row-height="1.0917in" fo:break-before="auto" style:use-optimal-row-height="false"/>
    </style:style>
    <style:style style:name="ro101" style:family="table-row">
      <style:table-row-properties style:row-height="1.5236in" fo:break-before="auto" style:use-optimal-row-height="false"/>
    </style:style>
    <style:style style:name="ro102" style:family="table-row">
      <style:table-row-properties style:row-height="1.8957in" fo:break-before="auto" style:use-optimal-row-height="false"/>
    </style:style>
    <style:style style:name="ro103" style:family="table-row">
      <style:table-row-properties style:row-height="0.1957in" fo:break-before="auto" style:use-optimal-row-height="false"/>
    </style:style>
    <style:style style:name="ro104" style:family="table-row">
      <style:table-row-properties style:row-height="0.9327in" fo:break-before="auto" style:use-optimal-row-height="false"/>
    </style:style>
    <style:style style:name="ro105" style:family="table-row">
      <style:table-row-properties style:row-height="1.4in" fo:break-before="auto" style:use-optimal-row-height="false"/>
    </style:style>
    <style:style style:name="ro106" style:family="table-row">
      <style:table-row-properties style:row-height="1.5417in" fo:break-before="auto" style:use-optimal-row-height="false"/>
    </style:style>
    <style:style style:name="ro107" style:family="table-row">
      <style:table-row-properties style:row-height="1.6083in" fo:break-before="auto" style:use-optimal-row-height="false"/>
    </style:style>
    <style:style style:name="ro108" style:family="table-row">
      <style:table-row-properties style:row-height="1.3354in" fo:break-before="auto" style:use-optimal-row-height="false"/>
    </style:style>
    <style:style style:name="ro109" style:family="table-row">
      <style:table-row-properties style:row-height="1.002in" fo:break-before="auto" style:use-optimal-row-height="false"/>
    </style:style>
    <style:style style:name="ro110" style:family="table-row">
      <style:table-row-properties style:row-height="2.5252in" fo:break-before="auto" style:use-optimal-row-height="false"/>
    </style:style>
    <style:style style:name="ro111" style:family="table-row">
      <style:table-row-properties style:row-height="2.2335in" fo:break-before="auto" style:use-optimal-row-height="false"/>
    </style:style>
    <style:style style:name="ro112" style:family="table-row">
      <style:table-row-properties style:row-height="2.2835in" fo:break-before="auto" style:use-optimal-row-height="false"/>
    </style:style>
    <style:style style:name="ro113" style:family="table-row">
      <style:table-row-properties style:row-height="2.2583in" fo:break-before="auto" style:use-optimal-row-height="false"/>
    </style:style>
    <style:style style:name="ro114" style:family="table-row">
      <style:table-row-properties style:row-height="2.2126in" fo:break-before="auto" style:use-optimal-row-height="false"/>
    </style:style>
    <style:style style:name="ro115" style:family="table-row">
      <style:table-row-properties style:row-height="1.3in" fo:break-before="auto" style:use-optimal-row-height="false"/>
    </style:style>
    <style:style style:name="ro116" style:family="table-row">
      <style:table-row-properties style:row-height="1.6165in" fo:break-before="auto" style:use-optimal-row-height="false"/>
    </style:style>
    <style:style style:name="ro117" style:family="table-row">
      <style:table-row-properties style:row-height="1.5272in" fo:break-before="auto" style:use-optimal-row-height="false"/>
    </style:style>
    <style:style style:name="ro118" style:family="table-row">
      <style:table-row-properties style:row-height="1.3417in" fo:break-before="auto" style:use-optimal-row-height="false"/>
    </style:style>
    <style:style style:name="ro119" style:family="table-row">
      <style:table-row-properties style:row-height="2.75in" fo:break-before="auto" style:use-optimal-row-height="false"/>
    </style:style>
    <style:style style:name="ro120" style:family="table-row">
      <style:table-row-properties style:row-height="1.2083in" fo:break-before="auto" style:use-optimal-row-height="false"/>
    </style:style>
    <style:style style:name="ro121" style:family="table-row">
      <style:table-row-properties style:row-height="2.8083in" fo:break-before="auto" style:use-optimal-row-height="false"/>
    </style:style>
    <style:style style:name="ro122" style:family="table-row">
      <style:table-row-properties style:row-height="2.6425in" fo:break-before="auto" style:use-optimal-row-height="false"/>
    </style:style>
    <style:style style:name="ro123" style:family="table-row">
      <style:table-row-properties style:row-height="2.4457in" fo:break-before="auto" style:use-optimal-row-height="false"/>
    </style:style>
    <style:style style:name="ro124" style:family="table-row">
      <style:table-row-properties style:row-height="3.0161in" fo:break-before="auto" style:use-optimal-row-height="false"/>
    </style:style>
    <style:style style:name="ro125" style:family="table-row">
      <style:table-row-properties style:row-height="3.3783in" fo:break-before="auto" style:use-optimal-row-height="true"/>
    </style:style>
    <style:style style:name="ro126" style:family="table-row">
      <style:table-row-properties style:row-height="2.2902in" fo:break-before="auto" style:use-optimal-row-height="false"/>
    </style:style>
    <style:style style:name="ro127" style:family="table-row">
      <style:table-row-properties style:row-height="3.7516in" fo:break-before="auto" style:use-optimal-row-height="true"/>
    </style:style>
    <style:style style:name="ro128" style:family="table-row">
      <style:table-row-properties style:row-height="3.7311in" fo:break-before="auto" style:use-optimal-row-height="false"/>
    </style:style>
    <style:style style:name="ro129" style:family="table-row">
      <style:table-row-properties style:row-height="4.1252in" fo:break-before="auto" style:use-optimal-row-height="true"/>
    </style:style>
    <style:style style:name="ro130" style:family="table-row">
      <style:table-row-properties style:row-height="2.3217in" fo:break-before="auto" style:use-optimal-row-height="false"/>
    </style:style>
    <style:style style:name="ro131" style:family="table-row">
      <style:table-row-properties style:row-height="1.0835in" fo:break-before="auto" style:use-optimal-row-height="false"/>
    </style:style>
    <style:style style:name="ro132" style:family="table-row">
      <style:table-row-properties style:row-height="1.3583in" fo:break-before="auto" style:use-optimal-row-height="false"/>
    </style:style>
    <style:style style:name="ro133" style:family="table-row">
      <style:table-row-properties style:row-height="1.2665in" fo:break-before="auto" style:use-optimal-row-height="false"/>
    </style:style>
    <style:style style:name="ro134" style:family="table-row">
      <style:table-row-properties style:row-height="1.252in" fo:break-before="auto" style:use-optimal-row-height="false"/>
    </style:style>
    <style:style style:name="ro135" style:family="table-row">
      <style:table-row-properties style:row-height="0.1583in" fo:break-before="auto" style:use-optimal-row-height="false"/>
    </style:style>
    <style:style style:name="ro136" style:family="table-row">
      <style:table-row-properties style:row-height="1.5209in" fo:break-before="auto" style:use-optimal-row-height="false"/>
    </style:style>
    <style:style style:name="ro137" style:family="table-row">
      <style:table-row-properties style:row-height="1.7083in" fo:break-before="auto" style:use-optimal-row-height="false"/>
    </style:style>
    <style:style style:name="ro138" style:family="table-row">
      <style:table-row-properties style:row-height="1.3854in" fo:break-before="auto" style:use-optimal-row-height="false"/>
    </style:style>
    <style:style style:name="ro139" style:family="table-row">
      <style:table-row-properties style:row-height="0.5102in" fo:break-before="auto" style:use-optimal-row-height="false"/>
    </style:style>
    <style:style style:name="ro140" style:family="table-row">
      <style:table-row-properties style:row-height="1.0209in" fo:break-before="auto" style:use-optimal-row-height="false"/>
    </style:style>
    <style:style style:name="ro141" style:family="table-row">
      <style:table-row-properties style:row-height="0.8854in" fo:break-before="auto" style:use-optimal-row-height="false"/>
    </style:style>
    <style:style style:name="ro142" style:family="table-row">
      <style:table-row-properties style:row-height="0.9063in" fo:break-before="auto" style:use-optimal-row-height="false"/>
    </style:style>
    <style:style style:name="ro143" style:family="table-row">
      <style:table-row-properties style:row-height="1.9598in" fo:break-before="auto" style:use-optimal-row-height="true"/>
    </style:style>
    <style:style style:name="ro144" style:family="table-row">
      <style:table-row-properties style:row-height="1.6102in" fo:break-before="auto" style:use-optimal-row-height="true"/>
    </style:style>
    <style:style style:name="ro145" style:family="table-row">
      <style:table-row-properties style:row-height="1.7799in" fo:break-before="auto" style:use-optimal-row-height="true"/>
    </style:style>
    <style:style style:name="ro146" style:family="table-row">
      <style:table-row-properties style:row-height="2.4898in" fo:break-before="auto" style:use-optimal-row-height="true"/>
    </style:style>
    <style:style style:name="ro147" style:family="table-row">
      <style:table-row-properties style:row-height="0.1783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8"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fo:background-color="#ccccff"/>
    </style:style>
    <style:style style:name="ce59" style:family="table-cell" style:parent-style-name="Default">
      <style:table-cell-properties fo:background-color="#cccccc"/>
    </style:style>
    <style:style style:name="ce60" style:family="table-cell" style:parent-style-name="Default">
      <style:table-cell-properties fo:background-color="#ffcc99"/>
    </style:style>
    <style:style style:name="ce61" style:family="table-cell" style:parent-style-name="Default">
      <style:table-cell-properties fo:background-color="#ff0000"/>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5" style:family="table-cell" style:parent-style-name="Default" style:data-style-name="N0">
      <style:table-cell-properties fo:background-color="#ff0000"/>
      <style:text-properties fo:color="#000000"/>
    </style:style>
    <style:style style:name="ce86" style:family="table-cell" style:parent-style-name="Default" style:data-style-name="N0">
      <style:table-cell-properties fo:background-color="#ff0000"/>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style:text-align-source="fix" style:repeat-content="false"/>
      <style:paragraph-properties fo:text-align="justify" fo:margin-left="0in"/>
    </style:style>
    <style:style style:name="ce8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ffcc99"/>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table-cell-properties style:text-align-source="fix" style:repeat-content="false"/>
      <style:paragraph-properties fo:text-align="justify" fo:margin-left="0in"/>
    </style:style>
    <style:style style:name="ce104"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fo:background-color="#ffff66"/>
    </style:style>
    <style:style style:name="ce114"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7" style:family="table-cell" style:parent-style-name="Default">
      <style:text-properties style:font-name="Calibri5"/>
    </style:style>
    <style:style style:name="ce128" style:family="table-cell" style:parent-style-name="Default">
      <style:table-cell-properties style:text-align-source="fix" style:repeat-content="false"/>
      <style:paragraph-properties fo:text-align="justify" fo:margin-left="0in"/>
      <style:text-properties style:font-name="Calibri5"/>
    </style:style>
    <style:style style:name="ce12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0"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1"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32"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4" style:family="table-cell" style:parent-style-name="Default">
      <style:text-properties style:font-name="Calibri5" fo:font-size="10.5pt" style:font-size-asian="10.5pt" style:font-size-complex="10.5pt"/>
    </style:style>
    <style:style style:name="ce13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6" style:family="table-cell" style:parent-style-name="Excel_20_Built-in_20_Normal">
      <style:table-cell-properties fo:background-color="#ff0000" style:text-align-source="fix" style:repeat-content="false"/>
      <style:paragraph-properties fo:text-align="justify" fo:margin-left="0in"/>
    </style:style>
    <style:style style:name="ce137"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1" style:family="table-cell" style:parent-style-name="Default" style:data-style-name="N0">
      <style:table-cell-properties fo:background-color="#bfbfbf" style:text-align-source="fix" style:repeat-content="false" style:vertical-align="automatic"/>
      <style:paragraph-properties fo:text-align="justify"/>
    </style:style>
    <style:style style:name="ce142"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3" style:family="table-cell" style:parent-style-name="Default" style:data-style-name="N0">
      <style:table-cell-properties fo:background-color="#ff0000" style:text-align-source="fix" style:repeat-content="false"/>
      <style:paragraph-properties fo:text-align="justify"/>
    </style:style>
    <style:style style:name="ce14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9"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50"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1"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52" style:family="table-cell" style:parent-style-name="Excel_20_Built-in_20_Normal">
      <style:table-cell-properties fo:background-color="#ccffff" style:text-align-source="fix" style:repeat-content="false"/>
      <style:paragraph-properties fo:text-align="justify" fo:margin-left="0in"/>
    </style:style>
    <style:style style:name="ce153" style:family="table-cell" style:parent-style-name="Excel_20_Built-in_20_Normal">
      <style:table-cell-properties style:text-align-source="fix" style:repeat-content="false" fo:background-color="transparent"/>
      <style:paragraph-properties fo:text-align="justify" fo:margin-left="0in"/>
    </style:style>
    <style:style style:name="ce154"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5"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6" style:family="table-cell" style:parent-style-name="Default" style:data-style-name="N0">
      <style:table-cell-properties fo:background-color="#ff0000" style:vertical-align="automatic"/>
      <style:text-properties style:font-name="Calibri" style:font-name-asian="Calibri" style:font-name-complex="Calibri"/>
    </style:style>
    <style:style style:name="ce15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60" style:family="table-cell" style:parent-style-name="Default" style:data-style-name="N0">
      <style:table-cell-properties fo:background-color="#ccffff"/>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6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5" style:family="table-cell" style:parent-style-name="Default" style:data-style-name="N0">
      <style:table-cell-properties fo:background-color="transparent"/>
      <style:text-properties style:font-name="Calibri5" style:font-name-asian="Arial2" style:font-name-complex="Arial2"/>
    </style:style>
    <style:style style:name="ce166" style:family="table-cell" style:parent-style-name="Default" style:data-style-name="N0">
      <style:table-cell-properties fo:background-color="#ff0000"/>
      <style:text-properties style:font-name="Calibri5" style:font-name-asian="Arial2" style:font-name-complex="Arial2"/>
    </style:style>
    <style:style style:name="ce167" style:family="table-cell" style:parent-style-name="Default" style:data-style-name="N0">
      <style:table-cell-properties fo:background-color="#ff0000"/>
      <style:text-properties style:font-name="Arial2" style:font-name-asian="Arial2" style:font-name-complex="Arial2"/>
    </style:style>
    <style:style style:name="ce168" style:family="table-cell" style:parent-style-name="Default" style:data-style-name="N0">
      <style:table-cell-properties fo:background-color="#ff0000"/>
      <style:text-properties style:use-window-font-color="true" style:font-name="Arial2" style:font-name-asian="Arial2" style:font-name-complex="Arial2"/>
    </style:style>
    <style:style style:name="ce169" style:family="table-cell" style:parent-style-name="Excel_20_Built-in_20_Normal">
      <style:table-cell-properties style:text-align-source="fix" style:repeat-content="false"/>
      <style:paragraph-properties fo:text-align="justify" fo:margin-left="0in"/>
      <style:text-properties style:font-name="Calibri5"/>
    </style:style>
    <style:style style:name="ce170" style:family="table-cell" style:parent-style-name="Default" style:data-style-name="N0">
      <style:text-properties style:font-name="Arial2" style:font-name-asian="Arial2" style:font-name-complex="Arial2"/>
    </style:style>
    <style:style style:name="ce171" style:family="table-cell" style:parent-style-name="Default" style:data-style-name="N0">
      <style:text-properties style:font-name="Calibri5" style:font-name-asian="Arial2" style:font-name-complex="Arial2"/>
    </style:style>
    <style:style style:name="ce172"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3"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4" style:family="table-cell" style:parent-style-name="Default">
      <style:table-cell-properties fo:background-color="#ff0000"/>
      <style:text-properties style:font-name="Calibri5"/>
    </style:style>
    <style:style style:name="ce175"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7" style:family="table-cell" style:parent-style-name="Default" style:data-style-name="N0">
      <style:table-cell-properties fo:background-color="#cccccc" style:vertical-align="automatic"/>
      <style:text-properties style:font-name="Calibri" style:font-name-asian="Calibri" style:font-name-complex="Calibri"/>
    </style:style>
    <style:style style:name="ce178" style:family="table-cell" style:parent-style-name="Default" style:data-style-name="N0">
      <style:table-cell-properties fo:background-color="#e6e6e6" style:vertical-align="automatic"/>
      <style:text-properties style:font-name="Calibri" style:font-name-asian="Calibri" style:font-name-complex="Calibri"/>
    </style:style>
    <style:style style:name="ce179" style:family="table-cell" style:parent-style-name="Default" style:data-style-name="N0">
      <style:table-cell-properties fo:background-color="#ffff66" style:vertical-align="automatic"/>
      <style:text-properties style:font-name="Calibri" style:font-name-asian="Calibri" style:font-name-complex="Calibri"/>
    </style:style>
    <style:style style:name="ce180" style:family="table-cell" style:parent-style-name="Default">
      <style:table-cell-properties style:text-align-source="fix" style:repeat-content="false"/>
      <style:paragraph-properties fo:text-align="justify" fo:margin-left="0in"/>
    </style:style>
    <style:style style:name="ce181" style:family="table-cell" style:parent-style-name="Default" style:data-style-name="N0">
      <style:table-cell-properties fo:background-color="transparent"/>
      <style:text-properties style:font-name="Arial2" style:font-name-asian="Arial2" style:font-name-complex="Arial2"/>
    </style:style>
    <style:style style:name="ce18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3" style:family="table-cell" style:parent-style-name="Default" style:data-style-name="N0">
      <style:table-cell-properties fo:background-color="#cccccc"/>
      <style:text-properties style:font-name="Arial2" style:font-name-asian="Arial2" style:font-name-complex="Arial2"/>
    </style:style>
    <style:style style:name="ce184" style:family="table-cell" style:parent-style-name="Default" style:data-style-name="N0">
      <style:table-cell-properties fo:background-color="#e6e6e6"/>
      <style:text-properties style:font-name="Arial2" style:font-name-asian="Arial2" style:font-name-complex="Arial2"/>
    </style:style>
    <style:style style:name="ce185" style:family="table-cell" style:parent-style-name="Default" style:data-style-name="N0">
      <style:table-cell-properties fo:background-color="#ffff66"/>
      <style:text-properties style:font-name="Arial2" style:font-name-asian="Arial2" style:font-name-complex="Arial2"/>
    </style:style>
    <style:style style:name="ce18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7"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88"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89"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9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997" table:default-cell-style-name="ce1"/>
        <table:table-column table:style-name="co1" table:number-columns-repeated="7"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2">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11">
            <text:p>111</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74">
            <text:p>674</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55">
            <text:p>655</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71">
            <text:p>271</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1" table:formula="of:=SUM([.E98:.E102])" office:value-type="float" office:value="655">
            <text:p>655</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6"/>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4" table:default-cell-style-name="ce1"/>
        <table:table-column table:style-name="co16" table:default-cell-style-name="ce1"/>
        <table:table-column table:style-name="co17" table:visibility="collapse" table:default-cell-style-name="ce38"/>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1" table:default-cell-style-name="ce1"/>
        <table:table-column table:style-name="co1" table:number-columns-repeated="3" table:default-cell-style-name="Default"/>
        <table:table-row table:style-name="ro3">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3"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10, 2012</text:p>
            <text:p>REVISION: 3592</text:p>
            <text:p>BROWSER: Firefox</text:p>
          </table:table-cell>
          <table:table-cell table:style-name="ce57" office:value-type="string">
            <text:p>DATE : January 4, 2012</text:p>
            <text:p>REVISION: 3647</text:p>
            <text:p>BROWSER: Chrome</text:p>
          </table:table-cell>
          <table:table-cell table:number-columns-repeated="1004"/>
        </table:table-row>
        <table:table-row table:style-name="ro4">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table:style-name="ce44"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63 </text:p>
          </table:table-cell>
          <table:table-cell table:style-name="ce36"/>
          <table:table-cell table:style-name="ce36"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1"/>
          <table:table-cell table:style-name="ce58" table:number-columns-repeated="3"/>
        </table:table-row>
        <table:table-row table:style-name="ro5">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4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59" table:number-columns-repeated="3"/>
        </table:table-row>
        <table:table-row table:style-name="ro6">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47"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8">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Invalid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0" office:value-type="string">
            <text:p>CL009</text:p>
          </table:table-cell>
          <table:table-cell table:style-name="ce40" office:value-type="string">
            <text:p>L1</text:p>
          </table:table-cell>
          <table:table-cell table:style-name="ce40" office:value-type="string">
            <text:p>Remember User</text:p>
          </table:table-cell>
          <table:table-cell table:style-name="ce40"/>
          <table:table-cell table:style-name="ce48"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1"/>
          <table:table-cell table:style-name="ce60" table:number-columns-repeated="3"/>
        </table:table-row>
        <table:table-row table:style-name="ro3">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41"/>
          <table:table-cell office:value-type="string">
            <text:p>1. Enter URL-http://afourtech.mind-alliance.com</text:p>
            <text:p>2. Click on 'I forgot my user id or my password' Link</text:p>
          </table:table-cell>
          <table:table-cell table:style-name="ce41"/>
          <table:table-cell table:style-name="ce38" office:value-type="string">
            <text:p>1. Verify that new page is displayed to user with title 'Channels New password request'</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2">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49"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2">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49"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2">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41"/>
          <table:table-cell office:value-type="string">
            <text:p>1. Enter URL-http://afourtech.mind-alliance.com</text:p>
            <text:p>2. Click on 'I forgot my user id or my password' Link</text:p>
            <text:p>3. Enter invalid user id <text:s/>and press 'Request new password' button</text:p>
          </table:table-cell>
          <table:table-cell table:style-name="ce41"/>
          <table:table-cell table:style-name="ce38" office:value-type="string">
            <text:p>1.Verify that error message is displayed to the user as 'Unrecognized user name'</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41"/>
          <table:table-cell office:value-type="string">
            <text:p>1. Enter URL-http://afourtech.mind-alliance.com</text:p>
            <text:p>2. Click on 'I forgot my user id or my password' Link</text:p>
            <text:p>3. Enter invalid email id <text:s/>and press 'Request new password' button</text:p>
          </table:table-cell>
          <table:table-cell table:style-name="ce41"/>
          <table:table-cell table:style-name="ce38" office:value-type="string">
            <text:p>1.Verify that error message is displayed to the user as 'Unrecognized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41"/>
          <table:table-cell office:value-type="string">
            <text:p>1. Enter URL-http://afourtech.mind-alliance.com <text:s text:c="2"/><text:s text:c="3"/>2. Click on 'I forgot my user id or my password' Link <text:s/>3. Leave user id &amp; password fields blank &amp; press 'Request new password' button</text:p>
          </table:table-cell>
          <table:table-cell table:style-name="ce41"/>
          <table:table-cell table:style-name="ce38" office:value-type="string">
            <text:p>1.Verify that error message is displayed to the user as 'Provide a user name or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50"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2"/>
          <table:table-cell table:style-name="ce49"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0"/><text:s text:c="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1" table:number-columns-repeated="3"/>
        </table:table-row>
        <table:table-row table:style-name="ro15">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5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6">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7">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7">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3">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7">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7">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7">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3" table:default-cell-style-name="ce38"/>
        <table:table-column table:style-name="co6" table:default-cell-style-name="ce38"/>
        <table:table-column table:style-name="co24" table:default-cell-style-name="ce1"/>
        <table:table-column table:style-name="co25" table:default-cell-style-name="ce38"/>
        <table:table-column table:style-name="co26" table:default-cell-style-name="ce38"/>
        <table:table-column table:style-name="co27" table:default-cell-style-name="ce38"/>
        <table:table-column table:style-name="co28" table:default-cell-style-name="ce38"/>
        <table:table-column table:style-name="co29" table:default-cell-style-name="ce38"/>
        <table:table-column table:style-name="co25" table:number-columns-repeated="3" table:default-cell-style-name="ce38"/>
        <table:table-column table:style-name="co30" table:default-cell-style-name="ce38"/>
        <table:table-column table:style-name="co25" table:visibility="collapse" table:default-cell-style-name="ce38"/>
        <table:table-column table:style-name="co31" table:visibility="collapse" table:default-cell-style-name="ce38"/>
        <table:table-column table:style-name="co25" table:visibility="collapse" table:number-columns-repeated="2" table:default-cell-style-name="ce38"/>
        <table:table-column table:style-name="co32" table:visibility="collapse" table:default-cell-style-name="ce38"/>
        <table:table-column table:style-name="co33" table:default-cell-style-name="Excel_20_Built-in_20_Normal"/>
        <table:table-column table:style-name="co34" table:default-cell-style-name="ce38"/>
        <table:table-column table:style-name="co22" table:default-cell-style-name="ce38"/>
        <table:table-column table:style-name="co32" table:number-columns-repeated="1002" table:default-cell-style-name="ce38"/>
        <table:table-column table:style-name="co32" table:default-cell-style-name="ce24"/>
        <table:table-column table:style-name="co35" table:default-cell-style-name="ce24"/>
        <table:table-row table:style-name="ro18">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number-columns-repeated="1004"/>
        </table:table-row>
        <table:table-row table:style-name="ro19">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2">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5" table:number-columns-repeated="2"/>
        </table:table-row>
        <table:table-row table:style-name="ro23">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5">
          <table:table-cell table:style-name="ce63"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6" table:number-columns-repeated="2"/>
        </table:table-row>
        <table:table-row table:style-name="ro27">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0_SendFeedBack</text:p>
          </table:table-cell>
          <table:table-cell table:style-name="ce41"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29">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4" table:number-columns-repeated="1002"/>
          <table:table-cell table:style-name="ce86" table:number-columns-repeated="2"/>
        </table:table-row>
        <table:table-row table:style-name="ro30">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1">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1">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2">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3">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3">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16">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7" table:number-columns-repeated="2"/>
        </table:table-row>
        <table:table-row table:style-name="ro34">
          <table:table-cell office:value-type="string">
            <text:p>HP019_MessageTab</text:p>
          </table:table-cell>
          <table:table-cell table:style-name="ce68" office:value-type="string">
            <text:p>L0</text:p>
          </table:table-cell>
          <table:table-cell table:style-name="ce38"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9">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0">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1">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2">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42">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42">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3">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4">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8">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7" table:number-columns-repeated="2"/>
        </table:table-row>
        <table:table-row table:style-name="ro47">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7_ShowAllSurvey</text:p>
          </table:table-cell>
          <table:table-cell office:value-type="string">
            <text:p>L1</text:p>
          </table:table-cell>
          <table:table-cell table:style-name="ce38"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52">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37" table:number-columns-repeated="1002"/>
          <table:table-cell table:style-name="ce19" table:number-columns-repeated="2"/>
        </table:table-row>
        <table:table-row table:style-name="ro52">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5"/><text:s/></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12">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5"/><text:s/></text:p>
            <text:p>2. Click on About me Tab <text:s text:c="18"/><text:s text:c="23"/></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10">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5">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6">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41"/>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41"/>
          <table:table-cell office:value-type="string">
            <text:p>1. Login to channels with valid credentials</text:p>
            <text:p>2. Click on About me Tab <text:s text:c="18"/><text:s text:c="26"/><text:s text:c="8"/></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2"/>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31">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2"/>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33">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58">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19"/><text:s text:c="26"/><text:s/></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59">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4"/><text:s text:c="4"/>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9" office:value-type="string">
            <text:p>HP056</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5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62">
          <table:table-cell table:style-name="ce66" office:value-type="string">
            <text:p>HP057</text:p>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8"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3">
          <table:table-cell table:number-columns-repeated="1024"/>
        </table:table-row>
        <table:table-row table:style-name="ro1">
          <table:table-cell table:number-columns-repeated="1024"/>
        </table:table-row>
      </table:table>
      <table:table table:name="Channels_Admin" table:style-name="ta1">
        <table:table-column table:style-name="co6" table:default-cell-style-name="ce64"/>
        <table:table-column table:style-name="co36" table:default-cell-style-name="ce64"/>
        <table:table-column table:style-name="co37" table:default-cell-style-name="ce64"/>
        <table:table-column table:style-name="co38" table:default-cell-style-name="ce94"/>
        <table:table-column table:style-name="co39" table:default-cell-style-name="ce94"/>
        <table:table-column table:style-name="co40" table:default-cell-style-name="ce94"/>
        <table:table-column table:style-name="co41" table:default-cell-style-name="ce64"/>
        <table:table-column table:style-name="co25" table:default-cell-style-name="ce64"/>
        <table:table-column table:style-name="co27" table:default-cell-style-name="ce64"/>
        <table:table-column table:style-name="co25" table:number-columns-repeated="3" table:default-cell-style-name="ce64"/>
        <table:table-column table:style-name="co1" table:visibility="collapse" table:number-columns-repeated="5" table:default-cell-style-name="ce64"/>
        <table:table-column table:style-name="co33" table:default-cell-style-name="ce64"/>
        <table:table-column table:style-name="co34" table:default-cell-style-name="ce64"/>
        <table:table-column table:style-name="co22" table:default-cell-style-name="ce64"/>
        <table:table-column table:style-name="co1" table:number-columns-repeated="1002" table:default-cell-style-name="ce64"/>
        <table:table-column table:style-name="co1" table:default-cell-style-name="ce24"/>
        <table:table-column table:style-name="co35" table:default-cell-style-name="ce24"/>
        <table:table-row table:style-name="ro63">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number-columns-repeated="1004"/>
        </table:table-row>
        <table:table-row table:style-name="ro9">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1"/>
          <table:table-cell table:style-name="ce91"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A002_Logout</text:p>
          </table:table-cell>
          <table:table-cell table:style-name="ce38" office:value-type="string">
            <text:p>L1</text:p>
          </table:table-cell>
          <table:table-cell table:style-name="ce91" office:value-type="string">
            <text:p>Channels Administration – Logout Link</text:p>
          </table:table-cell>
          <table:table-cell table:style-name="ce91"/>
          <table:table-cell table:style-name="ce91"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4">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2"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2">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2"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4">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0"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4">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9"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64">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2"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22" table:number-columns-repeated="2"/>
        </table:table-row>
        <table:table-row table:style-name="ro64">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3"/>
          <table:table-cell table:style-name="ce93"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40"/>
          <table:table-cell table:style-name="ce93" office:value-type="string">
            <text:p>1. Verify that plan should not be created</text:p>
            <text:p>2.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95" table:number-columns-repeated="2"/>
        </table:table-row>
        <table:table-row table:style-name="ro65">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9">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61"/>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6">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0"/>
          <table:table-cell table:style-name="ce90"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0">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1"/>
          <table:table-cell table:style-name="ce91"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9"/>
          <table:table-cell table:style-name="ce89"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2">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9"/>
          <table:table-cell table:style-name="ce89"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2">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1"/>
          <table:table-cell table:style-name="ce91"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n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1"/>
          <table:table-cell table:style-name="ce91"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1"/>
          <table:table-cell table:style-name="ce91"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1"/>
          <table:table-cell table:style-name="ce91"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1"/>
          <table:table-cell table:style-name="ce91"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2">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2">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0"/>
          <table:table-cell table:style-name="ce90"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2">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0"/>
          <table:table-cell table:style-name="ce90"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2">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0"/>
          <table:table-cell table:style-name="ce90"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72">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3">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22" table:number-columns-repeated="2"/>
        </table:table-row>
        <table:table-row table:style-name="ro72">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2">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9">
          <table:table-cell table:style-name="ce37" office:value-type="string">
            <text:p>CA035</text:p>
          </table:table-cell>
          <table:table-cell table:style-name="ce89" office:value-type="string">
            <text:p>L2</text:p>
          </table:table-cell>
          <table:table-cell table:style-name="ce89" office:value-type="string">
            <text:p>Login to channels with access privilege as Admin from different browsers with different admin's</text:p>
          </table:table-cell>
          <table:table-cell table:style-name="ce89"/>
          <table:table-cell table:style-name="ce89" office:value-type="string">
            <text:p>1. Admin A and Admin B login to channels</text:p>
            <text:p>2. Admin A selects the plan</text:p>
            <text:p>3. Admin B deletes the same plan form the Admin page</text:p>
            <text:p>4. “Internal Error” occurred for Admin A</text:p>
          </table:table-cell>
          <table:table-cell table:style-name="ce89"/>
          <table:table-cell table:style-name="ce89" office:value-type="string">
            <text:p>1. Verify that the user should not be able to delete the plan</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69</text:p>
          </table:table-cell>
          <table:table-cell table:style-name="ce89"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0">
          <table:table-cell table:style-name="ce39" office:value-type="string">
            <text:p>CA036</text:p>
          </table:table-cell>
          <table:table-cell table:style-name="ce90" office:value-type="string">
            <text:p>L2</text:p>
          </table:table-cell>
          <table:table-cell table:style-name="ce90" office:value-type="string">
            <text:p>Change Role of Logged In Admin User to Planner By Different Admin</text:p>
          </table:table-cell>
          <table:table-cell table:style-name="ce90"/>
          <table:table-cell table:style-name="ce90" office:value-type="string">
            <text:p>1. Admin A login to Channels</text:p>
            <text:p>2. Planner/Admin B login to channels</text:p>
            <text:p>3. Admin A changed the role of Planner/Admin B from admin page</text:p>
            <text:p>4. Error occurred for Planner/Admin B</text:p>
          </table:table-cell>
          <table:table-cell table:style-name="ce90"/>
          <table:table-cell table:style-name="ce90" office:value-type="string">
            <text:p>1. Verify that Error should not occurred for the changed user's access privilege ( User B )</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72</text:p>
          </table:table-cell>
          <table:table-cell table:style-name="ce90"/>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5"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4" table:default-cell-style-name="ce1"/>
        <table:table-column table:style-name="co32" table:default-cell-style-name="ce1"/>
        <table:table-column table:style-name="co47" table:default-cell-style-name="ce1"/>
        <table:table-column table:style-name="co48" table:default-cell-style-name="ce1"/>
        <table:table-column table:style-name="co49" table:default-cell-style-name="ce1"/>
        <table:table-column table:style-name="co32"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2" table:number-columns-repeated="1002" table:default-cell-style-name="ce1"/>
        <table:table-column table:style-name="co32" table:default-cell-style-name="ce24"/>
        <table:table-column table:style-name="co35" table:default-cell-style-name="ce24"/>
        <table:table-row table:style-name="ro18">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number-columns-repeated="1004"/>
        </table:table-row>
        <table:table-row table:style-name="ro75">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6">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6"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7">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6"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5"/><text:s text:c="26"/><text:s text:c="3"/>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8">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65">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9">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3"/>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56" table:number-columns-repeated="1002"/>
          <table:table-cell table:style-name="ce95" table:number-columns-repeated="2"/>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2" table:default-cell-style-name="ce105"/>
        <table:table-column table:style-name="co53" table:default-cell-style-name="ce105"/>
        <table:table-column table:style-name="co54" table:default-cell-style-name="ce105"/>
        <table:table-column table:style-name="co55" table:default-cell-style-name="ce105"/>
        <table:table-column table:style-name="co56" table:default-cell-style-name="ce105"/>
        <table:table-column table:style-name="co57" table:default-cell-style-name="ce105"/>
        <table:table-column table:style-name="co58" table:default-cell-style-name="ce105"/>
        <table:table-column table:style-name="co59" table:default-cell-style-name="ce105"/>
        <table:table-column table:style-name="co60" table:default-cell-style-name="ce105"/>
        <table:table-column table:style-name="co61" table:default-cell-style-name="ce105"/>
        <table:table-column table:style-name="co62" table:default-cell-style-name="ce105"/>
        <table:table-column table:style-name="co63" table:default-cell-style-name="ce105"/>
        <table:table-column table:style-name="co64" table:visibility="collapse" table:number-columns-repeated="5" table:default-cell-style-name="ce105"/>
        <table:table-column table:style-name="co65" table:default-cell-style-name="ce105"/>
        <table:table-column table:style-name="co66" table:default-cell-style-name="ce105"/>
        <table:table-column table:style-name="co22" table:default-cell-style-name="ce105"/>
        <table:table-column table:style-name="co64" table:number-columns-repeated="1002" table:default-cell-style-name="ce105"/>
        <table:table-column table:style-name="co64" table:default-cell-style-name="ce24"/>
        <table:table-column table:style-name="co35" table:default-cell-style-name="ce24"/>
        <table:table-row table:style-name="ro8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11"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1" table:number-columns-repeated="1002"/>
          <table:table-cell table:number-columns-repeated="2"/>
        </table:table-row>
        <table:table-row table:style-name="ro81">
          <table:table-cell table:style-name="ce100" office:value-type="string">
            <text:p>CCE001_DoUndoRedoAddSegment</text:p>
          </table:table-cell>
          <table:table-cell table:style-name="ce38" office:value-type="string">
            <text:p>L0</text:p>
          </table:table-cell>
          <table:table-cell table:style-name="ce100" office:value-type="string">
            <text:p>Do / Undo / Redo <text:s/>- <text:s/>Add Segment</text:p>
          </table:table-cell>
          <table:table-cell table:style-name="ce38"/>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100" office:value-type="string">
            <text:p>CCE002_DoUndoRedoRemoveSegment</text:p>
          </table:table-cell>
          <table:table-cell table:style-name="ce38" office:value-type="string">
            <text:p>L0</text:p>
          </table:table-cell>
          <table:table-cell table:style-name="ce100" office:value-type="string">
            <text:p>Do / Undo / Redo <text:s/>- <text:s/>Remove Segment</text:p>
          </table:table-cell>
          <table:table-cell table:style-name="ce38"/>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100" office:value-type="string">
            <text:p>CCE003_DoUndoRedoAddGoal</text:p>
          </table:table-cell>
          <table:table-cell table:style-name="ce38" office:value-type="string">
            <text:p>L0</text:p>
          </table:table-cell>
          <table:table-cell table:style-name="ce100" office:value-type="string">
            <text:p>Do / Undo / Redo <text:s/>- <text:s/>Add Goal</text:p>
          </table:table-cell>
          <table:table-cell table:style-name="ce38"/>
          <table:table-cell table:style-name="ce92"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100" office:value-type="string">
            <text:p>CCE004_DoUndoRedoAddNewTask</text:p>
          </table:table-cell>
          <table:table-cell table:style-name="ce38" office:value-type="string">
            <text:p>L0</text:p>
          </table:table-cell>
          <table:table-cell table:style-name="ce100" office:value-type="string">
            <text:p>Do / Undo / Redo <text:s/>- <text:s/>Add New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0"/>
          <table:table-cell table:style-name="ce100"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100" office:value-type="string">
            <text:p>CCE005_DoUndoRedoCutTask</text:p>
          </table:table-cell>
          <table:table-cell table:style-name="ce38" office:value-type="string">
            <text:p>L0</text:p>
          </table:table-cell>
          <table:table-cell table:style-name="ce100" office:value-type="string">
            <text:p>Do / Undo / Redo <text:s/>- Cut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0"/>
          <table:table-cell table:style-name="ce100"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100" office:value-type="string">
            <text:p>CCE006_DoUndoRedoCutPasteTask</text:p>
          </table:table-cell>
          <table:table-cell table:style-name="ce38" office:value-type="string">
            <text:p>L0</text:p>
          </table:table-cell>
          <table:table-cell table:style-name="ce100" office:value-type="string">
            <text:p>Do/ Undo / Redo - Paste Task Using Cut</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100" office:value-type="string">
            <text:p>CCE007_DoUndoRedoCopyPasteTask</text:p>
          </table:table-cell>
          <table:table-cell table:style-name="ce38" office:value-type="string">
            <text:p>L0</text:p>
          </table:table-cell>
          <table:table-cell table:style-name="ce100" office:value-type="string">
            <text:p>Do/ Undo / Redo - Paste Task Using Copy</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0">
          <table:table-cell table:style-name="ce100" office:value-type="string">
            <text:p>CCE008_DoUndoRedoDuplicateTask</text:p>
          </table:table-cell>
          <table:table-cell table:style-name="ce38" office:value-type="string">
            <text:p>L0</text:p>
          </table:table-cell>
          <table:table-cell table:style-name="ce100" office:value-type="string">
            <text:p>Do / Undo / Redo – Duplicate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00" office:value-type="string">
            <text:p>CCE009_DoUndoRedoIntermediateTask</text:p>
          </table:table-cell>
          <table:table-cell table:style-name="ce38" office:value-type="string">
            <text:p>L0</text:p>
          </table:table-cell>
          <table:table-cell table:style-name="ce100" office:value-type="string">
            <text:p>DO / Undo / Redo – Intermediate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7">
          <table:table-cell table:style-name="ce101" office:value-type="string">
            <text:p>CCE010_DoUndoRedoDisintermediateTask</text:p>
          </table:table-cell>
          <table:table-cell table:style-name="ce38" office:value-type="string">
            <text:p>L0</text:p>
          </table:table-cell>
          <table:table-cell table:style-name="ce100" office:value-type="string">
            <text:p>DO / Undo / Redo – Disintermediate Task</text:p>
          </table:table-cell>
          <table:table-cell table:style-name="ce38"/>
          <table:table-cell table:style-name="ce100" office:value-type="string">
            <text:p>1. Login to channels with valid credentials</text:p>
            <text:p>2. Click on the Information Sharing Model Link</text:p>
          </table:table-cell>
          <table:table-cell table:style-name="ce100"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100" office:value-type="string">
            <text:p>CCE011_DoUndoRedoMoveTask</text:p>
          </table:table-cell>
          <table:table-cell table:style-name="ce38" office:value-type="string">
            <text:p>L0</text:p>
          </table:table-cell>
          <table:table-cell table:style-name="ce100" office:value-type="string">
            <text:p>DO / Undo / Redo – Move Task</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7">
          <table:table-cell table:style-name="ce100" office:value-type="string">
            <text:p>CCE012_DoUndoRedoConnectFlow</text:p>
          </table:table-cell>
          <table:table-cell table:style-name="ce38" office:value-type="string">
            <text:p>L0</text:p>
          </table:table-cell>
          <table:table-cell table:style-name="ce100" office:value-type="string">
            <text:p>DO/ Undo / Redo – Connect Flow</text:p>
          </table:table-cell>
          <table:table-cell table:style-name="ce38"/>
          <table:table-cell table:style-name="ce92" office:value-type="string">
            <text:p>1. Login to channels with valid credentials</text:p>
            <text:p>2. Click on the Information Sharing Model Link</text:p>
            <text:p/>
          </table:table-cell>
          <table:table-cell table:style-name="ce100"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7">
          <table:table-cell table:style-name="ce102" office:value-type="string">
            <text:p>CCE013</text:p>
          </table:table-cell>
          <table:table-cell table:style-name="ce106"/>
          <table:table-cell table:style-name="ce102" office:value-type="string">
            <text:p>DO / Undo / Redo – Update Set</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4"/>
          <table:table-cell table:style-name="ce106" office:value-type="string">
            <text:p>NO</text:p>
          </table:table-cell>
          <table:table-cell table:style-name="ce106"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3" table:number-columns-repeated="2"/>
        </table:table-row>
        <table:table-row table:style-name="ro10">
          <table:table-cell table:style-name="ce103" office:value-type="string">
            <text:p>CCE014_DoUndoRedoAddIssue</text:p>
          </table:table-cell>
          <table:table-cell table:style-name="ce38" office:value-type="string">
            <text:p>L0</text:p>
          </table:table-cell>
          <table:table-cell table:style-name="ce100" office:value-type="string">
            <text:p>DO/ Undo / Redo – Add Issue</text:p>
          </table:table-cell>
          <table:table-cell table:style-name="ce38"/>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100" office:value-type="string">
            <text:p>CCE015_DoUndoRedoRemoveIssue</text:p>
          </table:table-cell>
          <table:table-cell table:style-name="ce38" office:value-type="string">
            <text:p>L0</text:p>
          </table:table-cell>
          <table:table-cell table:style-name="ce100" office:value-type="string">
            <text:p>Do / Undo / Redo – Remove Issue</text:p>
          </table:table-cell>
          <table:table-cell table:style-name="ce38"/>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1" office:value-type="string">
            <text:p>CCE016_DoUndoRedoAttachDocument</text:p>
          </table:table-cell>
          <table:table-cell table:style-name="ce38" office:value-type="string">
            <text:p>L0</text:p>
          </table:table-cell>
          <table:table-cell table:style-name="ce100" office:value-type="string">
            <text:p>Do / Undo / Redo – Attach Docu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100" office:value-type="string">
            <text:p>CCE017_DoCopyAttachment</text:p>
          </table:table-cell>
          <table:table-cell table:style-name="ce38" office:value-type="string">
            <text:p>L0</text:p>
          </table:table-cell>
          <table:table-cell table:style-name="ce100" office:value-type="string">
            <text:p>Do / Undo / Redo – Copy Attach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2">
          <table:table-cell table:style-name="ce104" office:value-type="string">
            <text:p>CCE018_DoCutAttachment</text:p>
          </table:table-cell>
          <table:table-cell table:style-name="ce64" office:value-type="string">
            <text:p>L0</text:p>
          </table:table-cell>
          <table:table-cell table:style-name="ce104"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4"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0">
          <table:table-cell table:style-name="ce100" office:value-type="string">
            <text:p>CCE019_DoUndoRedoPasteAttachment</text:p>
          </table:table-cell>
          <table:table-cell table:style-name="ce38" office:value-type="string">
            <text:p>L0</text:p>
          </table:table-cell>
          <table:table-cell table:style-name="ce100" office:value-type="string">
            <text:p>Do / Undo / Redo – Paste Attach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9">
          <table:table-cell table:style-name="ce100" office:value-type="string">
            <text:p>CCE020_DoCopyTask</text:p>
          </table:table-cell>
          <table:table-cell table:style-name="ce38" office:value-type="string">
            <text:p>L0</text:p>
          </table:table-cell>
          <table:table-cell table:style-name="ce100" office:value-type="string">
            <text:p>Do / Undo / Redo – Copy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4">
          <table:table-cell table:style-name="ce100" office:value-type="string">
            <text:p>CCE021_DoUndoRedoSetTaskFromCopy</text:p>
          </table:table-cell>
          <table:table-cell table:style-name="ce38" office:value-type="string">
            <text:p>L0</text:p>
          </table:table-cell>
          <table:table-cell table:style-name="ce100" office:value-type="string">
            <text:p>Do / Undo / Redo – Set Task From Copy</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100" office:value-type="string">
            <text:p>CCE022_DoUndoRedoAddInfoNeed</text:p>
          </table:table-cell>
          <table:table-cell table:style-name="ce38" office:value-type="string">
            <text:p>L0</text:p>
          </table:table-cell>
          <table:table-cell table:style-name="ce100" office:value-type="string">
            <text:p>Do / Undo / Redo – Add Info need</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100" office:value-type="string">
            <text:p>CCE023_DoUndoRedoAddInfoCapability</text:p>
          </table:table-cell>
          <table:table-cell table:style-name="ce38" office:value-type="string">
            <text:p>L0</text:p>
          </table:table-cell>
          <table:table-cell table:style-name="ce100" office:value-type="string">
            <text:p>Do / Undo / Redo – Add Info capability</text:p>
          </table:table-cell>
          <table:table-cell table:style-name="ce38"/>
          <table:table-cell table:style-name="ce92"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100" office:value-type="string">
            <text:p>CCE024_DoUndoRedoRemoveFlow</text:p>
          </table:table-cell>
          <table:table-cell table:style-name="ce38" office:value-type="string">
            <text:p>L0</text:p>
          </table:table-cell>
          <table:table-cell table:style-name="ce100" office:value-type="string">
            <text:p>Do / Undo / Redo – Add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0" office:value-type="string">
            <text:p>CCE025_DoUndoRedoDuplicateFlow</text:p>
          </table:table-cell>
          <table:table-cell table:style-name="ce38" office:value-type="string">
            <text:p>L0</text:p>
          </table:table-cell>
          <table:table-cell table:style-name="ce100" office:value-type="string">
            <text:p>Do / Undo / Redo – Duplicate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2">
          <table:table-cell table:style-name="ce100" office:value-type="string">
            <text:p>CCE026_DoUndoRedoBreakUpFlow</text:p>
          </table:table-cell>
          <table:table-cell table:style-name="ce38" office:value-type="string">
            <text:p>L0</text:p>
          </table:table-cell>
          <table:table-cell table:style-name="ce100" office:value-type="string">
            <text:p>Do / Undo / Redo – Break up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9">
          <table:table-cell table:style-name="ce100" office:value-type="string">
            <text:p>CCE027_DoCopyFlow</text:p>
          </table:table-cell>
          <table:table-cell table:style-name="ce38" office:value-type="string">
            <text:p>L0</text:p>
          </table:table-cell>
          <table:table-cell table:style-name="ce100" office:value-type="string">
            <text:p>Do / Undo / Redo – Copy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0"/>
          <table:table-cell table:style-name="ce100"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104" office:value-type="string">
            <text:p>CCE028_DoUndoRedoTransferJobs</text:p>
          </table:table-cell>
          <table:table-cell table:style-name="ce64" office:value-type="string">
            <text:p>L0</text:p>
          </table:table-cell>
          <table:table-cell table:style-name="ce104" office:value-type="string">
            <text:p>Do / Undo / Redo – Transfer Job</text:p>
          </table:table-cell>
          <table:table-cell table:style-name="ce64"/>
          <table:table-cell table:style-name="ce109"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64"/>
          <table:table-cell table:style-name="ce64" office:value-type="string">
            <text:p>1. Verify that organizations can be created</text:p>
            <text:p>2. Verify that jobs can be transferred from one organization to anoth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0">
          <table:table-cell table:style-name="ce104" office:value-type="float" office:value="4">
            <text:p>4</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2">
          <table:table-cell table:style-name="ce101"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FAIL</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7" table:number-columns-repeated="2"/>
        </table:table-row>
        <table:table-row table:style-name="ro10">
          <table:table-cell table:style-name="ce104"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7">
          <table:table-cell table:style-name="ce102" office:value-type="string">
            <text:p>CCE031</text:p>
          </table:table-cell>
          <table:table-cell table:style-name="ce106"/>
          <table:table-cell table:style-name="ce102" office:value-type="string">
            <text:p>Do / Undo / Redo – Create Entity</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7">
          <table:table-cell table:style-name="ce102" office:value-type="string">
            <text:p>CCE032</text:p>
          </table:table-cell>
          <table:table-cell table:style-name="ce106"/>
          <table:table-cell table:style-name="ce102" office:value-type="string">
            <text:p>Do/ Undo / Redo – Update Add</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7">
          <table:table-cell table:style-name="ce102" office:value-type="string">
            <text:p>CCE033</text:p>
          </table:table-cell>
          <table:table-cell table:style-name="ce106"/>
          <table:table-cell table:style-name="ce102" office:value-type="string">
            <text:p>Do / Undo / Redo – Update Move</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7">
          <table:table-cell table:style-name="ce102" office:value-type="string">
            <text:p>CCE034</text:p>
          </table:table-cell>
          <table:table-cell table:style-name="ce106"/>
          <table:table-cell table:style-name="ce102" office:value-type="string">
            <text:p>Do / Undo / Redo – Update Remove</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
          <table:table-cell/>
          <table:table-cell table:style-name="ce1"/>
          <table:table-cell/>
          <table:table-cell table:style-name="ce1"/>
          <table:table-cell table:style-name="ce110"/>
          <table:table-cell table:style-name="ce1" table:number-columns-repeated="1017"/>
          <table:table-cell table:number-columns-repeated="2"/>
        </table:table-row>
        <table:table-row table:style-name="ro1" table:number-rows-repeated="65498">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114"/>
        <table:table-column table:style-name="co68" table:default-cell-style-name="ce114"/>
        <table:table-column table:style-name="co69" table:default-cell-style-name="ce114"/>
        <table:table-column table:style-name="co9" table:default-cell-style-name="ce114"/>
        <table:table-column table:style-name="co70" table:default-cell-style-name="ce116"/>
        <table:table-column table:style-name="co14" table:default-cell-style-name="ce114"/>
        <table:table-column table:style-name="co71" table:default-cell-style-name="ce116"/>
        <table:table-column table:style-name="co72" table:default-cell-style-name="ce114"/>
        <table:table-column table:style-name="co32" table:default-cell-style-name="ce114"/>
        <table:table-column table:style-name="co61" table:default-cell-style-name="ce114"/>
        <table:table-column table:style-name="co32" table:default-cell-style-name="ce114"/>
        <table:table-column table:style-name="co63" table:default-cell-style-name="ce114"/>
        <table:table-column table:style-name="co32" table:visibility="collapse" table:number-columns-repeated="5" table:default-cell-style-name="ce114"/>
        <table:table-column table:style-name="co73" table:default-cell-style-name="Excel_20_Built-in_20_Normal"/>
        <table:table-column table:style-name="co74" table:default-cell-style-name="ce114"/>
        <table:table-column table:style-name="co22" table:default-cell-style-name="ce114"/>
        <table:table-column table:style-name="co32" table:number-columns-repeated="1002" table:default-cell-style-name="ce114"/>
        <table:table-column table:style-name="co32" table:default-cell-style-name="ce24"/>
        <table:table-column table:style-name="co35" table:default-cell-style-name="ce24"/>
        <table:table-row table:style-name="ro18">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117" table:number-columns-repeated="1002"/>
          <table:table-cell table:number-columns-repeated="2"/>
        </table:table-row>
        <table:table-row table:style-name="ro17">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9" table:number-columns-repeated="1002"/>
          <table:table-cell table:style-name="ce95" table:number-columns-repeated="2"/>
        </table:table-row>
        <table:table-row table:style-name="ro62">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20" table:number-columns-repeated="1002"/>
          <table:table-cell table:style-name="ce19" table:number-columns-repeated="2"/>
        </table:table-row>
        <table:table-row table:style-name="ro9">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1" table:number-columns-repeated="1002"/>
          <table:table-cell table:style-name="ce86" table:number-columns-repeated="2"/>
        </table:table-row>
        <table:table-row table:style-name="ro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1" table:number-columns-repeated="1002"/>
          <table:table-cell table:style-name="ce86" table:number-columns-repeated="2"/>
        </table:table-row>
        <table:table-row table:style-name="ro3">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62">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3">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9">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1" table:number-rows-repeated="4">
          <table:table-cell table:style-name="ce1" table:number-columns-repeated="4"/>
          <table:table-cell table:style-name="ce115"/>
          <table:table-cell table:style-name="ce1"/>
          <table:table-cell table:style-name="ce11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75" table:default-cell-style-name="ce129"/>
        <table:table-column table:style-name="co68" table:default-cell-style-name="ce77"/>
        <table:table-column table:style-name="co75" table:default-cell-style-name="ce77"/>
        <table:table-column table:style-name="co9" table:default-cell-style-name="ce77"/>
        <table:table-column table:style-name="co76" table:default-cell-style-name="ce77"/>
        <table:table-column table:style-name="co14" table:default-cell-style-name="ce77"/>
        <table:table-column table:style-name="co77" table:default-cell-style-name="ce77"/>
        <table:table-column table:style-name="co72" table:default-cell-style-name="ce77"/>
        <table:table-column table:style-name="co78" table:default-cell-style-name="ce77"/>
        <table:table-column table:style-name="co61" table:default-cell-style-name="ce77"/>
        <table:table-column table:style-name="co62" table:default-cell-style-name="ce77"/>
        <table:table-column table:style-name="co63" table:default-cell-style-name="ce77"/>
        <table:table-column table:style-name="co32" table:visibility="collapse" table:number-columns-repeated="5" table:default-cell-style-name="ce77"/>
        <table:table-column table:style-name="co79" table:default-cell-style-name="ce77"/>
        <table:table-column table:style-name="co80" table:default-cell-style-name="ce77"/>
        <table:table-column table:style-name="co22" table:default-cell-style-name="ce77"/>
        <table:table-column table:style-name="co32" table:number-columns-repeated="1002" table:default-cell-style-name="ce77"/>
        <table:table-column table:style-name="co32" table:default-cell-style-name="ce71"/>
        <table:table-column table:style-name="co35" table:default-cell-style-name="ce71"/>
        <table:table-row table:style-name="ro18">
          <table:table-cell table:style-name="ce12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38"/>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138" table:number-columns-repeated="1002"/>
          <table:table-cell table:number-columns-repeated="2"/>
        </table:table-row>
        <table:table-row table:style-name="ro9">
          <table:table-cell table:style-name="ce123"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4"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7">
          <table:table-cell table:style-name="ce123"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7">
          <table:table-cell table:style-name="ce124"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4" table:number-columns-repeated="998"/>
          <table:table-cell table:style-name="ce42" table:number-columns-repeated="2"/>
        </table:table-row>
        <table:table-row table:style-name="ro3">
          <table:table-cell table:style-name="ce124"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4" table:number-columns-repeated="998"/>
          <table:table-cell table:style-name="ce42" table:number-columns-repeated="2"/>
        </table:table-row>
        <table:table-row table:style-name="ro17">
          <table:table-cell table:style-name="ce123"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2">
          <table:table-cell table:style-name="ce123"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6">
          <table:table-cell table:style-name="ce124"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number-columns-repeated="2"/>
        </table:table-row>
        <table:table-row table:style-name="ro64">
          <table:table-cell table:style-name="ce125"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9" table:number-columns-repeated="998"/>
          <table:table-cell table:style-name="ce72" table:number-columns-repeated="2"/>
        </table:table-row>
        <table:table-row table:style-name="ro84">
          <table:table-cell table:style-name="ce124"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66">
          <table:table-cell table:style-name="ce126" office:value-type="string">
            <text:p>PS011_AddClassification</text:p>
          </table:table-cell>
          <table:table-cell table:style-name="ce133" office:value-type="string">
            <text:p>L0</text:p>
          </table:table-cell>
          <table:table-cell table:style-name="ce133" office:value-type="string">
            <text:p>User is not able to add the Classification</text:p>
          </table:table-cell>
          <table:table-cell table:style-name="ce133"/>
          <table:table-cell table:style-name="ce133"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3"/>
          <table:table-cell table:style-name="ce133" office:value-type="string">
            <text:p>1. User Should be able to add “Secrecy Classification”</text:p>
          </table:table-cell>
          <table:table-cell table:style-name="ce133"/>
          <table:table-cell table:style-name="ce133" office:value-type="string">
            <text:p>Pass</text:p>
          </table:table-cell>
          <table:table-cell table:style-name="ce133" office:value-type="string">
            <text:p>YES</text:p>
          </table:table-cell>
          <table:table-cell table:style-name="ce133" office:value-type="string">
            <text:p>#115</text:p>
          </table:table-cell>
          <table:table-cell table:style-name="ce133" office:value-type="string">
            <text:p>Closed</text:p>
          </table:table-cell>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4"/>
          <table:table-cell table:style-name="ce140" table:number-columns-repeated="998"/>
          <table:table-cell table:style-name="ce141" table:number-columns-repeated="2"/>
        </table:table-row>
        <table:table-row table:style-name="ro9">
          <table:table-cell table:style-name="ce124"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9">
          <table:table-cell table:style-name="ce124"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62">
          <table:table-cell table:style-name="ce123"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4" office:value-type="string">
            <text:p>Verify that window about plan segment opens</text:p>
            <text:p>· Verify that show gives access to details, goal, organizations, map,</text:p>
            <text:p>task mover <text:s text:c="5"/><text:s text:c="11"/>·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9">
          <table:table-cell table:style-name="ce124"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table-cell/>
        </table:table-row>
        <table:table-row table:style-name="ro85">
          <table:table-cell table:style-name="ce123"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
          <table:table-cell table:style-name="ce123"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2">
          <table:table-cell table:style-name="ce123"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2">
          <table:table-cell table:style-name="ce123"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4">
          <table:table-cell table:style-name="ce124"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4" table:number-columns-repeated="998"/>
          <table:table-cell table:style-name="ce42" table:number-columns-repeated="2"/>
        </table:table-row>
        <table:table-row table:style-name="ro64">
          <table:table-cell table:style-name="ce124"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table-cell table:style-name="ce143"/>
        </table:table-row>
        <table:table-row table:style-name="ro62">
          <table:table-cell table:style-name="ce124"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4" table:number-columns-repeated="998"/>
          <table:table-cell table:style-name="ce42" table:number-columns-repeated="2"/>
        </table:table-row>
        <table:table-row table:style-name="ro3">
          <table:table-cell table:style-name="ce123"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3">
          <table:table-cell table:style-name="ce123"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3">
          <table:table-cell table:style-name="ce123"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62">
          <table:table-cell table:style-name="ce123"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3">
          <table:table-cell table:style-name="ce123"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3">
          <table:table-cell table:style-name="ce123"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9">
          <table:table-cell table:style-name="ce123"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62">
          <table:table-cell table:style-name="ce123"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
          <table:table-cell table:style-name="ce123"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
          <table:table-cell table:style-name="ce123"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
          <table:table-cell table:style-name="ce123"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
          <table:table-cell table:style-name="ce123"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3"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2">
          <table:table-cell table:style-name="ce123"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2">
          <table:table-cell table:style-name="ce123"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27" office:value-type="string">
            <text:p>PS059_AtLeastOfSources</text:p>
          </table:table-cell>
          <table:table-cell table:style-name="ce127" office:value-type="string">
            <text:p>L0</text:p>
          </table:table-cell>
          <table:table-cell table:style-name="ce127" office:value-type="string">
            <text:p>At least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10">
          <table:table-cell table:style-name="ce127" office:value-type="string">
            <text:p>PS060_PreferablyOfSources</text:p>
          </table:table-cell>
          <table:table-cell table:style-name="ce127" office:value-type="string">
            <text:p>L0</text:p>
          </table:table-cell>
          <table:table-cell table:style-name="ce127" office:value-type="string">
            <text:p>Preferably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10">
          <table:table-cell table:style-name="ce127" office:value-type="string">
            <text:p>PS061_AndAtMostOfSources</text:p>
          </table:table-cell>
          <table:table-cell table:style-name="ce127" office:value-type="string">
            <text:p>L0</text:p>
          </table:table-cell>
          <table:table-cell table:style-name="ce127" office:value-type="string">
            <text:p>And at most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3">
          <table:table-cell table:style-name="ce123"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
          <table:table-cell table:style-name="ce123"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
          <table:table-cell table:style-name="ce123"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3"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table:style-name="ce123"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table:style-name="ce123"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
          <table:table-cell table:style-name="ce123"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8" office:value-type="string">
            <text:p>PS079_AtLeastOfReceivers</text:p>
          </table:table-cell>
          <table:table-cell table:style-name="ce127" office:value-type="string">
            <text:p>L0</text:p>
          </table:table-cell>
          <table:table-cell table:style-name="ce128" office:value-type="string">
            <text:p>At least of how many of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8" office:value-type="string">
            <text:p>PS080_PreferablyOfReceivers</text:p>
          </table:table-cell>
          <table:table-cell table:style-name="ce127" office:value-type="string">
            <text:p>L0</text:p>
          </table:table-cell>
          <table:table-cell table:style-name="ce128" office:value-type="string">
            <text:p>Preferably of how many of Receivers</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8" office:value-type="string">
            <text:p>PS081_AndAtMostOfReceivers</text:p>
          </table:table-cell>
          <table:table-cell table:style-name="ce127" office:value-type="string">
            <text:p>L0</text:p>
          </table:table-cell>
          <table:table-cell table:style-name="ce128" office:value-type="string">
            <text:p>And at most of how many of Receivers</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8" office:value-type="string">
            <text:p>PS083_AtLeastOfSourcesPerReceiver</text:p>
          </table:table-cell>
          <table:table-cell table:style-name="ce127" office:value-type="string">
            <text:p>L0</text:p>
          </table:table-cell>
          <table:table-cell table:style-name="ce128" office:value-type="string">
            <text:p>At least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8" office:value-type="string">
            <text:p>PS084_PreferablyOfSourcesPerReceiver</text:p>
          </table:table-cell>
          <table:table-cell table:style-name="ce127" office:value-type="string">
            <text:p>L0</text:p>
          </table:table-cell>
          <table:table-cell table:style-name="ce128" office:value-type="string">
            <text:p>Preferably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8" office:value-type="string">
            <text:p>PS085_AndAtMostOfSourcesPerReceiver</text:p>
          </table:table-cell>
          <table:table-cell table:style-name="ce127" office:value-type="string">
            <text:p>L0</text:p>
          </table:table-cell>
          <table:table-cell table:style-name="ce128" office:value-type="string">
            <text:p>And at most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4">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4">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
          <table:table-cell office:value-type="string">
            <text:p>PS096_NewIssueOfRequirement</text:p>
          </table:table-cell>
          <table:table-cell table:style-name="ce38" office:value-type="string">
            <text:p>L0</text:p>
          </table:table-cell>
          <table:table-cell table:style-name="ce66"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2"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97_IssueDetailsOfRequirement</text:p>
          </table:table-cell>
          <table:table-cell table:style-name="ce38" office:value-type="string">
            <text:p>L1</text:p>
          </table:table-cell>
          <table:table-cell table:style-name="ce66"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2"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98_IssueTypeOfRequirement</text:p>
          </table:table-cell>
          <table:table-cell table:style-name="ce38" office:value-type="string">
            <text:p>L1</text:p>
          </table:table-cell>
          <table:table-cell table:style-name="ce66"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2"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99_TagsDetailsOfRequirement</text:p>
          </table:table-cell>
          <table:table-cell table:style-name="ce38" office:value-type="string">
            <text:p>L1</text:p>
          </table:table-cell>
          <table:table-cell table:style-name="ce66"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2"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100_SeverityOption</text:p>
          </table:table-cell>
          <table:table-cell table:style-name="ce38" office:value-type="string">
            <text:p>L1</text:p>
          </table:table-cell>
          <table:table-cell table:style-name="ce66"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2"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101_SuggestionOfRequirement</text:p>
          </table:table-cell>
          <table:table-cell table:style-name="ce38" office:value-type="string">
            <text:p>L1</text:p>
          </table:table-cell>
          <table:table-cell table:style-name="ce66"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2"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
          <table:table-cell office:value-type="string">
            <text:p>PS0102_IssueAttachOption</text:p>
          </table:table-cell>
          <table:table-cell table:style-name="ce91" office:value-type="string">
            <text:p>L1</text:p>
          </table:table-cell>
          <table:table-cell table:style-name="ce66"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2"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103_IssueAttachmentName</text:p>
          </table:table-cell>
          <table:table-cell table:style-name="ce91" office:value-type="string">
            <text:p>L1</text:p>
          </table:table-cell>
          <table:table-cell table:style-name="ce66"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2"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104_IssueFileAttachmentAsReference</text:p>
          </table:table-cell>
          <table:table-cell table:style-name="ce91" office:value-type="string">
            <text:p>L1</text:p>
          </table:table-cell>
          <table:table-cell table:style-name="ce66"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2"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105_IssueFileAttachmentAsPolicy</text:p>
          </table:table-cell>
          <table:table-cell table:style-name="ce91" office:value-type="string">
            <text:p>L1</text:p>
          </table:table-cell>
          <table:table-cell table:style-name="ce66"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2"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106_AttachmentAsURL</text:p>
          </table:table-cell>
          <table:table-cell table:style-name="ce91" office:value-type="string">
            <text:p>L1</text:p>
          </table:table-cell>
          <table:table-cell table:style-name="ce66"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2"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30" office:value-type="string">
            <text:p>PS0107_AttachmentAsInvalidURL</text:p>
          </table:table-cell>
          <table:table-cell table:style-name="ce90" office:value-type="string">
            <text:p>L2</text:p>
          </table:table-cell>
          <table:table-cell table:style-name="ce135"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
          <table:table-cell table:style-name="ce131" office:value-type="string">
            <text:p>PS112_ViewAllSituationRequirement</text:p>
          </table:table-cell>
          <table:table-cell table:style-name="ce134" office:value-type="string">
            <text:p>L0</text:p>
          </table:table-cell>
          <table:table-cell table:style-name="ce131"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4"/>
          <table:table-cell table:style-name="ce137" office:value-type="string">
            <text:p>Verify that requirement can be viewed during all sitution ie during,before or after</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
          <table:table-cell table:style-name="ce131" office:value-type="string">
            <text:p>PS113_ViewRequirementBefore</text:p>
          </table:table-cell>
          <table:table-cell table:style-name="ce134" office:value-type="string">
            <text:p>L0</text:p>
          </table:table-cell>
          <table:table-cell table:style-name="ce131"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4"/>
          <table:table-cell table:style-name="ce137" office:value-type="string">
            <text:p>Verify that requirement can be viewed before</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
          <table:table-cell table:style-name="ce131" office:value-type="string">
            <text:p>PS114_ViewRequirementAfter</text:p>
          </table:table-cell>
          <table:table-cell table:style-name="ce134" office:value-type="string">
            <text:p>L0</text:p>
          </table:table-cell>
          <table:table-cell table:style-name="ce131"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4"/>
          <table:table-cell table:style-name="ce137" office:value-type="string">
            <text:p>Verify that requirement can be viewed after</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
          <table:table-cell table:style-name="ce132" office:value-type="string">
            <text:p>PS115_ViewRequirementDuring</text:p>
          </table:table-cell>
          <table:table-cell table:style-name="ce134" office:value-type="string">
            <text:p>L0</text:p>
          </table:table-cell>
          <table:table-cell table:style-name="ce132"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4"/>
          <table:table-cell table:style-name="ce137" office:value-type="string">
            <text:p>Verify that requirement can be viewed during</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
          <table:table-cell table:style-name="ce131" office:value-type="string">
            <text:p>PS116_ViewRequirementAtAnyEvent</text:p>
          </table:table-cell>
          <table:table-cell table:style-name="ce134" office:value-type="string">
            <text:p>L0</text:p>
          </table:table-cell>
          <table:table-cell table:style-name="ce131"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4"/>
          <table:table-cell table:style-name="ce137" office:value-type="string">
            <text:p>Verify that requirement can be viewed at any event</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
          <table:table-cell table:style-name="ce131" office:value-type="string">
            <text:p>PS117_ViewCommitmentsFulfillingRequirements</text:p>
          </table:table-cell>
          <table:table-cell table:style-name="ce134" office:value-type="string">
            <text:p>L0</text:p>
          </table:table-cell>
          <table:table-cell table:style-name="ce131"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4"/>
          <table:table-cell table:style-name="ce137" office:value-type="string">
            <text:p>Verify Commitments fulfilling requirement</text:p>
          </table:table-cell>
          <table:table-cell table:style-name="ce134"/>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9">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 table:number-rows-repeated="6">
          <table:table-cell table:style-name="Default" table:number-columns-repeated="9"/>
          <table:table-cell table:number-columns-repeated="1015"/>
        </table:table-row>
        <table:table-row table:style-name="ro1" table:number-rows-repeated="65406">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148"/>
        <table:table-column table:style-name="co68" table:default-cell-style-name="ce114"/>
        <table:table-column table:style-name="co82" table:default-cell-style-name="ce148"/>
        <table:table-column table:style-name="co83" table:default-cell-style-name="ce114"/>
        <table:table-column table:style-name="co84" table:default-cell-style-name="ce116"/>
        <table:table-column table:style-name="co14" table:default-cell-style-name="ce114"/>
        <table:table-column table:style-name="co41" table:default-cell-style-name="ce82"/>
        <table:table-column table:style-name="co72" table:default-cell-style-name="ce114"/>
        <table:table-column table:style-name="co32" table:default-cell-style-name="ce114"/>
        <table:table-column table:style-name="co85" table:default-cell-style-name="ce114"/>
        <table:table-column table:style-name="co32" table:default-cell-style-name="ce114"/>
        <table:table-column table:style-name="co86" table:default-cell-style-name="ce114"/>
        <table:table-column table:style-name="co32" table:visibility="collapse" table:number-columns-repeated="3" table:default-cell-style-name="ce114"/>
        <table:table-column table:style-name="co87" table:visibility="collapse" table:default-cell-style-name="ce114"/>
        <table:table-column table:style-name="co88" table:visibility="collapse" table:default-cell-style-name="ce114"/>
        <table:table-column table:style-name="co33" table:default-cell-style-name="ce114"/>
        <table:table-column table:style-name="co89" table:default-cell-style-name="ce114"/>
        <table:table-column table:style-name="co22" table:default-cell-style-name="ce114"/>
        <table:table-column table:style-name="co32" table:number-columns-repeated="1002" table:default-cell-style-name="ce114"/>
        <table:table-column table:style-name="co32" table:default-cell-style-name="ce24"/>
        <table:table-column table:style-name="co35" table:default-cell-style-name="ce24"/>
        <table:table-row table:style-name="ro18">
          <table:table-cell table:style-name="ce144" office:value-type="string">
            <text:p>TEST CASE ID</text:p>
          </table:table-cell>
          <table:table-cell table:style-name="ce35" office:value-type="string">
            <text:p>PRIORITY</text:p>
          </table:table-cell>
          <table:table-cell table:style-name="ce144" office:value-type="string">
            <text:p>TITLE</text:p>
          </table:table-cell>
          <table:table-cell table:style-name="ce35" office:value-type="string">
            <text:p>SET UP</text:p>
          </table:table-cell>
          <table:table-cell table:style-name="ce35" office:value-type="string">
            <text:p>STETFP</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117" table:number-columns-repeated="1002"/>
          <table:table-cell table:number-columns-repeated="2"/>
        </table:table-row>
        <table:table-row table:style-name="ro86">
          <table:table-cell table:style-name="ce66" office:value-type="string">
            <text:p>TFP001_ReceivePanel</text:p>
          </table:table-cell>
          <table:table-cell table:style-name="ce38" office:value-type="string">
            <text:p>L1</text:p>
          </table:table-cell>
          <table:table-cell table:style-name="ce66"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66" office:value-type="string">
            <text:p>TFP002_SendPanel</text:p>
          </table:table-cell>
          <table:table-cell table:style-name="ce38" office:value-type="string">
            <text:p>L1</text:p>
          </table:table-cell>
          <table:table-cell table:style-name="ce66"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03_AddInfoReceive</text:p>
          </table:table-cell>
          <table:table-cell table:style-name="ce38" office:value-type="string">
            <text:p>L1</text:p>
          </table:table-cell>
          <table:table-cell table:style-name="ce66"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04_AddInfoSend</text:p>
          </table:table-cell>
          <table:table-cell table:style-name="ce38" office:value-type="string">
            <text:p>L1</text:p>
          </table:table-cell>
          <table:table-cell table:style-name="ce66"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05_CreateFlow</text:p>
          </table:table-cell>
          <table:table-cell table:style-name="ce38" office:value-type="string">
            <text:p>L0</text:p>
          </table:table-cell>
          <table:table-cell table:style-name="ce66"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66" office:value-type="string">
            <text:p>TFP006_ExpandTaskSummary</text:p>
          </table:table-cell>
          <table:table-cell table:style-name="ce38" office:value-type="string">
            <text:p>L1</text:p>
          </table:table-cell>
          <table:table-cell table:style-name="ce66"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07</text:p>
          </table:table-cell>
          <table:table-cell table:style-name="ce38" office:value-type="string">
            <text:p>L4</text:p>
          </table:table-cell>
          <table:table-cell table:style-name="ce66"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08_ShowOrHideTaskDetails</text:p>
          </table:table-cell>
          <table:table-cell table:style-name="ce38" office:value-type="string">
            <text:p>L1</text:p>
          </table:table-cell>
          <table:table-cell table:style-name="ce66"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09_TaskTagsDetails</text:p>
          </table:table-cell>
          <table:table-cell table:style-name="ce38" office:value-type="string">
            <text:p>L1</text:p>
          </table:table-cell>
          <table:table-cell table:style-name="ce66"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10_TaskTagsLink</text:p>
          </table:table-cell>
          <table:table-cell table:style-name="ce38" office:value-type="string">
            <text:p>L1</text:p>
          </table:table-cell>
          <table:table-cell table:style-name="ce66"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11_TaskIsOption</text:p>
          </table:table-cell>
          <table:table-cell table:style-name="ce38" office:value-type="string">
            <text:p>L1</text:p>
          </table:table-cell>
          <table:table-cell table:style-name="ce66"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5" office:value-type="string">
            <text:p>TFP012_TaskIsOperational</text:p>
          </table:table-cell>
          <table:table-cell table:style-name="ce39" office:value-type="string">
            <text:p>L0</text:p>
          </table:table-cell>
          <table:table-cell table:style-name="ce13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36"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21" table:number-columns-repeated="1002"/>
          <table:table-cell table:style-name="ce86" table:number-columns-repeated="2"/>
        </table:table-row>
        <table:table-row table:style-name="ro66">
          <table:table-cell table:style-name="ce66" office:value-type="string">
            <text:p>TFP013_ProhibitedOption</text:p>
          </table:table-cell>
          <table:table-cell table:style-name="ce38" office:value-type="string">
            <text:p>L1</text:p>
          </table:table-cell>
          <table:table-cell table:style-name="ce66"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14_AddLocation</text:p>
          </table:table-cell>
          <table:table-cell table:style-name="ce38" office:value-type="string">
            <text:p>L1</text:p>
          </table:table-cell>
          <table:table-cell table:style-name="ce66"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15_AddAgent</text:p>
          </table:table-cell>
          <table:table-cell table:style-name="ce38" office:value-type="string">
            <text:p>L1</text:p>
          </table:table-cell>
          <table:table-cell table:style-name="ce66"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16_AddRole</text:p>
          </table:table-cell>
          <table:table-cell table:style-name="ce38" office:value-type="string">
            <text:p>L1</text:p>
          </table:table-cell>
          <table:table-cell table:style-name="ce66"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17_AddJurisdiction</text:p>
          </table:table-cell>
          <table:table-cell table:style-name="ce38" office:value-type="string">
            <text:p>L1</text:p>
          </table:table-cell>
          <table:table-cell table:style-name="ce66"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18_AddOrganization</text:p>
          </table:table-cell>
          <table:table-cell table:style-name="ce38" office:value-type="string">
            <text:p>L1</text:p>
          </table:table-cell>
          <table:table-cell table:style-name="ce66"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19</text:p>
          </table:table-cell>
          <table:table-cell table:style-name="ce38" office:value-type="string">
            <text:p>L1</text:p>
          </table:table-cell>
          <table:table-cell table:style-name="ce66" office:value-type="string">
            <text:p>Execution: Assigns Executes Task as a Team</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office:value-type="string">
            <text:p>- Verify that checkbox can be cli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20_CausesEventOption</text:p>
          </table:table-cell>
          <table:table-cell table:style-name="ce38" office:value-type="string">
            <text:p>L1</text:p>
          </table:table-cell>
          <table:table-cell table:style-name="ce66"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21_UsuallyCompletesAfterOption</text:p>
          </table:table-cell>
          <table:table-cell table:style-name="ce38" office:value-type="string">
            <text:p>L1</text:p>
          </table:table-cell>
          <table:table-cell table:style-name="ce66"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22_RepeatsEvery</text:p>
          </table:table-cell>
          <table:table-cell table:style-name="ce38" office:value-type="string">
            <text:p>L1</text:p>
          </table:table-cell>
          <table:table-cell table:style-name="ce66"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23_Responding</text:p>
          </table:table-cell>
          <table:table-cell table:style-name="ce38" office:value-type="string">
            <text:p>L1</text:p>
          </table:table-cell>
          <table:table-cell table:style-name="ce66"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24_EventUnnamed</text:p>
          </table:table-cell>
          <table:table-cell table:style-name="ce38" office:value-type="string">
            <text:p>L1</text:p>
          </table:table-cell>
          <table:table-cell table:style-name="ce66"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2">
          <table:table-cell table:style-name="ce66" office:value-type="string">
            <text:p>TFP025_OngoingOrStartsWith</text:p>
          </table:table-cell>
          <table:table-cell table:style-name="ce38" office:value-type="string">
            <text:p>L1</text:p>
          </table:table-cell>
          <table:table-cell table:style-name="ce66"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66" office:value-type="string">
            <text:p>TFP026_EndEventUnnamed</text:p>
          </table:table-cell>
          <table:table-cell table:style-name="ce38" office:value-type="string">
            <text:p>L1</text:p>
          </table:table-cell>
          <table:table-cell table:style-name="ce66"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27_GoalsLink</text:p>
          </table:table-cell>
          <table:table-cell table:style-name="ce38" office:value-type="string">
            <text:p>L1</text:p>
          </table:table-cell>
          <table:table-cell table:style-name="ce66"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28_GoalsOption</text:p>
          </table:table-cell>
          <table:table-cell table:style-name="ce38" office:value-type="string">
            <text:p>L1</text:p>
          </table:table-cell>
          <table:table-cell table:style-name="ce66"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29_GoalsOptionUnchecked</text:p>
          </table:table-cell>
          <table:table-cell table:style-name="ce38" office:value-type="string">
            <text:p>L1</text:p>
          </table:table-cell>
          <table:table-cell table:style-name="ce66"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30_TaskInstructions</text:p>
          </table:table-cell>
          <table:table-cell table:style-name="ce38" office:value-type="string">
            <text:p>L1</text:p>
          </table:table-cell>
          <table:table-cell table:style-name="ce66"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31_TaskAttachOptions</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66" office:value-type="string">
            <text:p>TFP032_TaskAttach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33_Task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34_Task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35_TaskAttachmentAsPolicyMust</text:p>
          </table:table-cell>
          <table:table-cell table:style-name="ce38" office:value-type="string">
            <text:p>L1</text:p>
          </table:table-cell>
          <table:table-cell table:style-name="ce66"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36_TaskAttachmentAsProhibitPolicy</text:p>
          </table:table-cell>
          <table:table-cell table:style-name="ce38" office:value-type="string">
            <text:p>L1</text:p>
          </table:table-cell>
          <table:table-cell table:style-name="ce66"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37_TaskAttachmentAsURL</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135" office:value-type="string">
            <text:p>TFP038</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3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7" table:number-columns-repeated="1002"/>
          <table:table-cell table:style-name="ce86" table:number-columns-repeated="2"/>
        </table:table-row>
        <table:table-row table:style-name="ro62">
          <table:table-cell table:style-name="ce66" office:value-type="string">
            <text:p>TFP039_TaskNewIssue</text:p>
          </table:table-cell>
          <table:table-cell table:style-name="ce38" office:value-type="string">
            <text:p>L0</text:p>
          </table:table-cell>
          <table:table-cell table:style-name="ce66"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40_TaskIssueDetails</text:p>
          </table:table-cell>
          <table:table-cell table:style-name="ce38" office:value-type="string">
            <text:p>L1</text:p>
          </table:table-cell>
          <table:table-cell table:style-name="ce66"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41_TaskIssueTypeOption</text:p>
          </table:table-cell>
          <table:table-cell table:style-name="ce38" office:value-type="string">
            <text:p>L1</text:p>
          </table:table-cell>
          <table:table-cell table:style-name="ce66"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42_TaskIssueTagsDetails</text:p>
          </table:table-cell>
          <table:table-cell table:style-name="ce38" office:value-type="string">
            <text:p>L1</text:p>
          </table:table-cell>
          <table:table-cell table:style-name="ce66"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43_TaskIssueSeverityOption</text:p>
          </table:table-cell>
          <table:table-cell table:style-name="ce38" office:value-type="string">
            <text:p>L1</text:p>
          </table:table-cell>
          <table:table-cell table:style-name="ce66"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44_TaskIssueSuggestions</text:p>
          </table:table-cell>
          <table:table-cell table:style-name="ce38" office:value-type="string">
            <text:p>L1</text:p>
          </table:table-cell>
          <table:table-cell table:style-name="ce66"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45_TaskIssueAttachOptions</text:p>
          </table:table-cell>
          <table:table-cell table:style-name="ce91"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46_TaskIssueAttachName</text:p>
          </table:table-cell>
          <table:table-cell table:style-name="ce91"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6" office:value-type="string">
            <text:p>TFP047_TaskIssueAttachmentAsReference</text:p>
          </table:table-cell>
          <table:table-cell table:style-name="ce91"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6" office:value-type="string">
            <text:p>TFP048_TaskIssueAttachmentAsPolicy</text:p>
          </table:table-cell>
          <table:table-cell table:style-name="ce91"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49_IssueAttachmentAsURL</text:p>
          </table:table-cell>
          <table:table-cell table:style-name="ce91"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35" office:value-type="string">
            <text:p>TFP050</text:p>
          </table:table-cell>
          <table:table-cell table:style-name="ce90"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7" table:number-columns-repeated="1002"/>
          <table:table-cell table:style-name="ce86" table:number-columns-repeated="2"/>
        </table:table-row>
        <table:table-row table:style-name="ro9">
          <table:table-cell table:style-name="ce66" office:value-type="string">
            <text:p>TFP051</text:p>
          </table:table-cell>
          <table:table-cell table:style-name="ce91" office:value-type="string">
            <text:p>L1</text:p>
          </table:table-cell>
          <table:table-cell table:style-name="ce66"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52_TaskCreateSurvey</text:p>
          </table:table-cell>
          <table:table-cell table:style-name="ce91" office:value-type="string">
            <text:p>L0</text:p>
          </table:table-cell>
          <table:table-cell table:style-name="ce66"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53_AddInfoReceiveSendInformation</text:p>
          </table:table-cell>
          <table:table-cell table:style-name="ce38" office:value-type="string">
            <text:p>L1</text:p>
          </table:table-cell>
          <table:table-cell table:style-name="ce66"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54_AddInfoReceiveSendTagLink</text:p>
          </table:table-cell>
          <table:table-cell table:style-name="ce38" office:value-type="string">
            <text:p>L1</text:p>
          </table:table-cell>
          <table:table-cell table:style-name="ce66"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55_AddInfoReceiveSendTagDetails</text:p>
          </table:table-cell>
          <table:table-cell table:style-name="ce38" office:value-type="string">
            <text:p>L1</text:p>
          </table:table-cell>
          <table:table-cell table:style-name="ce66"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56_AddInfoReceiveSendIntent</text:p>
          </table:table-cell>
          <table:table-cell table:style-name="ce38" office:value-type="string">
            <text:p>L1</text:p>
          </table:table-cell>
          <table:table-cell table:style-name="ce66"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57_AddInfoReceiveSendElementsLink</text:p>
          </table:table-cell>
          <table:table-cell table:style-name="ce38" office:value-type="string">
            <text:p>L1</text:p>
          </table:table-cell>
          <table:table-cell table:style-name="ce66"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5" office:value-type="string">
            <text:p>TFP058_NotificationOption</text:p>
          </table:table-cell>
          <table:table-cell table:style-name="ce150" office:value-type="string">
            <text:p>L1</text:p>
          </table:table-cell>
          <table:table-cell table:style-name="ce145" office:value-type="string">
            <text:p>Notification&lt;options&gt;</text:p>
          </table:table-cell>
          <table:table-cell table:style-name="ce150"/>
          <table:table-cell table:style-name="ce150"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50"/>
          <table:table-cell table:style-name="ce152" office:value-type="string">
            <text:p>-Verify that when notification selected then instruction get diabled</text:p>
          </table:table-cell>
          <table:table-cell table:style-name="ce150"/>
          <table:table-cell table:style-name="ce150" office:value-type="string">
            <text:p>PASS</text:p>
          </table:table-cell>
          <table:table-cell table:style-name="ce150" office:value-type="string">
            <text:p>YES</text:p>
          </table:table-cell>
          <table:table-cell table:style-name="ce150"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8" table:number-columns-repeated="1002"/>
          <table:table-cell table:style-name="ce160" table:number-columns-repeated="2"/>
        </table:table-row>
        <table:table-row table:style-name="ro10">
          <table:table-cell table:style-name="ce66" office:value-type="string">
            <text:p>TFP059_ReplyThatOption</text:p>
          </table:table-cell>
          <table:table-cell table:style-name="ce38" office:value-type="string">
            <text:p>L1</text:p>
          </table:table-cell>
          <table:table-cell table:style-name="ce66"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53"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3">
          <table:table-cell table:style-name="ce66" office:value-type="string">
            <text:p>TFP060</text:p>
          </table:table-cell>
          <table:table-cell table:style-name="ce38" office:value-type="string">
            <text:p>L1</text:p>
          </table:table-cell>
          <table:table-cell table:style-name="ce66"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53"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3">
          <table:table-cell table:style-name="ce66" office:value-type="string">
            <text:p>TFP061</text:p>
          </table:table-cell>
          <table:table-cell table:style-name="ce38" office:value-type="string">
            <text:p>L1</text:p>
          </table:table-cell>
          <table:table-cell table:style-name="ce66"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53"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
          <table:table-cell table:style-name="ce66" office:value-type="string">
            <text:p>TFP062_CreateFlow</text:p>
          </table:table-cell>
          <table:table-cell table:style-name="ce38" office:value-type="string">
            <text:p>L1</text:p>
          </table:table-cell>
          <table:table-cell table:style-name="ce66"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63_AddInfoReceiveSendButOnlyIfOption</text:p>
          </table:table-cell>
          <table:table-cell table:style-name="ce38" office:value-type="string">
            <text:p>L1</text:p>
          </table:table-cell>
          <table:table-cell table:style-name="ce66"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64_AddInfoReceiveSendChannels</text:p>
          </table:table-cell>
          <table:table-cell table:style-name="ce38" office:value-type="string">
            <text:p>L1</text:p>
          </table:table-cell>
          <table:table-cell table:style-name="ce66"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5_AddInfoReceiveSendChannelsOptions</text:p>
          </table:table-cell>
          <table:table-cell table:style-name="ce38" office:value-type="string">
            <text:p>L1</text:p>
          </table:table-cell>
          <table:table-cell table:style-name="ce66"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6" office:value-type="string">
            <text:p>TFP066</text:p>
          </table:table-cell>
          <table:table-cell table:style-name="ce38" office:value-type="string">
            <text:p>L1</text:p>
          </table:table-cell>
          <table:table-cell table:style-name="ce66"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67_AddInfoReceiveSendWithin</text:p>
          </table:table-cell>
          <table:table-cell table:style-name="ce38" office:value-type="string">
            <text:p>L1</text:p>
          </table:table-cell>
          <table:table-cell table:style-name="ce66"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53"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3">
          <table:table-cell table:style-name="ce145" office:value-type="string">
            <text:p>TFP068</text:p>
          </table:table-cell>
          <table:table-cell table:style-name="ce150" office:value-type="string">
            <text:p>L1</text:p>
          </table:table-cell>
          <table:table-cell table:style-name="ce145" office:value-type="string">
            <text:p>Senders task</text:p>
          </table:table-cell>
          <table:table-cell table:style-name="ce150"/>
          <table:table-cell table:style-name="ce150" office:value-type="string">
            <text:p>1. Login to the Channels.</text:p>
            <text:p>2.Click on Information sharing model.</text:p>
            <text:p>3. Create task.</text:p>
            <text:p>4. Click on add info receive or add info send.</text:p>
            <text:p>5. Click on Senders task link</text:p>
          </table:table-cell>
          <table:table-cell table:style-name="ce150"/>
          <table:table-cell table:style-name="ce152" office:value-type="string">
            <text:p>-Verify that information flow details gets minimized</text:p>
            <text:p>-Verify that pointer moves to sender task in add info send</text:p>
          </table:table-cell>
          <table:table-cell table:style-name="ce150"/>
          <table:table-cell table:style-name="ce150" office:value-type="string">
            <text:p>PASS</text:p>
          </table:table-cell>
          <table:table-cell table:style-name="ce150" office:value-type="string">
            <text:p>NO</text:p>
          </table:table-cell>
          <table:table-cell table:style-name="ce150"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8" table:number-columns-repeated="1002"/>
          <table:table-cell table:style-name="ce160" table:number-columns-repeated="2"/>
        </table:table-row>
        <table:table-row table:style-name="ro9">
          <table:table-cell table:style-name="ce145" office:value-type="string">
            <text:p>TFP069</text:p>
          </table:table-cell>
          <table:table-cell table:style-name="ce150" office:value-type="string">
            <text:p>L1</text:p>
          </table:table-cell>
          <table:table-cell table:style-name="ce145" office:value-type="string">
            <text:p>terminates after notifying</text:p>
          </table:table-cell>
          <table:table-cell table:style-name="ce150"/>
          <table:table-cell table:style-name="ce150"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50"/>
          <table:table-cell table:style-name="ce152" office:value-type="string">
            <text:p>-Verify that (stop) is displayed on flow</text:p>
          </table:table-cell>
          <table:table-cell table:style-name="ce150"/>
          <table:table-cell table:style-name="ce150" office:value-type="string">
            <text:p>PASS</text:p>
          </table:table-cell>
          <table:table-cell table:style-name="ce150" office:value-type="string">
            <text:p>NO</text:p>
          </table:table-cell>
          <table:table-cell table:style-name="ce150"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8" table:number-columns-repeated="1002"/>
          <table:table-cell table:style-name="ce160" table:number-columns-repeated="2"/>
        </table:table-row>
        <table:table-row table:style-name="ro88">
          <table:table-cell table:style-name="ce66" office:value-type="string">
            <text:p>TFP070_AddInfoReceiveSendInstructions</text:p>
          </table:table-cell>
          <table:table-cell table:style-name="ce38" office:value-type="string">
            <text:p>L1</text:p>
          </table:table-cell>
          <table:table-cell table:style-name="ce66"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9" table:number-columns-repeated="1002"/>
          <table:table-cell table:style-name="ce22" table:number-columns-repeated="2"/>
        </table:table-row>
        <table:table-row table:style-name="ro3">
          <table:table-cell table:style-name="ce66" office:value-type="string">
            <text:p>TFP071_AddInfoReceiveSendAttachOptions</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66" office:value-type="string">
            <text:p>TFP072_AddInfoReceiveSendAttach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6" office:value-type="string">
            <text:p>TFP073_AddInfoReceiveSend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53"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
          <table:table-cell table:style-name="ce66" office:value-type="string">
            <text:p>TFP074_AddInfoReceiveSend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53"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
          <table:table-cell table:style-name="ce66" office:value-type="string">
            <text:p>TFP075_AddInfoReceiveSendAttachmentAsMandating</text:p>
          </table:table-cell>
          <table:table-cell table:style-name="ce38" office:value-type="string">
            <text:p>L1</text:p>
          </table:table-cell>
          <table:table-cell table:style-name="ce66"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53"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
          <table:table-cell table:style-name="ce66" office:value-type="string">
            <text:p>TFP076_AddInfoReceiveSendAttachmentAsProhibited</text:p>
          </table:table-cell>
          <table:table-cell table:style-name="ce38" office:value-type="string">
            <text:p>L1</text:p>
          </table:table-cell>
          <table:table-cell table:style-name="ce66"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53"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
          <table:table-cell table:style-name="ce66" office:value-type="string">
            <text:p>TFP077_AddInfoReceiveSendAttachmentAsPicture</text:p>
          </table:table-cell>
          <table:table-cell table:style-name="ce38" office:value-type="string">
            <text:p>L1</text:p>
          </table:table-cell>
          <table:table-cell table:style-name="ce66"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53"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
          <table:table-cell table:style-name="ce66" office:value-type="string">
            <text:p>TFP078_AddInfoReceiveSendAttachmentAsURL</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35" office:value-type="string">
            <text:p>TFP079</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7" table:number-columns-repeated="1002"/>
          <table:table-cell table:style-name="ce86" table:number-columns-repeated="2"/>
        </table:table-row>
        <table:table-row table:style-name="ro9">
          <table:table-cell table:style-name="ce66" office:value-type="string">
            <text:p>TFP080_AddInfoReceiveSendNewIssue</text:p>
          </table:table-cell>
          <table:table-cell table:style-name="ce38" office:value-type="string">
            <text:p>L0</text:p>
          </table:table-cell>
          <table:table-cell table:style-name="ce66"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81_AddInfoReceiveSendIssueDetails</text:p>
          </table:table-cell>
          <table:table-cell table:style-name="ce38" office:value-type="string">
            <text:p>L1</text:p>
          </table:table-cell>
          <table:table-cell table:style-name="ce66"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82_AddInfoReceiveSendIssueTypeOption</text:p>
          </table:table-cell>
          <table:table-cell table:style-name="ce38" office:value-type="string">
            <text:p>L1</text:p>
          </table:table-cell>
          <table:table-cell table:style-name="ce66"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83_AddInfoReceiveSendInfoTagsDetails</text:p>
          </table:table-cell>
          <table:table-cell table:style-name="ce38" office:value-type="string">
            <text:p>L1</text:p>
          </table:table-cell>
          <table:table-cell table:style-name="ce66"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84_AddInfoReceiveSendIssueSeverity</text:p>
          </table:table-cell>
          <table:table-cell table:style-name="ce38" office:value-type="string">
            <text:p>L1</text:p>
          </table:table-cell>
          <table:table-cell table:style-name="ce66"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85_AddInfoReceiveSentSuggestion</text:p>
          </table:table-cell>
          <table:table-cell table:style-name="ce38" office:value-type="string">
            <text:p>L1</text:p>
          </table:table-cell>
          <table:table-cell table:style-name="ce66"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86_AttachReceiveSentAttachOption</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87_AddInfoReceiveSentAttachment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88_AddInfoReceiveSent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89_AddInfoReceiveSent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90</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5" office:value-type="string">
            <text:p>TFP091</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7" table:number-columns-repeated="1002"/>
          <table:table-cell table:style-name="ce86" table:number-columns-repeated="2"/>
        </table:table-row>
        <table:table-row table:style-name="ro9">
          <table:table-cell table:style-name="ce66" office:value-type="string">
            <text:p>TFP092</text:p>
          </table:table-cell>
          <table:table-cell table:style-name="ce38" office:value-type="string">
            <text:p>L1</text:p>
          </table:table-cell>
          <table:table-cell table:style-name="ce66"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66" office:value-type="string">
            <text:p>TFP093_AddInfoReceiveSentCreateSurvey</text:p>
          </table:table-cell>
          <table:table-cell table:style-name="ce38" office:value-type="string">
            <text:p>L1</text:p>
          </table:table-cell>
          <table:table-cell table:style-name="ce66"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135" office:value-type="string">
            <text:p>TFP094</text:p>
          </table:table-cell>
          <table:table-cell table:style-name="ce39"/>
          <table:table-cell table:style-name="ce135" office:value-type="string">
            <text:p>More-SendMessage</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6" office:value-type="string">
            <text:p>NO</text:p>
          </table:table-cell>
          <table:table-cell table:number-columns-repeated="1004"/>
        </table:table-row>
        <table:table-row table:style-name="ro89">
          <table:table-cell table:style-name="ce135" office:value-type="string">
            <text:p>TFP095</text:p>
          </table:table-cell>
          <table:table-cell table:style-name="ce39"/>
          <table:table-cell table:style-name="ce135" office:value-type="string">
            <text:p>More-ShowElements</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6" office:value-type="string">
            <text:p>NO</text:p>
          </table:table-cell>
          <table:table-cell table:number-columns-repeated="1004"/>
        </table:table-row>
        <table:table-row table:style-name="ro89">
          <table:table-cell table:style-name="ce147" office:value-type="string">
            <text:p>TFP096</text:p>
          </table:table-cell>
          <table:table-cell table:style-name="ce39"/>
          <table:table-cell table:style-name="ce135" office:value-type="string">
            <text:p>More-CopyCapability</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6" office:value-type="string">
            <text:p>NO</text:p>
          </table:table-cell>
          <table:table-cell table:number-columns-repeated="1004"/>
        </table:table-row>
        <table:table-row table:style-name="ro89">
          <table:table-cell table:style-name="ce147" office:value-type="string">
            <text:p>TFP097</text:p>
          </table:table-cell>
          <table:table-cell table:style-name="ce39"/>
          <table:table-cell table:style-name="ce135" office:value-type="string">
            <text:p>More-CopyInfoNeed</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6" office:value-type="string">
            <text:p>NO</text:p>
          </table:table-cell>
          <table:table-cell table:number-columns-repeated="1004"/>
        </table:table-row>
        <table:table-row table:style-name="ro89">
          <table:table-cell table:style-name="ce147" office:value-type="string">
            <text:p>TFP098</text:p>
          </table:table-cell>
          <table:table-cell table:style-name="ce39"/>
          <table:table-cell table:style-name="ce135" office:value-type="string">
            <text:p>More-HideShowDetails</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6" office:value-type="string">
            <text:p>NO</text:p>
          </table:table-cell>
          <table:table-cell table:number-columns-repeated="1004"/>
        </table:table-row>
        <table:table-row table:style-name="ro89">
          <table:table-cell table:style-name="ce147" office:value-type="string">
            <text:p>TFP099</text:p>
          </table:table-cell>
          <table:table-cell table:style-name="ce39"/>
          <table:table-cell table:style-name="ce135" office:value-type="string">
            <text:p>More</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6" office:value-type="string">
            <text:p>NO</text:p>
          </table:table-cell>
          <table:table-cell table:number-columns-repeated="1004"/>
        </table:table-row>
        <table:table-row table:style-name="ro62">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office:value-type="string">
            <text:p>TFP102_AdvanceFormOfReceiveInfo</text:p>
          </table:table-cell>
          <table:table-cell/>
          <table:table-cell table:style-name="ce66"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office:value-type="string">
            <text:p>TFP103_SimpleFormOfReceiveInfo</text:p>
          </table:table-cell>
          <table:table-cell/>
          <table:table-cell table:style-name="ce66"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office:value-type="string">
            <text:p>TFP104_AdvanceFormOfSentInfo</text:p>
          </table:table-cell>
          <table:table-cell/>
          <table:table-cell table:style-name="ce66"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office:value-type="string">
            <text:p>TFP105_SimpleFormOfSentInfo</text:p>
          </table:table-cell>
          <table:table-cell/>
          <table:table-cell table:style-name="ce66"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149" office:value-type="string">
            <text:p>TFP106_LocationAsNamed</text:p>
          </table:table-cell>
          <table:table-cell table:style-name="ce151" office:value-type="string">
            <text:p>L0</text:p>
          </table:table-cell>
          <table:table-cell table:style-name="ce151" office:value-type="string">
            <text:p>Named location</text:p>
          </table:table-cell>
          <table:table-cell table:style-name="ce151"/>
          <table:table-cell table:style-name="ce151" office:value-type="string">
            <text:p>1. Login to channels with valid credentials.</text:p>
            <text:p>2. Click on the Information Sharing Model Link.</text:p>
            <text:p>3. Click on Add new task under action pop menu.</text:p>
            <text:p>4. Select Named option of location</text:p>
          </table:table-cell>
          <table:table-cell table:style-name="ce151"/>
          <table:table-cell table:style-name="ce151" office:value-type="string">
            <text:p>Verify that location can be entered as named</text:p>
          </table:table-cell>
          <table:table-cell table:style-name="ce151"/>
          <table:table-cell table:style-name="ce151" office:value-type="string">
            <text:p>PASS</text:p>
          </table:table-cell>
          <table:table-cell table:style-name="ce154" office:value-type="string">
            <text:p>YES</text:p>
          </table:table-cell>
          <table:table-cell table:style-name="ce154" table:number-columns-repeated="1012"/>
          <table:table-cell table:style-name="ce21" table:number-columns-repeated="2"/>
        </table:table-row>
        <table:table-row table:style-name="ro62">
          <table:table-cell table:style-name="ce129"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1014"/>
        </table:table-row>
        <table:table-row table:style-name="ro3">
          <table:table-cell table:style-name="ce129"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1014"/>
        </table:table-row>
        <table:table-row table:style-name="ro9">
          <table:table-cell table:style-name="ce129"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1014"/>
        </table:table-row>
        <table:table-row table:style-name="ro62">
          <table:table-cell table:style-name="ce129"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1014"/>
        </table:table-row>
        <table:table-row table:style-name="ro3">
          <table:table-cell table:style-name="ce129"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101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27" table:number-columns-repeated="2" table:default-cell-style-name="ce170"/>
        <table:table-column table:style-name="co90" table:default-cell-style-name="ce170"/>
        <table:table-column table:style-name="co27" table:default-cell-style-name="ce170"/>
        <table:table-column table:style-name="co91" table:default-cell-style-name="ce170"/>
        <table:table-column table:style-name="co27" table:default-cell-style-name="ce170"/>
        <table:table-column table:style-name="co92" table:default-cell-style-name="ce170"/>
        <table:table-column table:style-name="co93" table:default-cell-style-name="ce170"/>
        <table:table-column table:style-name="co94" table:default-cell-style-name="ce170"/>
        <table:table-column table:style-name="co95" table:default-cell-style-name="ce170"/>
        <table:table-column table:style-name="co96" table:default-cell-style-name="ce170"/>
        <table:table-column table:style-name="co97" table:default-cell-style-name="ce170"/>
        <table:table-column table:style-name="co27" table:visibility="collapse" table:default-cell-style-name="ce181"/>
        <table:table-column table:style-name="co27" table:visibility="collapse" table:number-columns-repeated="3" table:default-cell-style-name="ce170"/>
        <table:table-column table:style-name="co98" table:default-cell-style-name="ce170"/>
        <table:table-column table:style-name="co99" table:default-cell-style-name="ce170"/>
        <table:table-column table:style-name="co22" table:default-cell-style-name="ce170"/>
        <table:table-column table:style-name="co27" table:number-columns-repeated="1004" table:default-cell-style-name="ce170"/>
        <table:table-column table:style-name="co35" table:default-cell-style-name="ce170"/>
        <table:table-row table:style-name="ro90">
          <table:table-cell table:style-name="ce161" office:value-type="string">
            <text:p>TEST CASE ID</text:p>
          </table:table-cell>
          <table:table-cell table:style-name="ce161" office:value-type="string">
            <text:p>PRIORITY</text:p>
          </table:table-cell>
          <table:table-cell table:style-name="ce161" office:value-type="string">
            <text:p>TITLE</text:p>
          </table:table-cell>
          <table:table-cell table:style-name="ce161" office:value-type="string">
            <text:p>SET UP</text:p>
          </table:table-cell>
          <table:table-cell table:style-name="ce161" office:value-type="string">
            <text:p>STEPS</text:p>
          </table:table-cell>
          <table:table-cell table:style-name="ce161" office:value-type="string">
            <text:p>TEST DATA</text:p>
          </table:table-cell>
          <table:table-cell table:style-name="ce161" office:value-type="string">
            <text:p>EXPECTED RESULTS</text:p>
          </table:table-cell>
          <table:table-cell table:style-name="ce161" office:value-type="string">
            <text:p>ACTUAL RESULT</text:p>
          </table:table-cell>
          <table:table-cell table:style-name="ce161" office:value-type="string">
            <text:p>RESULT</text:p>
          </table:table-cell>
          <table:table-cell table:style-name="ce161" office:value-type="string">
            <text:p>AUTOMATED</text:p>
          </table:table-cell>
          <table:table-cell table:style-name="ce161" office:value-type="string">
            <text:p>TICKET ID</text:p>
          </table:table-cell>
          <table:table-cell table:style-name="ce161" office:value-type="string">
            <text:p>COMMENT</text:p>
          </table:table-cell>
          <table:table-cell table:style-name="ce161" office:value-type="string">
            <text:p>Build Date 9<text:span text:style-name="T1">th</text:span> june</text:p>
          </table:table-cell>
          <table:table-cell table:style-name="ce161" office:value-type="string">
            <text:p>Build Date 20<text:span text:style-name="T1">th</text:span> june On Chrome</text:p>
          </table:table-cell>
          <table:table-cell table:style-name="ce175"/>
          <table:table-cell table:style-name="ce182" office:value-type="string">
            <text:p>Build Date 5<text:span text:style-name="T1">th</text:span> July on Chrome</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175" table:number-columns-repeated="1005"/>
        </table:table-row>
        <table:table-row table:style-name="ro91">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2">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93">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04_UpdateAgentName</text:p>
          </table:table-cell>
          <table:table-cell table:style-name="ce38" office:value-type="string">
            <text:p>L1</text:p>
          </table:table-cell>
          <table:table-cell table:style-name="ce92" office:value-type="string">
            <text:p>Update agent na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2"/>
          <table:table-cell table:style-name="ce92" office:value-type="string">
            <text:p>1. Verify that agent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05_UpdateAgentDescription</text:p>
          </table:table-cell>
          <table:table-cell table:style-name="ce38" office:value-type="string">
            <text:p>L1</text:p>
          </table:table-cell>
          <table:table-cell table:style-name="ce92" office:value-type="string">
            <text:p>Update agent <text:s/>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2"/>
          <table:table-cell table:style-name="ce92" office:value-type="string">
            <text:p>1. Verify that agent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06_UpdateAgentTags</text:p>
          </table:table-cell>
          <table:table-cell table:style-name="ce38" office:value-type="string">
            <text:p>L1</text:p>
          </table:table-cell>
          <table:table-cell table:style-name="ce92" office:value-type="string">
            <text:p>Update agent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2"/>
          <table:table-cell table:style-name="ce92" office:value-type="string">
            <text:p>1. Verify that agent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07_AddAgentCategory</text:p>
          </table:table-cell>
          <table:table-cell table:style-name="ce38" office:value-type="string">
            <text:p>L0</text:p>
          </table:table-cell>
          <table:table-cell table:style-name="ce92" office:value-type="string">
            <text:p>Add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2"/>
          <table:table-cell table:style-name="ce92" office:value-type="string">
            <text:p>1. Verify that agent'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9" office:value-type="string">
            <text:p>TE008_UpdateAgentsCategoriesWithSpecialCharacters</text:p>
          </table:table-cell>
          <table:table-cell table:style-name="ce90" office:value-type="string">
            <text:p>L2</text:p>
          </table:table-cell>
          <table:table-cell table:style-name="ce39" office:value-type="string">
            <text:p>Update agent'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0"/>
          <table:table-cell table:style-name="ce90" office:value-type="string">
            <text:p>1. Verify that agent'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10">
          <table:table-cell table:style-name="ce162" office:value-type="string">
            <text:p>TE009_RemoveAgentCategory</text:p>
          </table:table-cell>
          <table:table-cell table:style-name="ce38" office:value-type="string">
            <text:p>L1</text:p>
          </table:table-cell>
          <table:table-cell table:style-name="ce92" office:value-type="string">
            <text:p>Remov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0">
          <table:table-cell table:style-name="ce38" office:value-type="string">
            <text:p>TE010_AgentShowAllTypes</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2">
          <table:table-cell table:style-name="ce38" office:value-type="string">
            <text:p>TE011_AgentAttachmentAsFile</text:p>
          </table:table-cell>
          <table:table-cell table:style-name="ce38" office:value-type="string">
            <text:p>L1</text:p>
          </table:table-cell>
          <table:table-cell table:style-name="ce92" office:value-type="string">
            <text:p>Agent's Attachment as a fil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4">
          <table:table-cell table:style-name="ce38" office:value-type="string">
            <text:p>TE012_DeleteAgentsAttachment</text:p>
          </table:table-cell>
          <table:table-cell table:style-name="ce38" office:value-type="string">
            <text:p>L1</text:p>
          </table:table-cell>
          <table:table-cell table:style-name="ce92" office:value-type="string">
            <text:p>Delete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5">
          <table:table-cell table:style-name="ce38" office:value-type="string">
            <text:p>TE013</text:p>
          </table:table-cell>
          <table:table-cell table:style-name="ce38" office:value-type="string">
            <text:p>L1</text:p>
          </table:table-cell>
          <table:table-cell table:style-name="ce92" office:value-type="string">
            <text:p>Open Agent's Attachment</text:p>
          </table:table-cell>
          <table:table-cell table:style-name="ce92" table:number-columns-repeated="3"/>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2">
          <table:table-cell table:style-name="ce38" office:value-type="string">
            <text:p>TE014_AttachPictureToAgent</text:p>
          </table:table-cell>
          <table:table-cell table:style-name="ce38" office:value-type="string">
            <text:p>L1</text:p>
          </table:table-cell>
          <table:table-cell table:style-name="ce92" office:value-type="string">
            <text:p>Agent's Picture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6">
          <table:table-cell table:style-name="ce39" office:value-type="string">
            <text:p>TE015_DeletePictureOfAgent</text:p>
          </table:table-cell>
          <table:table-cell table:style-name="ce39" office:value-type="string">
            <text:p>L0</text:p>
          </table:table-cell>
          <table:table-cell table:style-name="ce90" office:value-type="string">
            <text:p>Delete Agent'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52</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3">
          <table:table-cell table:style-name="ce39" office:value-type="string">
            <text:p>TE016</text:p>
          </table:table-cell>
          <table:table-cell table:style-name="ce39" office:value-type="string">
            <text:p>L0</text:p>
          </table:table-cell>
          <table:table-cell table:style-name="ce90" office:value-type="string">
            <text:p>Agents new picture and image on presence tab differs</text:p>
          </table:table-cell>
          <table:table-cell table:style-name="ce90"/>
          <table:table-cell table:style-name="ce90"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0"/>
          <table:table-cell table:style-name="ce90" office:value-type="string">
            <text:p>1. Verify that the newly attached picture gets displayed on Agents Profile &amp; Presence tab</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0</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62">
          <table:table-cell table:style-name="ce39" office:value-type="string">
            <text:p>TE017</text:p>
          </table:table-cell>
          <table:table-cell table:style-name="ce39" office:value-type="string">
            <text:p>L0</text:p>
          </table:table-cell>
          <table:table-cell table:style-name="ce90" office:value-type="string">
            <text:p>Agent without Attachment shows Image</text:p>
          </table:table-cell>
          <table:table-cell table:style-name="ce90"/>
          <table:table-cell table:style-name="ce90" office:value-type="string">
            <text:p>1. Login to the Channels.</text:p>
            <text:p>2. Create agent and Go to agent details.</text:p>
            <text:p>3. Attachment a picture of agent.</text:p>
            <text:p>4. Delete the attachment.</text:p>
          </table:table-cell>
          <table:table-cell table:style-name="ce90"/>
          <table:table-cell table:style-name="ce90" office:value-type="string">
            <text:p>1. Verify that the image should not gets displayed when the attachment is deleted</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54</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94">
          <table:table-cell table:style-name="ce38" office:value-type="string">
            <text:p>TE018_AttachNamedAttachment</text:p>
          </table:table-cell>
          <table:table-cell table:style-name="ce38" office:value-type="string">
            <text:p>L1</text:p>
          </table:table-cell>
          <table:table-cell table:style-name="ce92" office:value-type="string">
            <text:p>Attach Agent'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019_AgentAttachmentAsURL</text:p>
          </table:table-cell>
          <table:table-cell table:style-name="ce38" office:value-type="string">
            <text:p>L1</text:p>
          </table:table-cell>
          <table:table-cell table:style-name="ce92" office:value-type="string">
            <text:p>Agent'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9" office:value-type="string">
            <text:p>TE020_AgentAttachmentAsInvalidURL</text:p>
          </table:table-cell>
          <table:table-cell table:style-name="ce39" office:value-type="string">
            <text:p>L0</text:p>
          </table:table-cell>
          <table:table-cell table:style-name="ce90" office:value-type="string">
            <text:p>Agent'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6</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72">
          <table:table-cell table:style-name="ce38" office:value-type="string">
            <text:p>TE021</text:p>
          </table:table-cell>
          <table:table-cell table:style-name="ce38" office:value-type="string">
            <text:p>L1</text:p>
          </table:table-cell>
          <table:table-cell table:style-name="ce92" office:value-type="string">
            <text:p>Open Agent's Attached URL</text:p>
          </table:table-cell>
          <table:table-cell table:style-name="ce92"/>
          <table:table-cell table:style-name="ce92"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4">
          <table:table-cell table:style-name="ce38" office:value-type="string">
            <text:p>TE022_AgentAttachmentAsURLUsingNamedValue</text:p>
          </table:table-cell>
          <table:table-cell table:style-name="ce38" office:value-type="string">
            <text:p>L1</text:p>
          </table:table-cell>
          <table:table-cell table:style-name="ce92" office:value-type="string">
            <text:p>Attach Agent'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37" office:value-type="string">
            <text:p>TE023</text:p>
          </table:table-cell>
          <table:table-cell table:style-name="ce37" office:value-type="string">
            <text:p>L0</text:p>
          </table:table-cell>
          <table:table-cell table:style-name="ce89" office:value-type="string">
            <text:p>Cannot add Clearance details in About Actual Agent window</text:p>
          </table:table-cell>
          <table:table-cell table:style-name="ce89"/>
          <table:table-cell table:style-name="ce89" office:value-type="string">
            <text:p>1. Login to the Channels</text:p>
            <text:p>2. Click on Information sharing models</text:p>
            <text:p>3. Create Agent</text:p>
            <text:p>4. Click on Agent in Index</text:p>
          </table:table-cell>
          <table:table-cell table:style-name="ce89"/>
          <table:table-cell table:style-name="ce89" office:value-type="string">
            <text:p>1. Verify that the user is able to add details of Clearance</text:p>
          </table:table-cell>
          <table:table-cell table:style-name="ce89"/>
          <table:table-cell table:style-name="ce89" office:value-type="string">
            <text:p>FAIL</text:p>
          </table:table-cell>
          <table:table-cell table:style-name="ce37" office:value-type="string">
            <text:p>NO</text:p>
          </table:table-cell>
          <table:table-cell table:style-name="ce89" office:value-type="string">
            <text:p>#126</text:p>
          </table:table-cell>
          <table:table-cell table:style-name="ce89" office:value-type="string">
            <text:p>Closed</text:p>
          </table:table-cell>
          <table:table-cell table:style-name="ce177" office:value-type="string">
            <text:p>YES</text:p>
          </table:table-cell>
          <table:table-cell table:style-name="ce177" office:value-type="string">
            <text:p>NO</text:p>
          </table:table-cell>
          <table:table-cell table:style-name="ce177"/>
          <table:table-cell table:style-name="ce177" office:value-type="string">
            <text:p>NO</text:p>
          </table:table-cell>
          <table:table-cell table:style-name="ce177" office:value-type="string">
            <text:p>NO</text:p>
          </table:table-cell>
          <table:table-cell table:style-name="ce177" office:value-type="string">
            <text:p>NO</text:p>
          </table:table-cell>
          <table:table-cell table:style-name="ce177" office:value-type="string">
            <text:p>NO</text:p>
          </table:table-cell>
          <table:table-cell table:style-name="ce177" table:number-columns-repeated="6"/>
          <table:table-cell table:style-name="ce183" table:number-columns-repeated="999"/>
        </table:table-row>
        <table:table-row table:style-name="ro12">
          <table:table-cell table:style-name="ce38" office:value-type="string">
            <text:p>TE024_UpdateAgentContactInfo</text:p>
          </table:table-cell>
          <table:table-cell table:style-name="ce38" office:value-type="string">
            <text:p>L1</text:p>
          </table:table-cell>
          <table:table-cell table:style-name="ce92" office:value-type="string">
            <text:p>Update Agent's contact info with valid inpu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2"/>
          <table:table-cell table:style-name="ce92" office:value-type="string">
            <text:p>1. Verify that selected options text box with name &amp; checkbox gets displayed to the user</text:p>
            <text:p>2. Verify that agent's contact informa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25_UpdateAgentsAvailability</text:p>
          </table:table-cell>
          <table:table-cell table:style-name="ce38" office:value-type="string">
            <text:p>L1</text:p>
          </table:table-cell>
          <table:table-cell table:style-name="ce92" office:value-type="string">
            <text:p>Update Agent's Availability for full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2"/>
          <table:table-cell table:style-name="ce92" office:value-type="string">
            <text:p>1. Verify that all the checkboxes from sunday to saturday are check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026_UpdateAgentsAvailabilityForSpecifiedTime</text:p>
          </table:table-cell>
          <table:table-cell table:style-name="ce38" office:value-type="string">
            <text:p>L1</text:p>
          </table:table-cell>
          <table:table-cell table:style-name="ce92" office:value-type="string">
            <text:p>Update Agent's Availability for specified period of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2"/>
          <table:table-cell table:style-name="ce92" office:value-type="string">
            <text:p>1. Verify that agent's availability for specified period of ti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27_ShowAgentMoreDetails</text:p>
          </table:table-cell>
          <table:table-cell table:style-name="ce38" office:value-type="string">
            <text:p>L1</text:p>
          </table:table-cell>
          <table:table-cell table:style-name="ce92" office:value-type="string">
            <text:p>Show more details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2"/>
          <table:table-cell table:style-name="ce9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028_UpdateAgentCategory</text:p>
          </table:table-cell>
          <table:table-cell table:style-name="ce38" office:value-type="string">
            <text:p>L1</text:p>
          </table:table-cell>
          <table:table-cell table:style-name="ce92" office:value-type="string">
            <text:p>Updat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2"/>
          <table:table-cell table:style-name="ce92" office:value-type="string">
            <text:p>1. Verify that category window gets opened</text:p>
            <text:p>2. Verify that category Description, Tags <text:s/>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029_ShowAgentNetworkDetails</text:p>
          </table:table-cell>
          <table:table-cell table:style-name="ce38" office:value-type="string">
            <text:p>L1</text:p>
          </table:table-cell>
          <table:table-cell table:style-name="ce92" office:value-type="string">
            <text:p>Show agents network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2"/>
          <table:table-cell table:style-name="ce92" office:value-type="string">
            <text:p>1. Verify that agent's network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7">
          <table:table-cell table:style-name="ce82" office:value-type="string">
            <text:p>TE030_ShowAgentIssueDetails</text:p>
          </table:table-cell>
          <table:table-cell table:style-name="ce38" office:value-type="string">
            <text:p>L1</text:p>
          </table:table-cell>
          <table:table-cell table:style-name="ce92" office:value-type="string">
            <text:p>Show agents issue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2"/>
          <table:table-cell table:style-name="ce92" office:value-type="string">
            <text:p>1. Verify that agent's issu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031_ShowAgentDetails</text:p>
          </table:table-cell>
          <table:table-cell table:style-name="ce38" office:value-type="string">
            <text:p>L1</text:p>
          </table:table-cell>
          <table:table-cell table:style-name="ce92" office:value-type="string">
            <text:p>Show agent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2"/>
          <table:table-cell table:style-name="ce92" office:value-type="string">
            <text:p>1. Verify that agent's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8">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
          <table:table-cell table:style-name="ce38" office:value-type="string">
            <text:p>TE034_UpdateLocaleName</text:p>
          </table:table-cell>
          <table:table-cell table:style-name="ce38" office:value-type="string">
            <text:p>L1</text:p>
          </table:table-cell>
          <table:table-cell table:style-name="ce92" office:value-type="string">
            <text:p>Update Locale name</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2"/>
          <table:table-cell table:style-name="ce92" office:value-type="string">
            <text:p>1. Verify that new window with title “About Actual Place: &lt;Locale name&gt;” gets opened</text:p>
            <text:p>1. Verify that Locale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
          <table:table-cell table:style-name="ce39" office:value-type="string">
            <text:p>TE035_UpdateLocaleWithSpecialCharacters</text:p>
          </table:table-cell>
          <table:table-cell table:style-name="ce90" office:value-type="string">
            <text:p>L2</text:p>
          </table:table-cell>
          <table:table-cell table:style-name="ce90" office:value-type="string">
            <text:p>Update Locale with invalid name ( Junk Characters )</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0"/>
          <table:table-cell table:style-name="ce90" office:value-type="string">
            <text:p>1. Verify that Locale name should not gets updated</text:p>
            <text:p>2. Proper message should be displayed to the user as “Enter valid Locale name”</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7</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9">
          <table:table-cell table:style-name="ce38" office:value-type="string">
            <text:p>TE036_UpdateLocaleDescription</text:p>
          </table:table-cell>
          <table:table-cell table:style-name="ce38" office:value-type="string">
            <text:p>L1</text:p>
          </table:table-cell>
          <table:table-cell table:style-name="ce92" office:value-type="string">
            <text:p>Update Locale <text:s/>description</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2"/>
          <table:table-cell table:style-name="ce92" office:value-type="string">
            <text:p>1. Verify that Locale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
          <table:table-cell table:style-name="ce63" office:value-type="string">
            <text:p>TE037_UpdateLocaleTags</text:p>
          </table:table-cell>
          <table:table-cell table:style-name="ce38" office:value-type="string">
            <text:p>L1</text:p>
          </table:table-cell>
          <table:table-cell table:style-name="ce92" office:value-type="string">
            <text:p>Update Locale Tag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2"/>
          <table:table-cell table:style-name="ce92" office:value-type="string">
            <text:p>1. Verify that Locale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0">
          <table:table-cell table:style-name="ce163" office:value-type="string">
            <text:p>TE038_AddLocaleCategory</text:p>
          </table:table-cell>
          <table:table-cell table:style-name="ce38" office:value-type="string">
            <text:p>L0</text:p>
          </table:table-cell>
          <table:table-cell table:style-name="ce92" office:value-type="string">
            <text:p>Add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2"/>
          <table:table-cell table:style-name="ce92" office:value-type="string">
            <text:p>1. Verify that Locale'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0">
          <table:table-cell table:style-name="ce39" office:value-type="string">
            <text:p>TE039_UpdateLocaleCategoryWithJunkCharacters</text:p>
          </table:table-cell>
          <table:table-cell table:style-name="ce90" office:value-type="string">
            <text:p>L2</text:p>
          </table:table-cell>
          <table:table-cell table:style-name="ce90" office:value-type="string">
            <text:p>Add Locale'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0"/>
          <table:table-cell table:style-name="ce90" office:value-type="string">
            <text:p>1. Verify that Locale'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10">
          <table:table-cell table:style-name="ce38" office:value-type="string">
            <text:p>TE040_RemoveLocaleCategory</text:p>
          </table:table-cell>
          <table:table-cell table:style-name="ce38" office:value-type="string">
            <text:p>L1</text:p>
          </table:table-cell>
          <table:table-cell table:style-name="ce92" office:value-type="string">
            <text:p>Remove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
          <table:table-cell table:style-name="ce38" office:value-type="string">
            <text:p>TE041_ShowLocaleViewAllTypes</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042_AttachFileToLocale</text:p>
          </table:table-cell>
          <table:table-cell table:style-name="ce38" office:value-type="string">
            <text:p>L1</text:p>
          </table:table-cell>
          <table:table-cell table:style-name="ce92" office:value-type="string">
            <text:p>Locale's Attachment as a fil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043_DeleteLocaleAttachment</text:p>
          </table:table-cell>
          <table:table-cell table:style-name="ce38" office:value-type="string">
            <text:p>L1</text:p>
          </table:table-cell>
          <table:table-cell table:style-name="ce92" office:value-type="string">
            <text:p>Delete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044</text:p>
          </table:table-cell>
          <table:table-cell table:style-name="ce38" office:value-type="string">
            <text:p>L1</text:p>
          </table:table-cell>
          <table:table-cell table:style-name="ce92" office:value-type="string">
            <text:p>Open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045_AttachPictureToLocale</text:p>
          </table:table-cell>
          <table:table-cell table:style-name="ce38" office:value-type="string">
            <text:p>L1</text:p>
          </table:table-cell>
          <table:table-cell table:style-name="ce92" office:value-type="string">
            <text:p>Locale's Picture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6">
          <table:table-cell table:style-name="ce39" office:value-type="string">
            <text:p>TE046_DeleteLocalePicture</text:p>
          </table:table-cell>
          <table:table-cell table:style-name="ce39" office:value-type="string">
            <text:p>L1</text:p>
          </table:table-cell>
          <table:table-cell table:style-name="ce90" office:value-type="string">
            <text:p>Delete Locale'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52</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66">
          <table:table-cell table:style-name="ce38" office:value-type="string">
            <text:p>TE047_NamedLocaleAttachment</text:p>
          </table:table-cell>
          <table:table-cell table:style-name="ce38" office:value-type="string">
            <text:p>L1</text:p>
          </table:table-cell>
          <table:table-cell table:style-name="ce92" office:value-type="string">
            <text:p>Locale'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48_LocaleAttachmentAsURL</text:p>
          </table:table-cell>
          <table:table-cell table:style-name="ce38" office:value-type="string">
            <text:p>L1</text:p>
          </table:table-cell>
          <table:table-cell table:style-name="ce92" office:value-type="string">
            <text:p>Locale's attachment as a vali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9" office:value-type="string">
            <text:p>TE049_AttachInvalidURLToLocale</text:p>
          </table:table-cell>
          <table:table-cell table:style-name="ce90" office:value-type="string">
            <text:p>L2</text:p>
          </table:table-cell>
          <table:table-cell table:style-name="ce90" office:value-type="string">
            <text:p>Locale'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0"/>
          <table:table-cell table:style-name="ce90" office:value-type="string">
            <text:p>1. Verify that the attachment should not get attached as a URL</text:p>
            <text:p>2.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6</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64">
          <table:table-cell table:style-name="ce38" office:value-type="string">
            <text:p>TE050</text:p>
          </table:table-cell>
          <table:table-cell table:style-name="ce38" office:value-type="string">
            <text:p>L1</text:p>
          </table:table-cell>
          <table:table-cell table:style-name="ce92" office:value-type="string">
            <text:p>Open Locale's Attache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051_LocaleAttachmentAsURLUsingNamedValue</text:p>
          </table:table-cell>
          <table:table-cell table:style-name="ce38" office:value-type="string">
            <text:p>L1</text:p>
          </table:table-cell>
          <table:table-cell table:style-name="ce92" office:value-type="string">
            <text:p>Attach Locale'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
          <table:table-cell table:style-name="ce38" office:value-type="string">
            <text:p>TE052_UpdateLocaleIsWithin</text:p>
          </table:table-cell>
          <table:table-cell table:style-name="ce38" office:value-type="string">
            <text:p>L1</text:p>
          </table:table-cell>
          <table:table-cell table:style-name="ce92" office:value-type="string">
            <text:p>Update Locale's “Is within”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2"/>
          <table:table-cell table:style-name="ce92" office:value-type="string">
            <text:p>1. Verify that Locale's “Is within”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
          <table:table-cell table:style-name="ce38" office:value-type="string">
            <text:p>TE053_UpdateLocaleStreetAddress</text:p>
          </table:table-cell>
          <table:table-cell table:style-name="ce38" office:value-type="string">
            <text:p>L1</text:p>
          </table:table-cell>
          <table:table-cell table:style-name="ce92" office:value-type="string">
            <text:p>Update Locale's “Street address”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
          <table:table-cell table:style-name="ce38" office:value-type="string">
            <text:p>TE054_UpdateLocalePostalCode</text:p>
          </table:table-cell>
          <table:table-cell table:style-name="ce38" office:value-type="string">
            <text:p>L1</text:p>
          </table:table-cell>
          <table:table-cell table:style-name="ce92" office:value-type="string">
            <text:p>Update Locale's “Postal Cod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0">
          <table:table-cell table:style-name="ce39" office:value-type="string">
            <text:p>TE055</text:p>
          </table:table-cell>
          <table:table-cell table:style-name="ce90" office:value-type="string">
            <text:p>L2</text:p>
          </table:table-cell>
          <table:table-cell table:style-name="ce90" office:value-type="string">
            <text:p>Update Locale's “Postal Code” details using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0"/>
          <table:table-cell table:style-name="ce90" office:value-type="string">
            <text:p>1. Verify that Locale's “Postal Code” details should not be updated</text:p>
            <text:p>2. Verify that proper error message should be displayed to the user as “Enter valid postal code”</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8</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10">
          <table:table-cell table:style-name="ce38" office:value-type="string">
            <text:p>TE056_UpdateLocaleCityCountryPlace</text:p>
          </table:table-cell>
          <table:table-cell table:style-name="ce38" office:value-type="string">
            <text:p>L1</text:p>
          </table:table-cell>
          <table:table-cell table:style-name="ce92" office:value-type="string">
            <text:p>Update Locale's “City, county, state and/or count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2"/>
          <table:table-cell table:style-name="ce92" office:value-type="string">
            <text:p>1. Verify that Locale's “City, county, state and/or country”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
          <table:table-cell table:style-name="ce39" office:value-type="string">
            <text:p>TE057</text:p>
          </table:table-cell>
          <table:table-cell table:style-name="ce39" office:value-type="string">
            <text:p>L0</text:p>
          </table:table-cell>
          <table:table-cell table:style-name="ce90" office:value-type="string">
            <text:p>Show Locale's map details</text:p>
          </table:table-cell>
          <table:table-cell table:style-name="ce90"/>
          <table:table-cell table:style-name="ce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0"/>
          <table:table-cell table:style-name="ce90" office:value-type="string">
            <text:p>1. Verify that Locale's map details gets displayed to the user</text:p>
            <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9</text:p>
          </table:table-cell>
          <table:table-cell table:style-name="ce90"/>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9">
          <table:table-cell table:style-name="ce38" office:value-type="string">
            <text:p>TE058_ShowLocaleIssueDetails</text:p>
          </table:table-cell>
          <table:table-cell table:style-name="ce38" office:value-type="string">
            <text:p>L1</text:p>
          </table:table-cell>
          <table:table-cell table:style-name="ce92" office:value-type="string">
            <text:p>Show Locale's issu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2"/>
          <table:table-cell table:style-name="ce92" office:value-type="string">
            <text:p>1. Verify that Locale's issu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
          <table:table-cell table:style-name="ce38" office:value-type="string">
            <text:p>TE059_ShowLocaleDetails</text:p>
          </table:table-cell>
          <table:table-cell table:style-name="ce38" office:value-type="string">
            <text:p>L1</text:p>
          </table:table-cell>
          <table:table-cell table:style-name="ce92" office:value-type="string">
            <text:p>Show Local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2"/>
          <table:table-cell table:style-name="ce92" office:value-type="string">
            <text:p>1. Verify that Local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7" office:value-type="string">
            <text:p>YES</text:p>
          </table:table-cell>
          <table:table-cell table:style-name="ce177" office:value-type="string">
            <text:p>NO</text:p>
          </table:table-cell>
          <table:table-cell table:style-name="ce177"/>
          <table:table-cell table:style-name="ce177" office:value-type="string">
            <text:p>NO</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3" table:number-columns-repeated="999"/>
        </table:table-row>
        <table:table-row table:style-name="ro72">
          <table:table-cell table:style-name="ce38" office:value-type="string">
            <text:p>TE063_UpdateMediumName</text:p>
          </table:table-cell>
          <table:table-cell table:style-name="ce38" office:value-type="string">
            <text:p>L1</text:p>
          </table:table-cell>
          <table:table-cell table:style-name="ce92" office:value-type="string">
            <text:p>Update Transmission Medium name ( Valid Name )</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2"/>
          <table:table-cell table:style-name="ce92" office:value-type="string">
            <text:p>1. Verify that new medium gets added</text:p>
            <text:p>2. Verify that newly added medium's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2">
          <table:table-cell table:style-name="ce39" office:value-type="string">
            <text:p>TE064_UpdateTransmissionMediumNameWithSpecialCharacters</text:p>
          </table:table-cell>
          <table:table-cell table:style-name="ce90" office:value-type="string">
            <text:p>L2</text:p>
          </table:table-cell>
          <table:table-cell table:style-name="ce90" office:value-type="string">
            <text:p>Update Transmission Medium name ( Invalid Name )</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0"/>
          <table:table-cell table:style-name="ce90" office:value-type="string">
            <text:p>1. Verify newly added medium's name should not be updated</text:p>
            <text:p>2. Verify that proper error message should be displayed to the user as “Enter valid medium name”</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7</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66">
          <table:table-cell table:style-name="ce38" office:value-type="string">
            <text:p>TE065_UpdateMediumDescription</text:p>
          </table:table-cell>
          <table:table-cell table:style-name="ce38" office:value-type="string">
            <text:p>L1</text:p>
          </table:table-cell>
          <table:table-cell table:style-name="ce92" office:value-type="string">
            <text:p>Update Transmission Medium 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2"/>
          <table:table-cell table:style-name="ce92" office:value-type="string">
            <text:p>1. Verify that Medium's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066_UpdateMediumTags</text:p>
          </table:table-cell>
          <table:table-cell table:style-name="ce38" office:value-type="string">
            <text:p>L1</text:p>
          </table:table-cell>
          <table:table-cell table:style-name="ce92" office:value-type="string">
            <text:p>Update Transmission Medium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2"/>
          <table:table-cell table:style-name="ce92" office:value-type="string">
            <text:p>1. Verify that Medium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067_AddMediumCategory</text:p>
          </table:table-cell>
          <table:table-cell table:style-name="ce38" office:value-type="string">
            <text:p>L0</text:p>
          </table:table-cell>
          <table:table-cell table:style-name="ce92" office:value-type="string">
            <text:p>Add Transmission Medium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2"/>
          <table:table-cell table:style-name="ce92" office:value-type="string">
            <text:p>1. Verify that Transmission Medium'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2">
          <table:table-cell table:style-name="ce39" office:value-type="string">
            <text:p>TE068_AddTransmissionMediumCategoryNameWithSpecialCharacters</text:p>
          </table:table-cell>
          <table:table-cell table:style-name="ce90" office:value-type="string">
            <text:p>L2</text:p>
          </table:table-cell>
          <table:table-cell table:style-name="ce90" office:value-type="string">
            <text:p>Add Transmission Medium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0"/>
          <table:table-cell table:style-name="ce90" office:value-type="string">
            <text:p>1. Verify that Transmission Medium's Category should not get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66">
          <table:table-cell table:style-name="ce38" office:value-type="string">
            <text:p>TE069_RemoveMediumCategory</text:p>
          </table:table-cell>
          <table:table-cell table:style-name="ce38" office:value-type="string">
            <text:p>L1</text:p>
          </table:table-cell>
          <table:table-cell table:style-name="ce92" office:value-type="string">
            <text:p>Remove Transmission Medium'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38" office:value-type="string">
            <text:p>TE070_ViewAllTypesOfMedium</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reate new medium in add info receive.</text:p>
            <text:p>3. Click on new medium</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38" office:value-type="string">
            <text:p>TE071_AttachFileToMedium</text:p>
          </table:table-cell>
          <table:table-cell table:style-name="ce38" office:value-type="string">
            <text:p>L1</text:p>
          </table:table-cell>
          <table:table-cell table:style-name="ce92" office:value-type="string">
            <text:p>Transmission Media's Attachment as a file</text:p>
          </table:table-cell>
          <table:table-cell table:style-name="ce92"/>
          <table:table-cell table:style-name="ce92" office:value-type="string">
            <text:p>1. Login to channels with valid credentials</text:p>
            <text:p>2. Create new medium in add info receive.</text:p>
            <text:p>3. Click on new medium</text:p>
            <text:p>4. Attach a file.</text:p>
          </table:table-cell>
          <table:table-cell table:style-name="ce92"/>
          <table:table-cell table:style-name="ce92" office:value-type="string">
            <text:p>1.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4">
          <table:table-cell table:style-name="ce38" office:value-type="string">
            <text:p>TE072_DeleteMediumAttachment</text:p>
          </table:table-cell>
          <table:table-cell table:style-name="ce38" office:value-type="string">
            <text:p>L1</text:p>
          </table:table-cell>
          <table:table-cell table:style-name="ce92" office:value-type="string">
            <text:p>Delete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6">
          <table:table-cell table:style-name="ce38" office:value-type="string">
            <text:p>TE073</text:p>
          </table:table-cell>
          <table:table-cell table:style-name="ce38" office:value-type="string">
            <text:p>L1</text:p>
          </table:table-cell>
          <table:table-cell table:style-name="ce92" office:value-type="string">
            <text:p>Open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6">
          <table:table-cell table:style-name="ce38" office:value-type="string">
            <text:p>TE074_TransmissionNamedAttachment</text:p>
          </table:table-cell>
          <table:table-cell table:style-name="ce38" office:value-type="string">
            <text:p>L1</text:p>
          </table:table-cell>
          <table:table-cell table:style-name="ce92" office:value-type="string">
            <text:p>Transmission Medium'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2">
          <table:table-cell table:style-name="ce38" office:value-type="string">
            <text:p>TE075_TransmissionMediumURLAttachment</text:p>
          </table:table-cell>
          <table:table-cell table:style-name="ce38" office:value-type="string">
            <text:p>L1</text:p>
          </table:table-cell>
          <table:table-cell table:style-name="ce92" office:value-type="string">
            <text:p>Transmission'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2">
          <table:table-cell table:style-name="ce39" office:value-type="string">
            <text:p>TE076</text:p>
          </table:table-cell>
          <table:table-cell table:style-name="ce90" office:value-type="string">
            <text:p>L2</text:p>
          </table:table-cell>
          <table:table-cell table:style-name="ce90" office:value-type="string">
            <text:p>Transmission Medium'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6</text:p>
          </table:table-cell>
          <table:table-cell table:style-name="ce90"/>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94">
          <table:table-cell table:style-name="ce38" office:value-type="string">
            <text:p>TE077</text:p>
          </table:table-cell>
          <table:table-cell table:style-name="ce38" office:value-type="string">
            <text:p>L1</text:p>
          </table:table-cell>
          <table:table-cell table:style-name="ce92" office:value-type="string">
            <text:p>Open Transmission Medium'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6">
          <table:table-cell table:style-name="ce38" office:value-type="string">
            <text:p>TE078</text:p>
          </table:table-cell>
          <table:table-cell table:style-name="ce38" office:value-type="string">
            <text:p>L1</text:p>
          </table:table-cell>
          <table:table-cell table:style-name="ce92" office:value-type="string">
            <text:p>Transmission Medium'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79</text:p>
          </table:table-cell>
          <table:table-cell table:style-name="ce38" office:value-type="string">
            <text:p>L1</text:p>
          </table:table-cell>
          <table:table-cell table:style-name="ce92" office:value-type="string">
            <text:p>Update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2"/>
          <table:table-cell table:style-name="ce92" office:value-type="string">
            <text:p>1. Verify that Transmission Medium's “Mode of transmission” <text:s/>gets upda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080</text:p>
          </table:table-cell>
          <table:table-cell table:style-name="ce38" office:value-type="string">
            <text:p>L1</text:p>
          </table:table-cell>
          <table:table-cell table:style-name="ce92" office:value-type="string">
            <text:p>Reset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2"/>
          <table:table-cell table:style-name="ce92" office:value-type="string">
            <text:p>1. Verify that Transmission Medium's “Mode of transmission” <text:s/>gets reset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81</text:p>
          </table:table-cell>
          <table:table-cell table:style-name="ce38" office:value-type="string">
            <text:p>L1</text:p>
          </table:table-cell>
          <table:table-cell table:style-name="ce92" office:value-type="string">
            <text:p>Update Transmission Medium's “Address patter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2"/>
          <table:table-cell table:style-name="ce92" office:value-type="string">
            <text:p>1. Verify that Transmission Medium's “Address pattern” <text:s/>gets upda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82</text:p>
          </table:table-cell>
          <table:table-cell table:style-name="ce38" office:value-type="string">
            <text:p>L1</text:p>
          </table:table-cell>
          <table:table-cell table:style-name="ce92" office:value-type="string">
            <text:p>Upda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2"/>
          <table:table-cell table:style-name="ce92" office:value-type="string">
            <text:p>1. Verify that the transmission gets delegated to the selected option</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083</text:p>
          </table:table-cell>
          <table:table-cell table:style-name="ce38" office:value-type="string">
            <text:p>L1</text:p>
          </table:table-cell>
          <table:table-cell table:style-name="ce92" office:value-type="string">
            <text:p>Dele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2"/>
          <table:table-cell table:style-name="ce92" office:value-type="string">
            <text:p>1. Verify that “Delegates transmission to &lt;List value&gt;” gets dele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3" table:number-columns-repeated="999"/>
        </table:table-row>
        <table:table-row table:style-name="ro9">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62">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0">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0">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90" office:value-type="string">
            <text:p>#169</text:p>
          </table:table-cell>
          <table:table-cell table:style-name="ce39"/>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10">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7">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3" table:number-columns-repeated="999"/>
        </table:table-row>
        <table:table-row table:style-name="ro62">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62">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2">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3" table:number-columns-repeated="999"/>
        </table:table-row>
        <table:table-row table:style-name="ro3">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NO</text:p>
          </table:table-cell>
          <table:table-cell table:style-name="ce176" office:value-type="string">
            <text:p>NO</text:p>
          </table:table-cell>
          <table:table-cell table:style-name="ce176" office:value-type="string">
            <text:p>NO</text:p>
          </table:table-cell>
          <table:table-cell table:style-name="ce176" table:number-columns-repeated="6"/>
          <table:table-cell table:style-name="ce181" table:number-columns-repeated="999"/>
        </table:table-row>
        <table:table-row table:style-name="ro9">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0">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0">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0">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0">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0">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0">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63"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
          <table:table-cell table:style-name="ce164" office:value-type="string">
            <text:p>TE129</text:p>
          </table:table-cell>
          <table:table-cell table:style-name="ce164" office:value-type="string">
            <text:p>L1</text:p>
          </table:table-cell>
          <table:table-cell table:style-name="ce164" office:value-type="string">
            <text:p>Phase-Map</text:p>
          </table:table-cell>
          <table:table-cell table:style-name="ce164"/>
          <table:table-cell table:style-name="ce164"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4"/>
          <table:table-cell table:style-name="ce164" office:value-type="string">
            <text:p>1. Verify that map window opens</text:p>
          </table:table-cell>
          <table:table-cell table:style-name="ce164" office:value-type="string">
            <text:p>Obsolete</text:p>
          </table:table-cell>
          <table:table-cell table:style-name="ce164" office:value-type="string">
            <text:p>FAIL</text:p>
          </table:table-cell>
          <table:table-cell table:style-name="ce164" office:value-type="string">
            <text:p>NO</text:p>
          </table:table-cell>
          <table:table-cell table:style-name="ce164"/>
          <table:table-cell table:style-name="ce164" office:value-type="string">
            <text:p>Obsolute</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6"/>
          <table:table-cell table:style-name="ce184" table:number-columns-repeated="999"/>
        </table:table-row>
        <table:table-row table:style-name="ro9">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3" table:number-columns-repeated="999"/>
        </table:table-row>
        <table:table-row table:style-name="ro3">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56" office:value-type="string">
            <text:p>YES</text:p>
          </table:table-cell>
          <table:table-cell table:style-name="ce156" office:value-type="string">
            <text:p>NO</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3">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2">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2">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152</text:p>
          </table:table-cell>
          <table:table-cell table:style-name="ce38" office:value-type="string">
            <text:p>L1</text:p>
          </table:table-cell>
          <table:table-cell table:style-name="ce92" office:value-type="string">
            <text:p>Organization Mission</text:p>
          </table:table-cell>
          <table:table-cell table:style-name="ce92"/>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2"/>
          <table:table-cell table:style-name="ce92" office:value-type="string">
            <text:p>1. Verify that mission details can be enter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2"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2"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4">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2">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4">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90" office:value-type="string">
            <text:p>#169</text:p>
          </table:table-cell>
          <table:table-cell table:style-name="ce39"/>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3">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5">
          <table:table-cell table:style-name="ce106" office:value-type="string">
            <text:p>TE174</text:p>
          </table:table-cell>
          <table:table-cell table:style-name="ce106"/>
          <table:table-cell table:style-name="ce106" office:value-type="string">
            <text:p>Network entity</text:p>
          </table:table-cell>
          <table:table-cell table:style-name="ce106" table:number-columns-repeated="3"/>
          <table:table-cell table:style-name="ce106" office:value-type="string">
            <text:p>· Verify that Network entity can be created</text:p>
          </table:table-cell>
          <table:table-cell table:style-name="ce106" table:number-columns-repeated="5"/>
          <table:table-cell table:style-name="ce179" table:number-columns-repeated="13"/>
          <table:table-cell table:style-name="ce185" table:number-columns-repeated="999"/>
        </table:table-row>
        <table:table-row table:style-name="ro95">
          <table:table-cell table:style-name="ce106" office:value-type="string">
            <text:p>TE175</text:p>
          </table:table-cell>
          <table:table-cell table:style-name="ce106"/>
          <table:table-cell table:style-name="ce106" office:value-type="string">
            <text:p>Issue View</text:p>
          </table:table-cell>
          <table:table-cell table:style-name="ce106" table:number-columns-repeated="3"/>
          <table:table-cell table:style-name="ce106" office:value-type="string">
            <text:p>· Verify that Issue view can be created</text:p>
          </table:table-cell>
          <table:table-cell table:style-name="ce106" table:number-columns-repeated="5"/>
          <table:table-cell table:style-name="ce179" table:number-columns-repeated="13"/>
          <table:table-cell table:style-name="ce185" table:number-columns-repeated="999"/>
        </table:table-row>
        <table:table-row table:style-name="ro66">
          <table:table-cell table:style-name="ce165" office:value-type="string">
            <text:p>TE176</text:p>
          </table:table-cell>
          <table:table-cell table:style-name="ce38" office:value-type="string">
            <text:p>L0</text:p>
          </table:table-cell>
          <table:table-cell table:style-name="ce163" office:value-type="string">
            <text:p>Mode of transmission: </text:p>
          </table:table-cell>
          <table:table-cell table:style-name="ce38"/>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
          </table:table-cell>
          <table:table-cell table:style-name="ce38"/>
          <table:table-cell table:style-name="ce92"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165"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8. Click on reset link</text:p>
          </table:table-cell>
          <table:table-cell table:style-name="ce38"/>
          <table:table-cell table:style-name="ce92"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165" office:value-type="string">
            <text:p>TE178</text:p>
          </table:table-cell>
          <table:table-cell table:style-name="ce38" office:value-type="string">
            <text:p>L0</text:p>
          </table:table-cell>
          <table:table-cell table:style-name="ce92" office:value-type="string">
            <text:p>Selec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2"/>
          <table:table-cell table:style-name="ce92"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2">
          <table:table-cell table:style-name="ce165" office:value-type="string">
            <text:p>TE179</text:p>
          </table:table-cell>
          <table:table-cell table:style-name="ce38" office:value-type="string">
            <text:p>L0</text:p>
          </table:table-cell>
          <table:table-cell table:style-name="ce92" office:value-type="string">
            <text:p>rese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2"/>
          <table:table-cell table:style-name="ce92"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165" office:value-type="string">
            <text:p>TE180</text:p>
          </table:table-cell>
          <table:table-cell table:style-name="ce38" office:value-type="string">
            <text:p>L0</text:p>
          </table:table-cell>
          <table:table-cell table:style-name="ce92" office:value-type="string">
            <text:p>Upda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2"/>
          <table:table-cell table:style-name="ce92"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2">
          <table:table-cell table:style-name="ce165" office:value-type="string">
            <text:p>TE181</text:p>
          </table:table-cell>
          <table:table-cell table:style-name="ce38" office:value-type="string">
            <text:p>L0</text:p>
          </table:table-cell>
          <table:table-cell table:style-name="ce92" office:value-type="string">
            <text:p>Dele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2"/>
          <table:table-cell table:style-name="ce92"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2">
          <table:table-cell table:style-name="ce165" office:value-type="string">
            <text:p>TE182</text:p>
          </table:table-cell>
          <table:table-cell table:style-name="ce38" office:value-type="string">
            <text:p>L0</text:p>
          </table:table-cell>
          <table:table-cell table:style-name="ce92" office:value-type="string">
            <text:p>Enter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2"/>
          <table:table-cell table:style-name="ce92"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2">
          <table:table-cell table:style-name="ce165" office:value-type="string">
            <text:p>TE183</text:p>
          </table:table-cell>
          <table:table-cell table:style-name="ce38" office:value-type="string">
            <text:p>L0</text:p>
          </table:table-cell>
          <table:table-cell table:style-name="ce92" office:value-type="string">
            <text:p>Delete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2"/>
          <table:table-cell table:style-name="ce92"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94">
          <table:table-cell table:style-name="ce166" office:value-type="string">
            <text:p>TE184</text:p>
          </table:table-cell>
          <table:table-cell table:style-name="ce166" office:value-type="string">
            <text:p>L2</text:p>
          </table:table-cell>
          <table:table-cell table:style-name="ce172" office:value-type="string">
            <text:p>Create Organization with more than 100 Characters.</text:p>
          </table:table-cell>
          <table:table-cell table:style-name="ce166"/>
          <table:table-cell table:style-name="ce17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6"/>
          <table:table-cell table:style-name="ce172" office:value-type="string">
            <text:p>1. Verify that UI of Organization Window Should not get disturbed</text:p>
          </table:table-cell>
          <table:table-cell table:style-name="ce166"/>
          <table:table-cell table:style-name="ce166" office:value-type="string">
            <text:p>FAIL</text:p>
          </table:table-cell>
          <table:table-cell table:style-name="ce166"/>
          <table:table-cell table:style-name="ce166" office:value-type="string">
            <text:p>#196</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96">
          <table:table-cell table:style-name="ce166" office:value-type="string">
            <text:p>TE185</text:p>
          </table:table-cell>
          <table:table-cell table:style-name="ce166" office:value-type="string">
            <text:p>L2</text:p>
          </table:table-cell>
          <table:table-cell table:style-name="ce172" office:value-type="string">
            <text:p>Create Organization Category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6"/>
          <table:table-cell table:style-name="ce172" office:value-type="string">
            <text:p>1. Verify that UI of Organization Category Window Should not get disturbed</text:p>
          </table:table-cell>
          <table:table-cell table:style-name="ce166"/>
          <table:table-cell table:style-name="ce166" office:value-type="string">
            <text:p>FAIL</text:p>
          </table:table-cell>
          <table:table-cell table:style-name="ce166"/>
          <table:table-cell table:style-name="ce166" office:value-type="string">
            <text:p>#197</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9">
          <table:table-cell table:style-name="ce167" office:value-type="string">
            <text:p>TE186</text:p>
          </table:table-cell>
          <table:table-cell table:style-name="ce166" office:value-type="string">
            <text:p>L2</text:p>
          </table:table-cell>
          <table:table-cell table:style-name="ce172" office:value-type="string">
            <text:p>Create Phase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6"/>
          <table:table-cell table:style-name="ce172" office:value-type="string">
            <text:p>1. Verify that UI of Phase Window Should not get disturbed</text:p>
          </table:table-cell>
          <table:table-cell table:style-name="ce166"/>
          <table:table-cell table:style-name="ce166" office:value-type="string">
            <text:p>FAIL</text:p>
          </table:table-cell>
          <table:table-cell table:style-name="ce166"/>
          <table:table-cell table:style-name="ce166" office:value-type="string">
            <text:p>#198</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12">
          <table:table-cell table:style-name="ce167" office:value-type="string">
            <text:p>TE187</text:p>
          </table:table-cell>
          <table:table-cell table:style-name="ce166" office:value-type="string">
            <text:p>L2</text:p>
          </table:table-cell>
          <table:table-cell table:style-name="ce172" office:value-type="string">
            <text:p>Create Phase Category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6"/>
          <table:table-cell table:style-name="ce172" office:value-type="string">
            <text:p>1. Verify that UI of Phase Category Window Should not get disturbed</text:p>
          </table:table-cell>
          <table:table-cell table:style-name="ce166"/>
          <table:table-cell table:style-name="ce166" office:value-type="string">
            <text:p>FAIL</text:p>
          </table:table-cell>
          <table:table-cell table:style-name="ce166"/>
          <table:table-cell table:style-name="ce166" office:value-type="string">
            <text:p>#199</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10">
          <table:table-cell table:style-name="ce167" office:value-type="string">
            <text:p>TE188</text:p>
          </table:table-cell>
          <table:table-cell table:style-name="ce166" office:value-type="string">
            <text:p>L2</text:p>
          </table:table-cell>
          <table:table-cell table:style-name="ce172" office:value-type="string">
            <text:p>Create Locale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6"/>
          <table:table-cell table:style-name="ce172" office:value-type="string">
            <text:p>1. Verify that UI of Locale Window Should not get disturbed</text:p>
          </table:table-cell>
          <table:table-cell table:style-name="ce166"/>
          <table:table-cell table:style-name="ce166" office:value-type="string">
            <text:p>FAIL</text:p>
          </table:table-cell>
          <table:table-cell table:style-name="ce166"/>
          <table:table-cell table:style-name="ce166" office:value-type="string">
            <text:p>#200</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64">
          <table:table-cell table:style-name="ce168" office:value-type="string">
            <text:p>TE189</text:p>
          </table:table-cell>
          <table:table-cell table:style-name="ce166" office:value-type="string">
            <text:p>L2</text:p>
          </table:table-cell>
          <table:table-cell table:style-name="ce172" office:value-type="string">
            <text:p>Create Locale Category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6"/>
          <table:table-cell table:style-name="ce172" office:value-type="string">
            <text:p>1. Verify that UI of Locale Category Window Should not get disturbed</text:p>
          </table:table-cell>
          <table:table-cell table:style-name="ce166"/>
          <table:table-cell table:style-name="ce166" office:value-type="string">
            <text:p>FAIL</text:p>
          </table:table-cell>
          <table:table-cell table:style-name="ce166"/>
          <table:table-cell table:style-name="ce166" office:value-type="string">
            <text:p>#201</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64">
          <table:table-cell table:style-name="ce168" office:value-type="string">
            <text:p>TE190</text:p>
          </table:table-cell>
          <table:table-cell table:style-name="ce166" office:value-type="string">
            <text:p>L2</text:p>
          </table:table-cell>
          <table:table-cell table:style-name="ce172" office:value-type="string">
            <text:p>Create Event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6"/>
          <table:table-cell table:style-name="ce172" office:value-type="string">
            <text:p>1. Verify that UI of Event Window Should not get disturbed</text:p>
          </table:table-cell>
          <table:table-cell table:style-name="ce166"/>
          <table:table-cell table:style-name="ce166" office:value-type="string">
            <text:p>FAIL</text:p>
          </table:table-cell>
          <table:table-cell table:style-name="ce166"/>
          <table:table-cell table:style-name="ce166" office:value-type="string">
            <text:p>#202</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66">
          <table:table-cell table:style-name="ce168" office:value-type="string">
            <text:p>TE191</text:p>
          </table:table-cell>
          <table:table-cell table:style-name="ce166" office:value-type="string">
            <text:p>L2</text:p>
          </table:table-cell>
          <table:table-cell table:style-name="ce172" office:value-type="string">
            <text:p>Create Event Category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6"/>
          <table:table-cell table:style-name="ce172" office:value-type="string">
            <text:p>1. Verify that UI of Event Category Window Should not get disturbed</text:p>
          </table:table-cell>
          <table:table-cell table:style-name="ce166"/>
          <table:table-cell table:style-name="ce166" office:value-type="string">
            <text:p>FAIL</text:p>
          </table:table-cell>
          <table:table-cell table:style-name="ce166"/>
          <table:table-cell table:style-name="ce166" office:value-type="string">
            <text:p>#203</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72">
          <table:table-cell table:style-name="ce168" office:value-type="string">
            <text:p>TE192</text:p>
          </table:table-cell>
          <table:table-cell table:style-name="ce166" office:value-type="string">
            <text:p>L2</text:p>
          </table:table-cell>
          <table:table-cell table:style-name="ce172" office:value-type="string">
            <text:p>Create Agent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6"/>
          <table:table-cell table:style-name="ce172" office:value-type="string">
            <text:p>1. Verify that UI of Agent Window Should not get disturbed</text:p>
          </table:table-cell>
          <table:table-cell table:style-name="ce166"/>
          <table:table-cell table:style-name="ce166" office:value-type="string">
            <text:p>FAIL</text:p>
          </table:table-cell>
          <table:table-cell table:style-name="ce166"/>
          <table:table-cell table:style-name="ce166" office:value-type="string">
            <text:p>#204</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66">
          <table:table-cell table:style-name="ce167" office:value-type="string">
            <text:p>TE193</text:p>
          </table:table-cell>
          <table:table-cell table:style-name="ce166" office:value-type="string">
            <text:p>L2</text:p>
          </table:table-cell>
          <table:table-cell table:style-name="ce172" office:value-type="string">
            <text:p>Create Agent Category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6"/>
          <table:table-cell table:style-name="ce172" office:value-type="string">
            <text:p>1. Verify that UI of Agent Category Window Should not get disturbed</text:p>
          </table:table-cell>
          <table:table-cell table:style-name="ce166"/>
          <table:table-cell table:style-name="ce166" office:value-type="string">
            <text:p>FAIL</text:p>
          </table:table-cell>
          <table:table-cell table:style-name="ce166"/>
          <table:table-cell table:style-name="ce166" office:value-type="string">
            <text:p>#205</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99">
          <table:table-cell table:style-name="ce167" office:value-type="string">
            <text:p>TE194</text:p>
          </table:table-cell>
          <table:table-cell table:style-name="ce167" office:value-type="string">
            <text:p>L2</text:p>
          </table:table-cell>
          <table:table-cell table:style-name="ce173" office:value-type="string">
            <text:p>Update Medium name with more than 100 Characters</text:p>
          </table:table-cell>
          <table:table-cell table:style-name="ce167"/>
          <table:table-cell table:style-name="ce173"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7"/>
          <table:table-cell table:style-name="ce173" office:value-type="string">
            <text:p>1. Verify that UI of Transmission Medium <text:s/>Window Should not get disturbed</text:p>
          </table:table-cell>
          <table:table-cell table:style-name="ce167"/>
          <table:table-cell table:style-name="ce167" office:value-type="string">
            <text:p>FAIL</text:p>
          </table:table-cell>
          <table:table-cell table:style-name="ce167"/>
          <table:table-cell table:style-name="ce167" office:value-type="string">
            <text:p>#210</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12">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6">
          <table:table-cell table:style-name="ce82" office:value-type="string">
            <text:p>TE196</text:p>
          </table:table-cell>
          <table:table-cell table:style-name="ce82" office:value-type="string">
            <text:p>L1</text:p>
          </table:table-cell>
          <table:table-cell table:style-name="ce82" office:value-type="string">
            <text:p>Media Not Deployed Option Details</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2"/>
          <table:table-cell table:style-name="ce82" office:value-type="string">
            <text:p>1. Verify that Media type can be selected</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66">
          <table:table-cell table:style-name="ce82" office:value-type="string">
            <text:p>TE197</text:p>
          </table:table-cell>
          <table:table-cell table:style-name="ce82" office:value-type="string">
            <text:p>L1</text:p>
          </table:table-cell>
          <table:table-cell table:style-name="ce82" office:value-type="string">
            <text:p>Delete Media Not Deployed Option</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2"/>
          <table:table-cell table:style-name="ce82" office:value-type="string">
            <text:p>1. Verify that Media type can be deleted successfully</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96">
          <table:table-cell table:style-name="ce169" office:value-type="string">
            <text:p>TE198</text:p>
          </table:table-cell>
          <table:table-cell table:style-name="ce171" office:value-type="string">
            <text:p>L0</text:p>
          </table:table-cell>
          <table:table-cell table:style-name="ce171" office:value-type="string">
            <text:p>Agent Clearances</text:p>
          </table:table-cell>
          <table:table-cell table:style-name="ce171"/>
          <table:table-cell table:style-name="ce175"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1"/>
          <table:table-cell table:style-name="ce175" office:value-type="string">
            <text:p>1. Verify that Clearances gets added</text:p>
          </table:table-cell>
          <table:table-cell table:style-name="ce171"/>
          <table:table-cell table:style-name="ce171" office:value-type="string">
            <text:p>PASS</text:p>
          </table:table-cell>
          <table:table-cell table:style-name="ce171" office:value-type="string">
            <text:p>NO</text:p>
          </table:table-cell>
          <table:table-cell table:style-name="ce171" table:number-columns-repeated="2"/>
          <table:table-cell table:style-name="ce165"/>
          <table:table-cell table:style-name="ce171" table:number-columns-repeated="3"/>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1005"/>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100" table:default-cell-style-name="ce114"/>
        <table:table-column table:style-name="co68" table:default-cell-style-name="ce114"/>
        <table:table-column table:style-name="co101" table:default-cell-style-name="ce186"/>
        <table:table-column table:style-name="co9" table:default-cell-style-name="ce114"/>
        <table:table-column table:style-name="co102" table:default-cell-style-name="ce114"/>
        <table:table-column table:style-name="co14" table:default-cell-style-name="ce186"/>
        <table:table-column table:style-name="co101" table:default-cell-style-name="ce114"/>
        <table:table-column table:style-name="co72" table:default-cell-style-name="ce114"/>
        <table:table-column table:style-name="co32" table:default-cell-style-name="ce114"/>
        <table:table-column table:style-name="co61" table:default-cell-style-name="ce114"/>
        <table:table-column table:style-name="co32" table:default-cell-style-name="ce114"/>
        <table:table-column table:style-name="co63" table:default-cell-style-name="ce114"/>
        <table:table-column table:style-name="co32" table:visibility="collapse" table:number-columns-repeated="5" table:default-cell-style-name="ce114"/>
        <table:table-column table:style-name="co103" table:default-cell-style-name="Excel_20_Built-in_20_Normal"/>
        <table:table-column table:style-name="co104" table:default-cell-style-name="Excel_20_Built-in_20_Normal"/>
        <table:table-column table:style-name="co22" table:default-cell-style-name="Excel_20_Built-in_20_Normal"/>
        <table:table-column table:style-name="co32" table:number-columns-repeated="1002" table:default-cell-style-name="ce114"/>
        <table:table-column table:style-name="co32" table:default-cell-style-name="ce24"/>
        <table:table-column table:style-name="co35" table:default-cell-style-name="ce24"/>
        <table:table-row table:style-name="ro3">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117" table:number-columns-repeated="1002"/>
          <table:table-cell table:number-columns-repeated="2"/>
        </table:table-row>
        <table:table-row table:style-name="ro100">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 Verify that start of the segment event ico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6">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6">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20" table:number-columns-repeated="1002"/>
          <table:table-cell table:style-name="ce19" table:number-columns-repeated="2"/>
        </table:table-row>
        <table:table-row table:style-name="ro12">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3">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5" table:default-cell-style-name="ce114"/>
        <table:table-column table:style-name="co40" table:default-cell-style-name="ce1"/>
        <table:table-column table:style-name="co106" table:default-cell-style-name="ce186"/>
        <table:table-column table:style-name="co107" table:default-cell-style-name="ce114"/>
        <table:table-column table:style-name="co108" table:default-cell-style-name="ce114"/>
        <table:table-column table:style-name="co14" table:default-cell-style-name="ce186"/>
        <table:table-column table:style-name="co109" table:default-cell-style-name="ce114"/>
        <table:table-column table:style-name="co110" table:default-cell-style-name="ce114"/>
        <table:table-column table:style-name="co111" table:default-cell-style-name="ce114"/>
        <table:table-column table:style-name="co112" table:default-cell-style-name="ce114"/>
        <table:table-column table:style-name="co113" table:default-cell-style-name="ce114"/>
        <table:table-column table:style-name="co114" table:default-cell-style-name="ce114"/>
        <table:table-column table:style-name="co115" table:visibility="collapse" table:default-cell-style-name="ce114"/>
        <table:table-column table:style-name="co116" table:default-cell-style-name="ce114"/>
        <table:table-column table:style-name="co117" table:default-cell-style-name="ce114"/>
        <table:table-column table:style-name="co22" table:default-cell-style-name="ce114"/>
        <table:table-column table:style-name="co32" table:number-columns-repeated="1003" table:default-cell-style-name="ce114"/>
        <table:table-column table:style-name="co32" table:default-cell-style-name="ce24"/>
        <table:table-column table:style-name="co35" table:default-cell-style-name="ce24"/>
        <table:table-column table:style-name="co32" table:number-columns-repeated="2" table:default-cell-style-name="Default"/>
        <table:table-column table:style-name="co35" table:default-cell-style-name="Default"/>
        <table:table-row table:style-name="ro10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117" table:number-columns-repeated="1003"/>
          <table:table-cell table:number-columns-repeated="5"/>
        </table:table-row>
        <table:table-row table:style-name="ro105">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6">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20" table:number-columns-repeated="995"/>
          <table:table-cell table:style-name="ce19" table:number-columns-repeated="2"/>
          <table:table-cell table:style-name="ce59" table:number-columns-repeated="3"/>
        </table:table-row>
        <table:table-row table:style-name="ro8">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7">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38">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9">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3">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2">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20" table:number-columns-repeated="995"/>
          <table:table-cell table:style-name="ce19" table:number-columns-repeated="2"/>
          <table:table-cell table:number-columns-repeated="3"/>
        </table:table-row>
        <table:table-row table:style-name="ro62">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8">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21" table:number-columns-repeated="995"/>
          <table:table-cell table:style-name="ce86" table:number-columns-repeated="2"/>
          <table:table-cell table:number-columns-repeated="3"/>
        </table:table-row>
        <table:table-row table:style-name="ro94">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4">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86"/>
          <table:table-cell table:style-name="ce1"/>
          <table:table-cell table:style-name="ce186"/>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114"/>
        <table:table-column table:style-name="co68" table:default-cell-style-name="ce114"/>
        <table:table-column table:style-name="co118" table:default-cell-style-name="ce186"/>
        <table:table-column table:style-name="co9" table:default-cell-style-name="ce114"/>
        <table:table-column table:style-name="co119" table:default-cell-style-name="ce114"/>
        <table:table-column table:style-name="co14" table:default-cell-style-name="ce186"/>
        <table:table-column table:style-name="co120" table:default-cell-style-name="ce114"/>
        <table:table-column table:style-name="co72" table:default-cell-style-name="ce114"/>
        <table:table-column table:style-name="co78" table:default-cell-style-name="ce114"/>
        <table:table-column table:style-name="co61" table:default-cell-style-name="ce114"/>
        <table:table-column table:style-name="co48" table:number-columns-repeated="2" table:default-cell-style-name="ce114"/>
        <table:table-column table:style-name="co48" table:visibility="collapse" table:number-columns-repeated="5" table:default-cell-style-name="ce114"/>
        <table:table-column table:style-name="co116" table:default-cell-style-name="ce114"/>
        <table:table-column table:style-name="co117" table:default-cell-style-name="ce114"/>
        <table:table-column table:style-name="co22" table:default-cell-style-name="ce114"/>
        <table:table-column table:style-name="co48" table:number-columns-repeated="1002" table:default-cell-style-name="ce114"/>
        <table:table-column table:style-name="co48" table:default-cell-style-name="ce24"/>
        <table:table-column table:style-name="co35" table:default-cell-style-name="ce24"/>
        <table:table-row table:style-name="ro6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117" table:number-columns-repeated="1002"/>
          <table:table-cell table:number-columns-repeated="2"/>
        </table:table-row>
        <table:table-row table:style-name="ro109">
          <table:table-cell table:style-name="ce55" office:value-type="string">
            <text:p>PE001</text:p>
          </table:table-cell>
          <table:table-cell table:style-name="ce55" office:value-type="string">
            <text:p>L1</text:p>
          </table:table-cell>
          <table:table-cell table:style-name="ce187" office:value-type="string">
            <text:p>Owner Name Checking</text:p>
          </table:table-cell>
          <table:table-cell table:style-name="ce188"/>
          <table:table-cell table:style-name="ce187"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87"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88" office:value-type="string">
            <text:p>NO</text:p>
          </table:table-cell>
          <table:table-cell table:style-name="ce188"/>
          <table:table-cell table:style-name="ce188" office:value-type="string">
            <text:p>Obsolute</text:p>
          </table:table-cell>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188" table:number-columns-repeated="6"/>
          <table:table-cell table:style-name="ce189" table:number-columns-repeated="996"/>
          <table:table-cell table:style-name="ce86" table:number-columns-repeated="2"/>
        </table:table-row>
        <table:table-row table:style-name="ro110">
          <table:table-cell table:style-name="ce55" office:value-type="string">
            <text:p>PE002</text:p>
          </table:table-cell>
          <table:table-cell table:style-name="ce55" office:value-type="string">
            <text:p>L1</text:p>
          </table:table-cell>
          <table:table-cell table:style-name="ce187" office:value-type="string">
            <text:p>MAP Size</text:p>
          </table:table-cell>
          <table:table-cell table:style-name="ce188"/>
          <table:table-cell table:style-name="ce187"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87"/>
          <table:table-cell table:style-name="ce187"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88" office:value-type="string">
            <text:p>NO</text:p>
          </table:table-cell>
          <table:table-cell table:style-name="ce188"/>
          <table:table-cell table:style-name="ce188" office:value-type="string">
            <text:p>Obsolute</text:p>
          </table:table-cell>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188" table:number-columns-repeated="6"/>
          <table:table-cell table:style-name="ce189" table:number-columns-repeated="996"/>
          <table:table-cell table:style-name="ce86" table:number-columns-repeated="2"/>
        </table:table-row>
        <table:table-row table:style-name="ro78">
          <table:table-cell table:style-name="ce55" office:value-type="string">
            <text:p>PE003</text:p>
          </table:table-cell>
          <table:table-cell table:style-name="ce55" office:value-type="string">
            <text:p>L0</text:p>
          </table:table-cell>
          <table:table-cell table:style-name="ce187" office:value-type="string">
            <text:p>Map According to “Procedures”</text:p>
          </table:table-cell>
          <table:table-cell table:style-name="ce188"/>
          <table:table-cell table:style-name="ce187" office:value-type="string">
            <text:p>1. Login to the Channels with valid credentials</text:p>
            <text:p>2. Click on Procedures Explorer</text:p>
            <text:p>3. Enter the organization name &amp; press enter</text:p>
            <text:p>4. Click on 'Go' Button</text:p>
          </table:table-cell>
          <table:table-cell table:style-name="ce187"/>
          <table:table-cell table:style-name="ce187" office:value-type="string">
            <text:p>1. Verify that clicking on 'Go' button appropriate map is displayed</text:p>
          </table:table-cell>
          <table:table-cell table:style-name="ce55"/>
          <table:table-cell table:style-name="ce55" office:value-type="string">
            <text:p>FAIL</text:p>
          </table:table-cell>
          <table:table-cell table:style-name="ce188" office:value-type="string">
            <text:p>NO</text:p>
          </table:table-cell>
          <table:table-cell table:style-name="ce188"/>
          <table:table-cell table:style-name="ce188" office:value-type="string">
            <text:p>Obsolute</text:p>
          </table:table-cell>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188" table:number-columns-repeated="6"/>
          <table:table-cell table:style-name="ce189" table:number-columns-repeated="996"/>
          <table:table-cell table:style-name="ce86" table:number-columns-repeated="2"/>
        </table:table-row>
        <table:table-row table:style-name="ro111">
          <table:table-cell table:style-name="ce55" office:value-type="string">
            <text:p>PE004</text:p>
          </table:table-cell>
          <table:table-cell table:style-name="ce55" office:value-type="string">
            <text:p>L0</text:p>
          </table:table-cell>
          <table:table-cell table:style-name="ce187" office:value-type="string">
            <text:p>Map According to “By”</text:p>
          </table:table-cell>
          <table:table-cell table:style-name="ce55"/>
          <table:table-cell table:style-name="ce187"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87"/>
          <table:table-cell table:style-name="ce187" office:value-type="string">
            <text:p>1. Verify that clicking on 'Go' button appropriate map is displayed</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188"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112">
          <table:table-cell table:style-name="ce55" office:value-type="string">
            <text:p>PE005</text:p>
          </table:table-cell>
          <table:table-cell table:style-name="ce55" office:value-type="string">
            <text:p>L0</text:p>
          </table:table-cell>
          <table:table-cell table:style-name="ce187" office:value-type="string">
            <text:p>Map According to “Focusing on”</text:p>
          </table:table-cell>
          <table:table-cell table:style-name="ce55"/>
          <table:table-cell table:style-name="ce187"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87"/>
          <table:table-cell table:style-name="ce187" office:value-type="string">
            <text:p>1. Verify that clicking on 'Go' button appropriate map is displayed</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113">
          <table:table-cell table:style-name="ce55" office:value-type="string">
            <text:p>PE006</text:p>
          </table:table-cell>
          <table:table-cell table:style-name="ce55" office:value-type="string">
            <text:p>L0</text:p>
          </table:table-cell>
          <table:table-cell table:style-name="ce187" office:value-type="string">
            <text:p>Map According to “Procedures” and “By”</text:p>
          </table:table-cell>
          <table:table-cell table:style-name="ce55"/>
          <table:table-cell table:style-name="ce187"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87"/>
          <table:table-cell table:style-name="ce187" office:value-type="string">
            <text:p>1. Verify that clicking on 'Go' button appropriate map is displayed</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72">
          <table:table-cell table:style-name="ce55" office:value-type="string">
            <text:p>PE007</text:p>
          </table:table-cell>
          <table:table-cell table:style-name="ce55" office:value-type="string">
            <text:p>L0</text:p>
          </table:table-cell>
          <table:table-cell table:style-name="ce187" office:value-type="string">
            <text:p>Map According to “Procedures” and “Focusing on”</text:p>
          </table:table-cell>
          <table:table-cell table:style-name="ce55"/>
          <table:table-cell table:style-name="ce187"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87"/>
          <table:table-cell table:style-name="ce187" office:value-type="string">
            <text:p>1. Verify that clicking on 'Go' button appropriate map is displayed</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114">
          <table:table-cell table:style-name="ce55" office:value-type="string">
            <text:p>PE008</text:p>
          </table:table-cell>
          <table:table-cell table:style-name="ce55" office:value-type="string">
            <text:p>L0</text:p>
          </table:table-cell>
          <table:table-cell table:style-name="ce187" office:value-type="string">
            <text:p>Map According to “By” and “Focusing on”</text:p>
          </table:table-cell>
          <table:table-cell table:style-name="ce55"/>
          <table:table-cell table:style-name="ce187"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87"/>
          <table:table-cell table:style-name="ce187" office:value-type="string">
            <text:p>1. Verify that clicking on 'Go' button appropriate map is displayed</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115">
          <table:table-cell table:style-name="ce55" office:value-type="string">
            <text:p>A</text:p>
          </table:table-cell>
          <table:table-cell table:style-name="ce55" office:value-type="string">
            <text:p>L1</text:p>
          </table:table-cell>
          <table:table-cell table:style-name="ce187" office:value-type="string">
            <text:p>“Home” icon Link</text:p>
          </table:table-cell>
          <table:table-cell table:style-name="ce55"/>
          <table:table-cell table:style-name="ce187" office:value-type="string">
            <text:p>1. Login to the Channels with valid credentials</text:p>
            <text:p>2. Click on Procedures Explorer</text:p>
            <text:p>3. Click on 'Home' Icon</text:p>
          </table:table-cell>
          <table:table-cell table:style-name="ce187"/>
          <table:table-cell table:style-name="ce187" office:value-type="string">
            <text:p>1. Verify that the on clicking Home icon Home page renders successfully</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116">
          <table:table-cell table:style-name="ce55" office:value-type="string">
            <text:p>PE010</text:p>
          </table:table-cell>
          <table:table-cell table:style-name="ce55" office:value-type="string">
            <text:p>L0</text:p>
          </table:table-cell>
          <table:table-cell table:style-name="ce187" office:value-type="string">
            <text:p>“Show Report” option</text:p>
          </table:table-cell>
          <table:table-cell table:style-name="ce55"/>
          <table:table-cell table:style-name="ce187" office:value-type="string">
            <text:p>1. Login to the Channels with valid credentials</text:p>
            <text:p>2. Click on Procedures Explorer</text:p>
            <text:p>3. Click on 'Show Report' Button</text:p>
          </table:table-cell>
          <table:table-cell table:style-name="ce187"/>
          <table:table-cell table:style-name="ce187" office:value-type="string">
            <text:p>1. Verify that report is displayed successfully</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117">
          <table:table-cell table:style-name="ce55" office:value-type="string">
            <text:p>PE011</text:p>
          </table:table-cell>
          <table:table-cell table:style-name="ce55" office:value-type="string">
            <text:p>L0</text:p>
          </table:table-cell>
          <table:table-cell table:style-name="ce187" office:value-type="string">
            <text:p>“Show Map” Option</text:p>
          </table:table-cell>
          <table:table-cell table:style-name="ce55"/>
          <table:table-cell table:style-name="ce187" office:value-type="string">
            <text:p>1. Login to the Channels with valid credentials</text:p>
            <text:p>2. Click on Procedures Explorer</text:p>
            <text:p>3. Click on 'Show Report' Button</text:p>
            <text:p>4. Click on 'Show Map' Button</text:p>
          </table:table-cell>
          <table:table-cell table:style-name="ce187"/>
          <table:table-cell table:style-name="ce187"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118">
          <table:table-cell table:style-name="ce55" office:value-type="string">
            <text:p>PE012</text:p>
          </table:table-cell>
          <table:table-cell table:style-name="ce55" office:value-type="string">
            <text:p>L0</text:p>
          </table:table-cell>
          <table:table-cell table:style-name="ce187" office:value-type="string">
            <text:p>“Sign Out” Button</text:p>
          </table:table-cell>
          <table:table-cell table:style-name="ce55"/>
          <table:table-cell table:style-name="ce187" office:value-type="string">
            <text:p>1. Login to the Channels with valid credentials</text:p>
            <text:p>2. Click on Procedures Explorer</text:p>
            <text:p>3. Click on 'Sign Out' Button</text:p>
          </table:table-cell>
          <table:table-cell table:style-name="ce187"/>
          <table:table-cell table:style-name="ce187"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119">
          <table:table-cell table:style-name="ce55" office:value-type="string">
            <text:p>PE013</text:p>
          </table:table-cell>
          <table:table-cell table:style-name="ce55" office:value-type="string">
            <text:p>L2</text:p>
          </table:table-cell>
          <table:table-cell table:style-name="ce187" office:value-type="string">
            <text:p>Invalid Organization or Invalid Agent</text:p>
          </table:table-cell>
          <table:table-cell table:style-name="ce55"/>
          <table:table-cell table:style-name="ce187"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87"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88" office:value-type="string">
            <text:p>NO</text:p>
          </table:table-cell>
          <table:table-cell table:style-name="ce55"/>
          <table:table-cell table:style-name="ce188"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8" office:value-type="string">
            <text:p>YES</text:p>
          </table:table-cell>
          <table:table-cell table:style-name="ce188" office:value-type="string">
            <text:p>NO</text:p>
          </table:table-cell>
          <table:table-cell table:style-name="ce188" office:value-type="string">
            <text:p>NO</text:p>
          </table:table-cell>
          <table:table-cell table:style-name="ce156" office:value-type="string">
            <text:p>NO</text:p>
          </table:table-cell>
          <table:table-cell table:style-name="ce55" table:number-columns-repeated="1002"/>
          <table:table-cell table:style-name="ce86" table:number-columns-repeated="2"/>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21" table:default-cell-style-name="ce186"/>
        <table:table-column table:style-name="co68" table:default-cell-style-name="ce186"/>
        <table:table-column table:style-name="co101" table:default-cell-style-name="ce186"/>
        <table:table-column table:style-name="co9" table:default-cell-style-name="ce186"/>
        <table:table-column table:style-name="co122" table:default-cell-style-name="ce186"/>
        <table:table-column table:style-name="co101" table:default-cell-style-name="ce186"/>
        <table:table-column table:style-name="co123" table:default-cell-style-name="ce186"/>
        <table:table-column table:style-name="co72" table:default-cell-style-name="ce186"/>
        <table:table-column table:style-name="co78" table:default-cell-style-name="ce186"/>
        <table:table-column table:style-name="co61" table:default-cell-style-name="ce186"/>
        <table:table-column table:style-name="co32" table:default-cell-style-name="ce186"/>
        <table:table-column table:style-name="co63" table:default-cell-style-name="ce186"/>
        <table:table-column table:style-name="co32" table:visibility="collapse" table:number-columns-repeated="5" table:default-cell-style-name="ce186"/>
        <table:table-column table:style-name="co116" table:default-cell-style-name="ce186"/>
        <table:table-column table:style-name="co117" table:default-cell-style-name="ce186"/>
        <table:table-column table:style-name="co22" table:default-cell-style-name="ce186"/>
        <table:table-column table:style-name="co32" table:number-columns-repeated="1002" table:default-cell-style-name="ce186"/>
        <table:table-column table:style-name="co32" table:default-cell-style-name="ce24"/>
        <table:table-column table:style-name="co35" table:default-cell-style-name="ce24"/>
        <table:table-row table:style-name="ro12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90"/>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190" table:number-columns-repeated="1002"/>
          <table:table-cell table:number-columns-repeated="2"/>
        </table:table-row>
        <table:table-row table:style-name="ro72">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1">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2">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3">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4">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71">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5">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6">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7">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8">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9">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5">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100"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62">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100"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0">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69" table:default-cell-style-name="ce114"/>
        <table:table-column table:style-name="co124" table:default-cell-style-name="ce114"/>
        <table:table-column table:style-name="co26" table:default-cell-style-name="ce186"/>
        <table:table-column table:style-name="co11" table:default-cell-style-name="ce114"/>
        <table:table-column table:style-name="co125" table:default-cell-style-name="ce114"/>
        <table:table-column table:style-name="co14" table:default-cell-style-name="ce186"/>
        <table:table-column table:style-name="co126" table:default-cell-style-name="ce114"/>
        <table:table-column table:style-name="co127" table:default-cell-style-name="ce114"/>
        <table:table-column table:style-name="co9" table:default-cell-style-name="ce114"/>
        <table:table-column table:style-name="co128" table:default-cell-style-name="ce114"/>
        <table:table-column table:style-name="co7" table:default-cell-style-name="ce114"/>
        <table:table-column table:style-name="co129" table:default-cell-style-name="ce114"/>
        <table:table-column table:style-name="co32" table:visibility="collapse" table:number-columns-repeated="5" table:default-cell-style-name="ce114"/>
        <table:table-column table:style-name="co116" table:default-cell-style-name="ce114"/>
        <table:table-column table:style-name="co117" table:default-cell-style-name="ce114"/>
        <table:table-column table:style-name="co22" table:default-cell-style-name="ce114"/>
        <table:table-column table:style-name="co32" table:number-columns-repeated="1002" table:default-cell-style-name="ce114"/>
        <table:table-column table:style-name="co32" table:default-cell-style-name="ce24"/>
        <table:table-column table:style-name="co35" table:default-cell-style-name="ce24"/>
        <table:table-row table:style-name="ro131">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117" table:number-columns-repeated="1002"/>
          <table:table-cell table:number-columns-repeated="2"/>
        </table:table-row>
        <table:table-row table:style-name="ro132">
          <table:table-cell table:style-name="ce89" office:value-type="string">
            <text:p>SG001_NewCalenderSurveyAboutMe</text:p>
          </table:table-cell>
          <table:table-cell table:style-name="ce89" office:value-type="string">
            <text:p>L0</text:p>
          </table:table-cell>
          <table:table-cell table:style-name="ce89" office:value-type="string">
            <text:p>User logged in to channels as access privilage 'User' is not able to view any options except News, Calendar, Surveys and About me</text:p>
          </table:table-cell>
          <table:table-cell table:style-name="ce89"/>
          <table:table-cell table:style-name="ce37" office:value-type="string">
            <text:p>1. Login to the Channels</text:p>
            <text:p>2. Click on 'My Information Sharing Guidelines' Link'</text:p>
          </table:table-cell>
          <table:table-cell table:style-name="ce89"/>
          <table:table-cell table:style-name="ce89" office:value-type="string">
            <text:p>1. Verify that user is able to view the Link “MY INFORMATION SHARING GUIDELINES”</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135</text:p>
          </table:table-cell>
          <table:table-cell table:style-name="ce89"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20" table:number-columns-repeated="1002"/>
          <table:table-cell table:style-name="ce19" table:number-columns-repeated="2"/>
        </table:table-row>
        <table:table-row table:style-name="ro133">
          <table:table-cell table:style-name="ce92" office:value-type="string">
            <text:p>SG002_MyInfoSharingGuidelinesForUser</text:p>
          </table:table-cell>
          <table:table-cell table:style-name="ce38" office:value-type="string">
            <text:p>L0</text:p>
          </table:table-cell>
          <table:table-cell table:style-name="ce38" office:value-type="string">
            <text:p>IS Guidelines for All Participant</text:p>
          </table:table-cell>
          <table:table-cell table:style-name="ce38"/>
          <table:table-cell table:style-name="ce38" office:value-type="string">
            <text:p>1. Login to the Channels</text:p>
            <text:p>2. Click on 'IS Guidelines for All Participant'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4">
          <table:table-cell table:style-name="ce92"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4">
          <table:table-cell table:style-name="ce92"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5">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86"/>
          <table:table-cell/>
          <table:table-cell table:style-name="ce186"/>
          <table:table-cell table:number-columns-repeated="1017"/>
        </table:table-row>
        <table:table-row table:style-name="ro135">
          <table:table-cell table:number-columns-repeated="3"/>
          <table:table-cell table:style-name="ce1"/>
          <table:table-cell table:style-name="ce186"/>
          <table:table-cell/>
          <table:table-cell table:style-name="ce186"/>
          <table:table-cell table:number-columns-repeated="1017"/>
        </table:table-row>
        <table:table-row table:style-name="ro1" table:number-rows-repeated="4">
          <table:table-cell table:number-columns-repeated="3"/>
          <table:table-cell table:style-name="ce1"/>
          <table:table-cell table:style-name="ce186"/>
          <table:table-cell/>
          <table:table-cell table:style-name="ce186"/>
          <table:table-cell table:number-columns-repeated="1017"/>
        </table:table-row>
        <table:table-row table:style-name="ro1">
          <table:table-cell table:number-columns-repeated="3"/>
          <table:table-cell table:style-name="ce1"/>
          <table:table-cell table:style-name="ce186"/>
          <table:table-cell table:style-name="ce114"/>
          <table:table-cell table:style-name="ce186"/>
          <table:table-cell table:number-columns-repeated="1017"/>
        </table:table-row>
        <table:table-row table:style-name="ro1" table:number-rows-repeated="2">
          <table:table-cell table:number-columns-repeated="3"/>
          <table:table-cell table:style-name="ce1"/>
          <table:table-cell table:style-name="ce186"/>
          <table:table-cell table:style-name="ce1"/>
          <table:table-cell table:style-name="ce186"/>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30" table:default-cell-style-name="ce24"/>
        <table:table-column table:style-name="co64" table:default-cell-style-name="ce24"/>
        <table:table-column table:style-name="co131" table:default-cell-style-name="ce24"/>
        <table:table-column table:style-name="co64" table:default-cell-style-name="ce24"/>
        <table:table-column table:style-name="co132" table:default-cell-style-name="ce24"/>
        <table:table-column table:style-name="co64" table:number-columns-repeated="2" table:default-cell-style-name="ce24"/>
        <table:table-column table:style-name="co133" table:default-cell-style-name="ce24"/>
        <table:table-column table:style-name="co64" table:number-columns-repeated="2" table:default-cell-style-name="ce24"/>
        <table:table-column table:style-name="co64" table:visibility="collapse" table:number-columns-repeated="5" table:default-cell-style-name="ce24"/>
        <table:table-column table:style-name="co116" table:default-cell-style-name="ce24"/>
        <table:table-column table:style-name="co117" table:default-cell-style-name="ce24"/>
        <table:table-column table:style-name="co22" table:default-cell-style-name="ce24"/>
        <table:table-column table:style-name="co64" table:number-columns-repeated="1003" table:default-cell-style-name="ce24"/>
        <table:table-column table:style-name="co35" table:default-cell-style-name="ce24"/>
        <table:table-row table:style-name="ro62">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number-columns-repeated="1004"/>
        </table:table-row>
        <table:table-row table:style-name="ro136">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8"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10" office:value-type="string">
            <text:p>YES</text:p>
          </table:table-cell>
          <table:table-cell table:style-name="ce92"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37">
          <table:table-cell table:style-name="ce92"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2" office:value-type="string">
            <text:p>YES</text:p>
          </table:table-cell>
          <table:table-cell table:style-name="ce38"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38">
          <table:table-cell table:style-name="ce92"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2" office:value-type="string">
            <text:p>YES</text:p>
          </table:table-cell>
          <table:table-cell table:style-name="ce38"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39">
          <table:table-cell table:style-name="ce110" table:number-columns-repeated="2"/>
          <table:table-cell table:style-name="ce38" office:value-type="string">
            <text:p>Send Feedback Button</text:p>
          </table:table-cell>
          <table:table-cell table:style-name="ce110" table:number-columns-repeated="3"/>
          <table:table-cell table:style-name="ce110" office:value-type="string">
            <text:p>Refer Home Page - HP010</text:p>
          </table:table-cell>
          <table:table-cell table:style-name="ce110" table:number-columns-repeated="14"/>
          <table:table-cell table:number-columns-repeated="1003"/>
        </table:table-row>
        <table:table-row table:style-name="ro87">
          <table:table-cell table:style-name="ce110" table:number-columns-repeated="2"/>
          <table:table-cell table:style-name="ce38" office:value-type="string">
            <text:p>Sending feedback “As a question without urgent flag”</text:p>
          </table:table-cell>
          <table:table-cell table:style-name="ce110" table:number-columns-repeated="3"/>
          <table:table-cell table:style-name="ce110" office:value-type="string">
            <text:p>Refer Home Page - HP011</text:p>
          </table:table-cell>
          <table:table-cell table:style-name="ce110" table:number-columns-repeated="14"/>
          <table:table-cell table:number-columns-repeated="1003"/>
        </table:table-row>
        <table:table-row table:style-name="ro86">
          <table:table-cell table:style-name="ce110" table:number-columns-repeated="2"/>
          <table:table-cell table:style-name="ce38" office:value-type="string">
            <text:p>Sending feedback “ As a problem without urgent flag”</text:p>
          </table:table-cell>
          <table:table-cell table:style-name="ce110" table:number-columns-repeated="3"/>
          <table:table-cell table:style-name="ce110" office:value-type="string">
            <text:p>Refer Home Page - HP012</text:p>
          </table:table-cell>
          <table:table-cell table:style-name="ce110" table:number-columns-repeated="14"/>
          <table:table-cell table:number-columns-repeated="1003"/>
        </table:table-row>
        <table:table-row table:style-name="ro140">
          <table:table-cell table:style-name="ce110" table:number-columns-repeated="2"/>
          <table:table-cell table:style-name="ce38" office:value-type="string">
            <text:p>Sending feedback “ As a suggestion without urgent flag”</text:p>
          </table:table-cell>
          <table:table-cell table:style-name="ce110" table:number-columns-repeated="3"/>
          <table:table-cell table:style-name="ce110" office:value-type="string">
            <text:p>Refer Home Page - HP013</text:p>
          </table:table-cell>
          <table:table-cell table:style-name="ce110" table:number-columns-repeated="14"/>
          <table:table-cell table:number-columns-repeated="1003"/>
        </table:table-row>
        <table:table-row table:style-name="ro141">
          <table:table-cell table:style-name="ce110" table:number-columns-repeated="2"/>
          <table:table-cell table:style-name="ce38" office:value-type="string">
            <text:p>Sending feedback “ As a question with urgent flag”</text:p>
          </table:table-cell>
          <table:table-cell table:style-name="ce110" table:number-columns-repeated="3"/>
          <table:table-cell table:style-name="ce110" office:value-type="string">
            <text:p>Refer Home Page - HP014</text:p>
          </table:table-cell>
          <table:table-cell table:style-name="ce110" table:number-columns-repeated="14"/>
          <table:table-cell table:number-columns-repeated="1003"/>
        </table:table-row>
        <table:table-row table:style-name="ro142">
          <table:table-cell table:style-name="ce110" table:number-columns-repeated="2"/>
          <table:table-cell table:style-name="ce38" office:value-type="string">
            <text:p>Sending feedback <text:s/>“ As a problem with urgent flag”</text:p>
          </table:table-cell>
          <table:table-cell table:style-name="ce110" table:number-columns-repeated="3"/>
          <table:table-cell table:style-name="ce110" office:value-type="string">
            <text:p>Refer Home Page - HP015</text:p>
          </table:table-cell>
          <table:table-cell table:style-name="ce110" table:number-columns-repeated="14"/>
          <table:table-cell table:number-columns-repeated="1003"/>
        </table:table-row>
        <table:table-row table:style-name="ro17">
          <table:table-cell table:style-name="ce110" table:number-columns-repeated="2"/>
          <table:table-cell table:style-name="ce38" office:value-type="string">
            <text:p>Sending feedback “ As a suggestion with urgent flag”</text:p>
          </table:table-cell>
          <table:table-cell table:style-name="ce110" table:number-columns-repeated="3"/>
          <table:table-cell table:style-name="ce110" office:value-type="string">
            <text:p>Refer Home Page - HP016</text:p>
          </table:table-cell>
          <table:table-cell table:style-name="ce110" table:number-columns-repeated="14"/>
          <table:table-cell table:number-columns-repeated="1003"/>
        </table:table-row>
        <table:table-row table:style-name="ro62">
          <table:table-cell table:style-name="ce156" table:number-columns-repeated="2"/>
          <table:table-cell table:style-name="ce39" office:value-type="string">
            <text:p>Validation / notification require if feedback send to invalid email or email that does not exists]</text:p>
          </table:table-cell>
          <table:table-cell table:style-name="ce156" table:number-columns-repeated="3"/>
          <table:table-cell table:style-name="ce156" office:value-type="string">
            <text:p>Refer Home Page - HP017</text:p>
          </table:table-cell>
          <table:table-cell table:style-name="ce156" table:number-columns-repeated="14"/>
          <table:table-cell table:style-name="ce86" table:number-columns-repeated="1003"/>
        </table:table-row>
        <table:table-row table:style-name="ro95">
          <table:table-cell table:style-name="ce110" table:number-columns-repeated="2"/>
          <table:table-cell table:style-name="ce38" office:value-type="string">
            <text:p>Send Feedback – Cancel Operation</text:p>
          </table:table-cell>
          <table:table-cell table:style-name="ce110" table:number-columns-repeated="3"/>
          <table:table-cell table:style-name="ce110" office:value-type="string">
            <text:p>Refer Home Page - HP018</text:p>
          </table:table-cell>
          <table:table-cell table:style-name="ce110"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25" table:number-columns-repeated="2" table:default-cell-style-name="Default"/>
        <table:table-column table:style-name="co25" table:default-cell-style-name="ce180"/>
        <table:table-column table:style-name="co25" table:default-cell-style-name="Default"/>
        <table:table-column table:style-name="co25" table:default-cell-style-name="ce180"/>
        <table:table-column table:style-name="co25" table:default-cell-style-name="Default"/>
        <table:table-column table:style-name="co25" table:default-cell-style-name="ce180"/>
        <table:table-column table:style-name="co25" table:number-columns-repeated="1017" table:default-cell-style-name="Default"/>
        <table:table-row table:style-name="ro80">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24"/>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24" table:number-columns-repeated="1004"/>
        </table:table-row>
        <table:table-row table:style-name="ro143">
          <table:table-cell table:style-name="ce180" office:value-type="string">
            <text:p>Channels API documentation</text:p>
          </table:table-cell>
          <table:table-cell/>
          <table:table-cell office:value-type="string">
            <text:p>http://192.168.4.128:8080/api/resource_ChannelsService.html</text:p>
          </table:table-cell>
          <table:table-cell/>
          <table:table-cell office:value-type="string">
            <text:p>1. Login to the Channels.</text:p>
            <text:p>2. Enter the URL “http://192.168.4.128:8080/api/resource_ChannelsService.html”</text:p>
          </table:table-cell>
          <table:table-cell/>
          <table:table-cell office:value-type="string">
            <text:p>Verify that documentation page renders</text:p>
          </table:table-cell>
          <table:table-cell/>
          <table:table-cell office:value-type="string">
            <text:p>PASS</text:p>
          </table:table-cell>
          <table:table-cell table:number-columns-repeated="1015"/>
        </table:table-row>
        <table:table-row table:style-name="ro144">
          <table:table-cell office:value-type="string">
            <text:p>ISP Plans</text:p>
          </table:table-cell>
          <table:table-cell/>
          <table:table-cell office:value-type="string">
            <text:p>http://192.168.4.128:8080/rest/isp/plans</text:p>
          </table:table-cell>
          <table:table-cell/>
          <table:table-cell office:value-type="string">
            <text:p>1. Login to the Channels.</text:p>
            <text:p>2. Enter URL “http://192.168.4.128:8080/rest/isp/plans”</text:p>
          </table:table-cell>
          <table:table-cell/>
          <table:table-cell office:value-type="string">
            <text:p>Verify that ISP plan details page opens</text:p>
          </table:table-cell>
          <table:table-cell/>
          <table:table-cell office:value-type="string">
            <text:p>PASS</text:p>
          </table:table-cell>
          <table:table-cell table:number-columns-repeated="1015"/>
        </table:table-row>
        <table:table-row table:style-name="ro145">
          <table:table-cell office:value-type="string">
            <text:p>Scope</text:p>
          </table:table-cell>
          <table:table-cell/>
          <table:table-cell office:value-type="string">
            <text:p>http://192.168.4.128:8080/rest/isp/planScopes</text:p>
          </table:table-cell>
          <table:table-cell/>
          <table:table-cell office:value-type="string">
            <text:p>1. Login to the Channels.</text:p>
            <text:p>2. Enter URL “http://192.168.4.128:8080/rest/isp/planScopes”</text:p>
          </table:table-cell>
          <table:table-cell/>
          <table:table-cell office:value-type="string">
            <text:p>Verify that plan scope page opens</text:p>
          </table:table-cell>
          <table:table-cell/>
          <table:table-cell office:value-type="string">
            <text:p>PASS</text:p>
          </table:table-cell>
          <table:table-cell table:number-columns-repeated="1015"/>
        </table:table-row>
        <table:table-row table:style-name="ro146">
          <table:table-cell office:value-type="string">
            <text:p>Issues</text:p>
          </table:table-cell>
          <table:table-cell/>
          <table:table-cell office:value-type="string">
            <text:p>http://192.168.4.128:8080/rest/isp/plan/Storm_Disaster_Manegement/version/1/issues</text:p>
          </table:table-cell>
          <table:table-cell/>
          <table:table-cell office:value-type="string">
            <text:p>1.Login to the Channels.</text:p>
            <text:p>2. Enter URL “http://192.168.4.128:8080/rest/isp/plan/Storm_Disaster_Manegement/version/1/issues”</text:p>
          </table:table-cell>
          <table:table-cell/>
          <table:table-cell office:value-type="string">
            <text:p>Verify that page with issues opens</text:p>
          </table:table-cell>
          <table:table-cell/>
          <table:table-cell office:value-type="string">
            <text:p>PASS</text:p>
          </table:table-cell>
          <table:table-cell table:number-columns-repeated="1015"/>
        </table:table-row>
        <table:table-row table:style-name="ro146">
          <table:table-cell office:value-type="string">
            <text:p>Procedures</text:p>
          </table:table-cell>
          <table:table-cell/>
          <table:table-cell office:value-type="string">
            <text:p>http://192.168.4.128:8080/rest/isp/plan/Storm_Disaster_Manegement/procedures</text:p>
            <text:p/>
          </table:table-cell>
          <table:table-cell/>
          <table:table-cell office:value-type="string">
            <text:p>1. Login to the Channels. </text:p>
            <text:p>2. Enter URL “http://192.168.4.128:8080/rest/isp/plan/Storm_Disaster_Manegement/procedures</text:p>
            <text:p>”</text:p>
          </table:table-cell>
          <table:table-cell/>
          <table:table-cell office:value-type="string">
            <text:p>Verify that page with issues opens</text:p>
          </table:table-cell>
          <table:table-cell/>
          <table:table-cell office:value-type="string">
            <text:p>FAIL</text:p>
          </table:table-cell>
          <table:table-cell table:number-columns-repeated="1015"/>
        </table:table-row>
        <table:table-row table:style-name="ro146">
          <table:table-cell office:value-type="string">
            <text:p>Agents ID</text:p>
          </table:table-cell>
          <table:table-cell/>
          <table:table-cell office:value-type="string">
            <text:p>http://192.168.4.128:8080/rest/isp/plan/Storm_Disaster_Manegement/procedures/agent/53</text:p>
          </table:table-cell>
          <table:table-cell/>
          <table:table-cell office:value-type="string">
            <text:p>1. Login to the Channels.</text:p>
            <text:p>2. Enter URL “http://192.168.4.128:8080/rest/isp/plan/Storm_Disaster_Manegement/procedures/agent/53”</text:p>
          </table:table-cell>
          <table:table-cell/>
          <table:table-cell office:value-type="string">
            <text:p>Verify that page with agent details opens</text:p>
          </table:table-cell>
          <table:table-cell/>
          <table:table-cell office:value-type="string">
            <text:p>FAIL</text:p>
          </table:table-cell>
          <table:table-cell table:number-columns-repeated="1015"/>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0">01/10/2012</text:date>, <text:time>12:02:3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10T12:02:34.48</dc:date>
    <meta:editing-cycles>3109</meta:editing-cycles>
    <meta:editing-duration>PT260H16M57S</meta:editing-duration>
    <meta:document-statistic meta:table-count="19" meta:cell-count="9713" meta:object-count="0"/>
  </office:meta>
</office:document-meta>
</file>